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apple-system1" svg:font-family="apple-system, BlinkMacSystemFont, 'Segoe UI', Roboto, Oxygen-Sans, Ubuntu, Cantarell, 'Helvetica Neue', sans-serif"/>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NLI-Dataset" style:family="table">
      <style:table-properties style:width="6.925in" table:align="margins"/>
    </style:style>
    <style:style style:name="NLI-Dataset.A" style:family="table-column">
      <style:table-column-properties style:column-width="1.8757in" style:rel-column-width="2701*"/>
    </style:style>
    <style:style style:name="NLI-Dataset.B" style:family="table-column">
      <style:table-column-properties style:column-width="2.3764in" style:rel-column-width="3422*"/>
    </style:style>
    <style:style style:name="NLI-Dataset.C" style:family="table-column">
      <style:table-column-properties style:column-width="2.6729in" style:rel-column-width="3849*"/>
    </style:style>
    <style:style style:name="NLI-Dataset.A1" style:family="table-cell">
      <style:table-cell-properties fo:padding="0.0382in" fo:border-left="0.05pt solid #000000" fo:border-right="none" fo:border-top="0.05pt solid #000000" fo:border-bottom="0.05pt solid #000000"/>
    </style:style>
    <style:style style:name="NLI-Dataset.C1" style:family="table-cell">
      <style:table-cell-properties fo:padding="0.0382in" fo:border="0.05pt solid #000000"/>
    </style:style>
    <style:style style:name="NLI-Dataset.A2" style:family="table-cell">
      <style:table-cell-properties style:vertical-align="middle" fo:padding="0.0382in" fo:border-left="0.05pt solid #000000" fo:border-right="none" fo:border-top="none" fo:border-bottom="0.05pt solid #000000"/>
    </style:style>
    <style:style style:name="NLI-Dataset.B2" style:family="table-cell">
      <style:table-cell-properties fo:padding="0.0382in" fo:border-left="0.05pt solid #000000" fo:border-right="none" fo:border-top="none" fo:border-bottom="0.05pt solid #000000"/>
    </style:style>
    <style:style style:name="NLI-Dataset.C2" style:family="table-cell">
      <style:table-cell-properties fo:padding="0.0382in" fo:border-left="0.05pt solid #000000" fo:border-right="0.05pt solid #000000" fo:border-top="none" fo:border-bottom="0.05pt solid #000000"/>
    </style:style>
    <style:style style:name="NLI-Dataset.A3" style:family="table-cell">
      <style:table-cell-properties fo:padding="0.0382in" fo:border-left="0.05pt solid #000000" fo:border-right="none" fo:border-top="none" fo:border-bottom="0.05pt solid #000000"/>
    </style:style>
    <style:style style:name="NLI-Dataset.B3" style:family="table-cell">
      <style:table-cell-properties fo:padding="0.0382in" fo:border-left="0.05pt solid #000000" fo:border-right="none" fo:border-top="none" fo:border-bottom="0.05pt solid #000000"/>
    </style:style>
    <style:style style:name="NLI-Dataset.C3" style:family="table-cell">
      <style:table-cell-properties fo:padding="0.0382in" fo:border-left="0.05pt solid #000000" fo:border-right="0.05pt solid #000000" fo:border-top="none" fo:border-bottom="0.05pt solid #000000"/>
    </style:style>
    <style:style style:name="NLI-Dataset.A4" style:family="table-cell">
      <style:table-cell-properties fo:padding="0.0382in" fo:border-left="0.05pt solid #000000" fo:border-right="none" fo:border-top="none" fo:border-bottom="0.05pt solid #000000"/>
    </style:style>
    <style:style style:name="NLI-Dataset.B4" style:family="table-cell">
      <style:table-cell-properties fo:padding="0.0382in" fo:border-left="0.05pt solid #000000" fo:border-right="none" fo:border-top="none" fo:border-bottom="0.05pt solid #000000"/>
    </style:style>
    <style:style style:name="NLI-Dataset.C4" style:family="table-cell">
      <style:table-cell-properties fo:padding="0.0382in" fo:border-left="0.05pt solid #000000" fo:border-right="0.05pt solid #000000" fo:border-top="none" fo:border-bottom="0.05pt solid #000000"/>
    </style:style>
    <style:style style:name="NLI-Dataset.A5" style:family="table-cell">
      <style:table-cell-properties fo:padding="0.0382in" fo:border-left="0.05pt solid #000000" fo:border-right="none" fo:border-top="none" fo:border-bottom="0.05pt solid #000000"/>
    </style:style>
    <style:style style:name="NLI-Dataset.B5" style:family="table-cell">
      <style:table-cell-properties fo:padding="0.0382in" fo:border-left="0.05pt solid #000000" fo:border-right="none" fo:border-top="none" fo:border-bottom="0.05pt solid #000000"/>
    </style:style>
    <style:style style:name="NLI-Dataset.C5" style:family="table-cell">
      <style:table-cell-properties fo:padding="0.0382in" fo:border-left="0.05pt solid #000000" fo:border-right="0.05pt solid #000000" fo:border-top="none" fo:border-bottom="0.05pt solid #000000"/>
    </style:style>
    <style:style style:name="NLI-Dataset.A6" style:family="table-cell">
      <style:table-cell-properties fo:padding="0.0382in" fo:border-left="0.05pt solid #000000" fo:border-right="none" fo:border-top="none" fo:border-bottom="0.05pt solid #000000"/>
    </style:style>
    <style:style style:name="NLI-Dataset.B6" style:family="table-cell">
      <style:table-cell-properties fo:padding="0.0382in" fo:border-left="0.05pt solid #000000" fo:border-right="none" fo:border-top="none" fo:border-bottom="0.05pt solid #000000"/>
    </style:style>
    <style:style style:name="NLI-Dataset.C6" style:family="table-cell">
      <style:table-cell-properties fo:padding="0.0382in" fo:border-left="0.05pt solid #000000" fo:border-right="0.05pt solid #000000" fo:border-top="none" fo:border-bottom="0.05pt solid #000000"/>
    </style:style>
    <style:style style:name="NLI-Dataset.A7" style:family="table-cell">
      <style:table-cell-properties fo:padding="0.0382in" fo:border-left="0.05pt solid #000000" fo:border-right="none" fo:border-top="none" fo:border-bottom="0.05pt solid #000000"/>
    </style:style>
    <style:style style:name="NLI-Dataset.B7" style:family="table-cell">
      <style:table-cell-properties fo:padding="0.0382in" fo:border-left="0.05pt solid #000000" fo:border-right="none" fo:border-top="none" fo:border-bottom="0.05pt solid #000000"/>
    </style:style>
    <style:style style:name="NLI-Dataset.C7" style:family="table-cell">
      <style:table-cell-properties fo:padding="0.0382in" fo:border-left="0.05pt solid #000000" fo:border-right="0.05pt solid #000000" fo:border-top="none" fo:border-bottom="0.05pt solid #000000"/>
    </style:style>
    <style:style style:name="NLI-Dataset.A8" style:family="table-cell">
      <style:table-cell-properties fo:padding="0.0382in" fo:border-left="0.05pt solid #000000" fo:border-right="none" fo:border-top="none" fo:border-bottom="0.05pt solid #000000"/>
    </style:style>
    <style:style style:name="NLI-Dataset.B8" style:family="table-cell">
      <style:table-cell-properties fo:padding="0.0382in" fo:border-left="0.05pt solid #000000" fo:border-right="none" fo:border-top="none" fo:border-bottom="0.05pt solid #000000"/>
    </style:style>
    <style:style style:name="NLI-Dataset.C8" style:family="table-cell">
      <style:table-cell-properties fo:padding="0.0382in" fo:border-left="0.05pt solid #000000" fo:border-right="0.05pt solid #000000" fo:border-top="none" fo:border-bottom="0.05pt solid #000000"/>
    </style:style>
    <style:style style:name="NLI-Dataset.A9" style:family="table-cell">
      <style:table-cell-properties fo:padding="0.0382in" fo:border-left="0.05pt solid #000000" fo:border-right="none" fo:border-top="none" fo:border-bottom="0.05pt solid #000000"/>
    </style:style>
    <style:style style:name="NLI-Dataset.B9" style:family="table-cell">
      <style:table-cell-properties fo:padding="0.0382in" fo:border-left="0.05pt solid #000000" fo:border-right="none" fo:border-top="none" fo:border-bottom="0.05pt solid #000000"/>
    </style:style>
    <style:style style:name="NLI-Dataset.C9" style:family="table-cell">
      <style:table-cell-properties fo:padding="0.0382in" fo:border-left="0.05pt solid #000000" fo:border-right="0.05pt solid #000000" fo:border-top="none" fo:border-bottom="0.05pt solid #000000"/>
    </style:style>
    <style:style style:name="NLI-Dataset.B10" style:family="table-cell">
      <style:table-cell-properties fo:padding="0.0382in" fo:border-left="0.05pt solid #000000" fo:border-right="none" fo:border-top="none" fo:border-bottom="0.05pt solid #000000"/>
    </style:style>
    <style:style style:name="NLI-Dataset.C10" style:family="table-cell">
      <style:table-cell-properties fo:padding="0.0382in" fo:border-left="0.05pt solid #000000" fo:border-right="0.05pt solid #000000" fo:border-top="none" fo:border-bottom="0.05pt solid #000000"/>
    </style:style>
    <style:style style:name="NLI-Dataset.A11" style:family="table-cell">
      <style:table-cell-properties fo:padding="0.0382in" fo:border-left="0.05pt solid #000000" fo:border-right="none" fo:border-top="none" fo:border-bottom="0.05pt solid #000000"/>
    </style:style>
    <style:style style:name="NLI-Dataset.B11" style:family="table-cell">
      <style:table-cell-properties fo:padding="0.0382in" fo:border-left="0.05pt solid #000000" fo:border-right="none" fo:border-top="none" fo:border-bottom="0.05pt solid #000000"/>
    </style:style>
    <style:style style:name="NLI-Dataset.C11" style:family="table-cell">
      <style:table-cell-properties fo:padding="0.0382in" fo:border-left="0.05pt solid #000000" fo:border-right="0.05pt solid #000000" fo:border-top="none" fo:border-bottom="0.05pt solid #000000"/>
    </style:style>
    <style:style style:name="NLI-Dataset.A12" style:family="table-cell">
      <style:table-cell-properties fo:padding="0.0382in" fo:border-left="0.05pt solid #000000" fo:border-right="none" fo:border-top="none" fo:border-bottom="0.05pt solid #000000"/>
    </style:style>
    <style:style style:name="NLI-Dataset.B12" style:family="table-cell">
      <style:table-cell-properties fo:padding="0.0382in" fo:border-left="0.05pt solid #000000" fo:border-right="none" fo:border-top="none" fo:border-bottom="0.05pt solid #000000"/>
    </style:style>
    <style:style style:name="NLI-Dataset.C12" style:family="table-cell">
      <style:table-cell-properties fo:padding="0.0382in" fo:border-left="0.05pt solid #000000" fo:border-right="0.05pt solid #000000" fo:border-top="none" fo:border-bottom="0.05pt solid #000000"/>
    </style:style>
    <style:style style:name="Table1" style:family="table">
      <style:table-properties style:width="3.9847in" fo:margin-left="2.9424in" fo:margin-top="0in" fo:margin-bottom="0in" table:align="left" style:writing-mode="lr-tb"/>
    </style:style>
    <style:style style:name="Table1.A" style:family="table-column">
      <style:table-column-properties style:column-width="1.3083in"/>
    </style:style>
    <style:style style:name="Table1.B" style:family="table-column">
      <style:table-column-properties style:column-width="1.8861in"/>
    </style:style>
    <style:style style:name="Table1.C" style:family="table-column">
      <style:table-column-properties style:column-width="0.7903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text-properties officeooo:rsid="00026a3a" officeooo:paragraph-rsid="00026a3a"/>
    </style:style>
    <style:style style:name="P2" style:family="paragraph" style:parent-style-name="Standard">
      <style:text-properties officeooo:rsid="000544e5" officeooo:paragraph-rsid="000544e5"/>
    </style:style>
    <style:style style:name="P3" style:family="paragraph" style:parent-style-name="Standard">
      <style:text-properties officeooo:rsid="0009c568" officeooo:paragraph-rsid="0009c568"/>
    </style:style>
    <style:style style:name="P4" style:family="paragraph" style:parent-style-name="Standard">
      <style:text-properties officeooo:rsid="0013a1c6" officeooo:paragraph-rsid="0013a1c6"/>
    </style:style>
    <style:style style:name="P5" style:family="paragraph" style:parent-style-name="Standard">
      <style:text-properties officeooo:rsid="0020b91e" officeooo:paragraph-rsid="00215762"/>
    </style:style>
    <style:style style:name="P6" style:family="paragraph" style:parent-style-name="Standard">
      <style:text-properties officeooo:rsid="0020b91e" officeooo:paragraph-rsid="00262e43"/>
    </style:style>
    <style:style style:name="P7" style:family="paragraph" style:parent-style-name="Footnote">
      <style:text-properties officeooo:paragraph-rsid="00195ce5"/>
    </style:style>
    <style:style style:name="P8" style:family="paragraph" style:parent-style-name="Footnote">
      <style:text-properties officeooo:rsid="001aaf1c" officeooo:paragraph-rsid="001aaf1c"/>
    </style:style>
    <style:style style:name="P9" style:family="paragraph" style:parent-style-name="Footnote">
      <style:text-properties officeooo:rsid="00229e69" officeooo:paragraph-rsid="00229e69"/>
    </style:style>
    <style:style style:name="P10" style:family="paragraph" style:parent-style-name="Footnote">
      <style:text-properties officeooo:rsid="0025d77d" officeooo:paragraph-rsid="0025d77d"/>
    </style:style>
    <style:style style:name="P11" style:family="paragraph" style:parent-style-name="Endnote">
      <style:text-properties officeooo:rsid="000c55f8" officeooo:paragraph-rsid="000c55f8"/>
    </style:style>
    <style:style style:name="P12" style:family="paragraph" style:parent-style-name="Endnote">
      <style:text-properties officeooo:rsid="000c55f8" officeooo:paragraph-rsid="000f2dc8"/>
    </style:style>
    <style:style style:name="P13" style:family="paragraph" style:parent-style-name="Endnote">
      <style:text-properties officeooo:rsid="000c55f8" officeooo:paragraph-rsid="000f48a9"/>
    </style:style>
    <style:style style:name="P14" style:family="paragraph" style:parent-style-name="Endnote">
      <style:text-properties officeooo:rsid="000f48a9" officeooo:paragraph-rsid="000f48a9"/>
    </style:style>
    <style:style style:name="P15" style:family="paragraph" style:parent-style-name="Table_20_Contents">
      <style:text-properties officeooo:rsid="00366bf3" officeooo:paragraph-rsid="00366bf3"/>
    </style:style>
    <style:style style:name="P16" style:family="paragraph" style:parent-style-name="Table_20_Contents">
      <style:paragraph-properties fo:text-align="center" style:justify-single-word="false"/>
      <style:text-properties officeooo:rsid="00366bf3" officeooo:paragraph-rsid="00366bf3"/>
    </style:style>
    <style:style style:name="P17" style:family="paragraph" style:parent-style-name="Table_20_Contents">
      <style:text-properties officeooo:rsid="00380326" officeooo:paragraph-rsid="00380326"/>
    </style:style>
    <style:style style:name="P18" style:family="paragraph" style:parent-style-name="Table_20_Contents">
      <style:paragraph-properties fo:text-align="center" style:justify-single-word="false"/>
    </style:style>
    <style:style style:name="P19" style:family="paragraph" style:parent-style-name="Standard">
      <style:text-properties officeooo:rsid="0020b91e" officeooo:paragraph-rsid="002b72a8"/>
    </style:style>
    <style:style style:name="P20" style:family="paragraph" style:parent-style-name="Standard">
      <style:text-properties officeooo:rsid="00380326" officeooo:paragraph-rsid="00380326"/>
    </style:style>
    <style:style style:name="P21" style:family="paragraph" style:parent-style-name="Standard">
      <style:text-properties officeooo:rsid="00026a3a" officeooo:paragraph-rsid="00026a3a"/>
    </style:style>
    <style:style style:name="P22" style:family="paragraph" style:parent-style-name="Standard">
      <style:paragraph-properties fo:text-align="center" style:justify-single-word="false"/>
      <style:text-properties officeooo:rsid="00026a3a" officeooo:paragraph-rsid="00026a3a"/>
    </style:style>
    <style:style style:name="P23" style:family="paragraph" style:parent-style-name="Standard">
      <style:text-properties officeooo:rsid="00026a3a" officeooo:paragraph-rsid="0056c028"/>
    </style:style>
    <style:style style:name="P24" style:family="paragraph" style:parent-style-name="Standard">
      <style:text-properties officeooo:rsid="00026a3a" officeooo:paragraph-rsid="007009d8"/>
    </style:style>
    <style:style style:name="P25" style:family="paragraph" style:parent-style-name="Standard">
      <style:text-properties officeooo:rsid="00422aca" officeooo:paragraph-rsid="00422aca"/>
    </style:style>
    <style:style style:name="P26" style:family="paragraph" style:parent-style-name="Standard">
      <style:text-properties officeooo:rsid="00422aca" officeooo:paragraph-rsid="00472b04"/>
    </style:style>
    <style:style style:name="P27" style:family="paragraph" style:parent-style-name="Standard">
      <style:text-properties officeooo:rsid="00422aca" officeooo:paragraph-rsid="004cc91a"/>
    </style:style>
    <style:style style:name="P28" style:family="paragraph" style:parent-style-name="Standard">
      <style:text-properties fo:color="#a6a6a6" fo:font-size="14pt" officeooo:paragraph-rsid="007009d8" style:font-size-asian="14pt" style:font-size-complex="16pt"/>
    </style:style>
    <style:style style:name="P29" style:family="paragraph" style:parent-style-name="Standard">
      <style:paragraph-properties fo:text-align="end" style:justify-single-word="false"/>
      <style:text-properties officeooo:paragraph-rsid="007009d8"/>
    </style:style>
    <style:style style:name="P30" style:family="paragraph" style:parent-style-name="Standard">
      <style:paragraph-properties fo:text-align="center" style:justify-single-word="false"/>
      <style:text-properties officeooo:paragraph-rsid="007009d8"/>
    </style:style>
    <style:style style:name="P31" style:family="paragraph" style:parent-style-name="Standard">
      <style:text-properties officeooo:paragraph-rsid="007009d8"/>
    </style:style>
    <style:style style:name="P32" style:family="paragraph" style:parent-style-name="Endnote">
      <style:text-properties officeooo:rsid="004e8ffd" officeooo:paragraph-rsid="004e8ffd"/>
    </style:style>
    <style:style style:name="P33" style:family="paragraph" style:parent-style-name="Text_20_body">
      <style:text-properties officeooo:rsid="00026a3a" officeooo:paragraph-rsid="005cb7b9"/>
    </style:style>
    <style:style style:name="P34" style:family="paragraph" style:parent-style-name="Text_20_body">
      <style:text-properties officeooo:rsid="005cb7b9" officeooo:paragraph-rsid="005cb7b9"/>
    </style:style>
    <style:style style:name="P35" style:family="paragraph" style:parent-style-name="Text_20_body">
      <style:text-properties officeooo:paragraph-rsid="005e7806"/>
    </style:style>
    <style:style style:name="P36" style:family="paragraph" style:parent-style-name="Text_20_body" style:list-style-name=""/>
    <style:style style:name="P37" style:family="paragraph" style:parent-style-name="Text_20_body" style:list-style-name="">
      <style:text-properties officeooo:rsid="00647a8e" officeooo:paragraph-rsid="00647a8e"/>
    </style:style>
    <style:style style:name="P38" style:family="paragraph" style:parent-style-name="Text_20_body">
      <style:text-properties officeooo:paragraph-rsid="0069cddb"/>
    </style:style>
    <style:style style:name="P39" style:family="paragraph" style:parent-style-name="Text_20_body">
      <style:text-properties style:font-name="Liberation Sans" fo:font-size="16pt" fo:font-weight="bold" officeooo:rsid="006d6858" officeooo:paragraph-rsid="006d6858" style:font-size-asian="16pt" style:font-weight-asian="bold" style:font-size-complex="16pt" style:font-weight-complex="bold"/>
    </style:style>
    <style:style style:name="P40" style:family="paragraph" style:parent-style-name="Text_20_body">
      <style:text-properties style:font-name="Liberation Sans" fo:font-size="16pt" fo:font-weight="bold" officeooo:paragraph-rsid="006f6493" style:font-size-asian="16pt" style:font-weight-asian="bold" style:font-size-complex="16pt" style:font-weight-complex="bold"/>
    </style:style>
    <style:style style:name="P41" style:family="paragraph" style:parent-style-name="Text_20_body">
      <style:text-properties officeooo:paragraph-rsid="006df97f"/>
    </style:style>
    <style:style style:name="P42" style:family="paragraph" style:parent-style-name="Text_20_body">
      <style:paragraph-properties fo:break-before="page"/>
    </style:style>
    <style:style style:name="P43" style:family="paragraph" style:parent-style-name="Text_20_body">
      <style:paragraph-properties fo:break-before="page"/>
      <style:text-properties style:font-name="Liberation Sans" fo:font-size="16.1000003814697pt" fo:font-weight="bold" style:font-size-asian="16.1000003814697pt" style:font-weight-asian="bold" style:font-size-complex="16.1000003814697pt" style:font-weight-complex="bold"/>
    </style:style>
    <style:style style:name="P44" style:family="paragraph" style:parent-style-name="Text_20_body">
      <style:paragraph-properties fo:break-before="page"/>
      <style:text-properties style:font-name="Liberation Sans" fo:font-size="16pt" fo:font-weight="bold" style:font-size-asian="16pt" style:font-weight-asian="bold" style:font-size-complex="16pt" style:font-weight-complex="bold"/>
    </style:style>
    <style:style style:name="P45" style:family="paragraph" style:parent-style-name="Text_20_body">
      <style:paragraph-properties fo:break-before="page"/>
      <style:text-properties style:font-name="Liberation Sans" fo:font-size="16pt" fo:font-weight="bold" officeooo:paragraph-rsid="006f6493" style:font-size-asian="16pt" style:font-weight-asian="bold" style:font-size-complex="16pt" style:font-weight-complex="bold"/>
    </style:style>
    <style:style style:name="P46" style:family="paragraph" style:parent-style-name="Text_20_body">
      <style:paragraph-properties fo:break-before="page"/>
      <style:text-properties officeooo:paragraph-rsid="0069cddb"/>
    </style:style>
    <style:style style:name="P47" style:family="paragraph" style:parent-style-name="Text_20_body">
      <style:paragraph-properties fo:break-before="page"/>
      <style:text-properties officeooo:paragraph-rsid="006f6493"/>
    </style:style>
    <style:style style:name="P48" style:family="paragraph" style:parent-style-name="Footnote">
      <style:text-properties officeooo:paragraph-rsid="002ebb8e"/>
    </style:style>
    <style:style style:name="P49" style:family="paragraph" style:parent-style-name="Footnote">
      <style:text-properties officeooo:rsid="003fccfa" officeooo:paragraph-rsid="003fccfa"/>
    </style:style>
    <style:style style:name="P50" style:family="paragraph" style:parent-style-name="Footnote">
      <style:text-properties officeooo:rsid="0049049a" officeooo:paragraph-rsid="0049049a"/>
    </style:style>
    <style:style style:name="P51" style:family="paragraph" style:parent-style-name="Footnote">
      <style:text-properties officeooo:rsid="005880f3" officeooo:paragraph-rsid="005880f3"/>
    </style:style>
    <style:style style:name="P52" style:family="paragraph" style:parent-style-name="Contents_20_2">
      <style:paragraph-properties>
        <style:tab-stops>
          <style:tab-stop style:position="6.7283in" style:type="right" style:leader-style="dotted" style:leader-text="."/>
        </style:tab-stops>
      </style:paragraph-properties>
    </style:style>
    <style:style style:name="P53" style:family="paragraph" style:parent-style-name="Heading_20_2">
      <style:text-properties officeooo:rsid="00026a3a" officeooo:paragraph-rsid="005cb7b9"/>
    </style:style>
    <style:style style:name="P54" style:family="paragraph" style:parent-style-name="Heading_20_2" style:list-style-name=""/>
    <style:style style:name="P55" style:family="paragraph" style:parent-style-name="Heading_20_2" style:list-style-name="">
      <style:text-properties officeooo:paragraph-rsid="005cb7b9"/>
    </style:style>
    <style:style style:name="P56" style:family="paragraph" style:parent-style-name="Heading_20_2" style:list-style-name="">
      <style:text-properties officeooo:paragraph-rsid="005e7806"/>
    </style:style>
    <style:style style:name="P57" style:family="paragraph" style:parent-style-name="Heading_20_2" style:list-style-name="">
      <style:text-properties officeooo:paragraph-rsid="006df97f"/>
    </style:style>
    <style:style style:name="P58" style:family="paragraph" style:parent-style-name="Heading_20_2">
      <style:paragraph-properties fo:break-before="page"/>
    </style:style>
    <style:style style:name="P59" style:family="paragraph" style:parent-style-name="Heading_20_2">
      <style:paragraph-properties fo:break-before="page"/>
      <style:text-properties officeooo:paragraph-rsid="005cb7b9"/>
    </style:style>
    <style:style style:name="P60" style:family="paragraph" style:parent-style-name="Heading_20_2">
      <style:paragraph-properties fo:break-before="page"/>
      <style:text-properties officeooo:paragraph-rsid="005e7806"/>
    </style:style>
    <style:style style:name="P61" style:family="paragraph" style:parent-style-name="Heading_20_2">
      <style:paragraph-properties fo:break-before="page"/>
      <style:text-properties officeooo:paragraph-rsid="006df97f"/>
    </style:style>
    <style:style style:name="P62" style:family="paragraph" style:parent-style-name="Contents_20_Heading">
      <style:paragraph-properties fo:break-before="page"/>
    </style:style>
    <style:style style:name="P63" style:family="paragraph" style:parent-style-name="Heading_20_1">
      <style:text-properties officeooo:paragraph-rsid="007009d8"/>
    </style:style>
    <style:style style:name="P64" style:family="paragraph" style:parent-style-name="Contents_20_1">
      <style:paragraph-properties>
        <style:tab-stops>
          <style:tab-stop style:position="6.9252in" style:type="right" style:leader-style="dotted" style:leader-text="."/>
        </style:tab-stops>
      </style:paragraph-properties>
    </style:style>
    <style:style style:name="P65" style:family="paragraph">
      <loext:graphic-properties draw:fill="none" draw:fill-color="#ffffff"/>
    </style:style>
    <style:style style:name="P66" style:family="paragraph">
      <loext:graphic-properties draw:fill="none" draw:fill-color="#ffffff"/>
      <style:text-properties fo:font-size="12pt"/>
    </style:style>
    <style:style style:name="P67" style:family="paragraph">
      <style:text-properties fo:font-size="10.5pt" style:font-size-asian="10.5pt" style:font-size-complex="10.5pt"/>
    </style:style>
    <style:style style:name="P68" style:family="paragraph">
      <loext:graphic-properties draw:fill="none" draw:fill-color="#ffffff"/>
      <style:text-properties fo:font-size="10.5pt" style:font-size-asian="10.5pt" style:font-size-complex="10.5pt"/>
    </style:style>
    <style:style style:name="T1" style:family="text">
      <style:text-properties officeooo:rsid="00042be8"/>
    </style:style>
    <style:style style:name="T2" style:family="text">
      <style:text-properties officeooo:rsid="0005e390"/>
    </style:style>
    <style:style style:name="T3" style:family="text">
      <style:text-properties officeooo:rsid="000c55f8"/>
    </style:style>
    <style:style style:name="T4" style:family="text">
      <style:text-properties officeooo:rsid="000db85b"/>
    </style:style>
    <style:style style:name="T5" style:family="text">
      <style:text-properties officeooo:rsid="000f48a9"/>
    </style:style>
    <style:style style:name="T6" style:family="text">
      <style:text-properties officeooo:rsid="0017ddf1"/>
    </style:style>
    <style:style style:name="T7" style:family="text">
      <style:text-properties officeooo:rsid="00195ce5"/>
    </style:style>
    <style:style style:name="T8" style:family="text">
      <style:text-properties officeooo:rsid="001b32b3"/>
    </style:style>
    <style:style style:name="T9" style:family="text">
      <style:text-properties officeooo:rsid="0020b91e"/>
    </style:style>
    <style:style style:name="T10" style:family="text">
      <style:text-properties officeooo:rsid="0021a39f"/>
    </style:style>
    <style:style style:name="T11" style:family="text">
      <style:text-properties officeooo:rsid="00262e43"/>
    </style:style>
    <style:style style:name="T12" style:family="text">
      <style:text-properties officeooo:rsid="0028e5ae"/>
    </style:style>
    <style:style style:name="T13" style:family="text">
      <style:text-properties officeooo:rsid="00291e01"/>
    </style:style>
    <style:style style:name="T14" style:family="text">
      <style:text-properties officeooo:rsid="002b72a8"/>
    </style:style>
    <style:style style:name="T15" style:family="text">
      <style:text-properties officeooo:rsid="00229e69"/>
    </style:style>
    <style:style style:name="T16" style:family="text">
      <style:text-properties officeooo:rsid="002ebb8e"/>
    </style:style>
    <style:style style:name="T17" style:family="text">
      <style:text-properties officeooo:rsid="00366bf3"/>
    </style:style>
    <style:style style:name="T18" style:family="text">
      <style:text-properties officeooo:rsid="003887d3"/>
    </style:style>
    <style:style style:name="T19" style:family="text">
      <style:text-properties officeooo:rsid="003c1684"/>
    </style:style>
    <style:style style:name="T20" style:family="text">
      <style:text-properties officeooo:rsid="003fccfa"/>
    </style:style>
    <style:style style:name="T21" style:family="text">
      <style:text-properties officeooo:rsid="00433e53"/>
    </style:style>
    <style:style style:name="T22" style:family="text">
      <style:text-properties officeooo:rsid="00489031"/>
    </style:style>
    <style:style style:name="T23" style:family="text">
      <style:text-properties officeooo:rsid="0049049a"/>
    </style:style>
    <style:style style:name="T24" style:family="text">
      <style:text-properties officeooo:rsid="0049a0df"/>
    </style:style>
    <style:style style:name="T25" style:family="text">
      <style:text-properties fo:font-style="normal" style:font-style-asian="normal" style:font-style-complex="normal"/>
    </style:style>
    <style:style style:name="T26" style:family="text">
      <style:text-properties fo:font-style="italic" style:font-style-asian="italic" style:font-style-complex="italic"/>
    </style:style>
    <style:style style:name="T27" style:family="text">
      <style:text-properties officeooo:rsid="00569b7e"/>
    </style:style>
    <style:style style:name="T28" style:family="text">
      <style:text-properties officeooo:rsid="005cb7b9"/>
    </style:style>
    <style:style style:name="T29" style:family="text">
      <style:text-properties officeooo:rsid="005e7806"/>
    </style:style>
    <style:style style:name="T30" style:family="text">
      <style:text-properties style:font-name="Liberation Sans" fo:font-size="16pt" fo:font-weight="bold" style:font-size-asian="16pt" style:font-weight-asian="bold" style:font-size-complex="16pt" style:font-weight-complex="bold"/>
    </style:style>
    <style:style style:name="T31" style:family="text">
      <style:text-properties style:font-name="Liberation Sans" fo:font-size="16pt" fo:font-weight="bold" officeooo:rsid="0069cddb" style:font-size-asian="16pt" style:font-weight-asian="bold" style:font-size-complex="16pt" style:font-weight-complex="bold"/>
    </style:style>
    <style:style style:name="T32" style:family="text">
      <style:text-properties style:font-name="Liberation Sans" fo:font-size="16pt" fo:font-weight="bold" officeooo:rsid="006df97f" style:font-size-asian="16pt" style:font-weight-asian="bold" style:font-size-complex="16pt" style:font-weight-complex="bold"/>
    </style:style>
    <style:style style:name="T33" style:family="text">
      <style:text-properties officeooo:rsid="006df97f"/>
    </style:style>
    <style:style style:name="T34" style:family="text">
      <style:text-properties fo:color="#a6a6a6"/>
    </style:style>
    <style:style style:name="T35" style:family="text">
      <style:text-properties fo:color="#a6a6a6" fo:font-size="12pt" style:font-size-asian="12pt" style:font-size-complex="14pt"/>
    </style:style>
    <style:style style:name="T36" style:family="text">
      <style:text-properties fo:color="#a6a6a6" fo:font-size="12pt" officeooo:rsid="007009d8" style:font-size-asian="12pt" style:font-size-complex="14pt"/>
    </style:style>
    <style:style style:name="T37" style:family="text">
      <style:text-properties officeooo:rsid="007009d8"/>
    </style:style>
    <style:style style:name="T38" style:family="text">
      <style:text-properties fo:color="#008000"/>
    </style:style>
    <style:style style:name="T39" style:family="text">
      <style:text-properties fo:color="#000000"/>
    </style:style>
    <style:style style:name="T40" style:family="text">
      <style:text-properties fo:color="#0000ff"/>
    </style:style>
    <style:style style:name="T41" style:family="text">
      <style:text-properties fo:color="#666666"/>
    </style:style>
    <style:style style:name="T42" style:family="text">
      <style:text-properties fo:color="#ba2121"/>
    </style:style>
    <style:style style:name="T43" style:family="text">
      <style:text-properties fo:color="#408080"/>
    </style:style>
    <style:style style:name="T44" style:family="text">
      <style:text-properties fo:color="#aa22ff"/>
    </style:style>
    <style:style style:name="T45" style:family="text">
      <style:text-properties fo:color="#bb6622"/>
    </style:style>
    <style:style style:name="T46" style:family="text">
      <style:text-properties fo:color="#d2413a"/>
    </style:style>
    <style:style style:name="T47" style:family="text">
      <style:text-properties fo:color="#008000" fo:font-size="12pt"/>
    </style:style>
    <style:style style:name="T48" style:family="text">
      <style:text-properties fo:color="#000000" fo:font-size="12pt"/>
    </style:style>
    <style:style style:name="T49" style:family="text">
      <style:text-properties fo:color="#0000ff" fo:font-size="12pt"/>
    </style:style>
    <style:style style:name="T50" style:family="text">
      <style:text-properties fo:color="#666666" fo:font-size="12pt"/>
    </style:style>
    <style:style style:name="T51" style:family="text">
      <style:text-properties fo:color="#ba2121" fo:font-size="12pt"/>
    </style:style>
    <style:style style:name="T52" style:family="text">
      <style:text-properties fo:color="#d2413a" fo:font-size="12pt"/>
    </style:style>
    <style:style style:name="T53" style:family="text">
      <style:text-properties fo:color="#aa22ff" fo:font-size="12pt"/>
    </style:style>
    <style:style style:name="T54" style:family="text">
      <style:text-properties fo:color="#bb6622" fo:font-size="12pt"/>
    </style:style>
    <style:style style:name="T55" style:family="text">
      <style:text-properties fo:color="#bb6688"/>
    </style:style>
    <style:style style:name="T56" style:family="text">
      <style:text-properties fo:color="#19177c"/>
    </style:style>
    <style:style style:name="T57" style:family="text">
      <style:text-properties fo:color="#008000" fo:font-size="10.5pt" style:font-size-asian="10.5pt" style:font-size-complex="10.5pt"/>
    </style:style>
    <style:style style:name="T58" style:family="text">
      <style:text-properties fo:color="#000000" fo:font-size="10.5pt" style:font-size-asian="10.5pt" style:font-size-complex="10.5pt"/>
    </style:style>
    <style:style style:name="T59" style:family="text">
      <style:text-properties fo:color="#0000ff" fo:font-size="10.5pt" style:font-size-asian="10.5pt" style:font-size-complex="10.5pt"/>
    </style:style>
    <style:style style:name="T60" style:family="text">
      <style:text-properties fo:color="#666666" fo:font-size="10.5pt" style:font-size-asian="10.5pt" style:font-size-complex="10.5pt"/>
    </style:style>
    <style:style style:name="T61" style:family="text">
      <style:text-properties fo:color="#408080" fo:font-size="10.5pt" style:font-size-asian="10.5pt" style:font-size-complex="10.5pt"/>
    </style:style>
    <style:style style:name="T62" style:family="text">
      <style:text-properties fo:color="#aa22ff" fo:font-size="10.5pt" style:font-size-asian="10.5pt" style:font-size-complex="10.5pt"/>
    </style:style>
    <style:style style:name="T63" style:family="text">
      <style:text-properties fo:color="#ba2121" fo:font-size="10.5pt" style:font-size-asian="10.5pt" style:font-size-complex="10.5pt"/>
    </style:style>
    <style:style style:name="T64" style:family="text">
      <style:text-properties fo:color="#7d9029"/>
    </style:style>
    <style:style style:name="T65" style:family="text">
      <style:text-properties fo:color="#7d9029" fo:font-size="10.5pt" style:font-size-asian="10.5pt" style:font-size-complex="10.5pt"/>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9.0181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5.3543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3.5846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3.4543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5.7866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8.939in"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8.998in"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9.1252in"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9.0984in"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9.0402in" style:run-through="foreground" style:wrap="run-through" style:number-wrapped-paragraphs="no-limit" style:vertical-pos="from-top" style:vertical-rel="paragraph" style:horizontal-pos="from-left" style:horizontal-rel="paragraph"/>
    </style:style>
    <style:style style:name="gr11" style:family="graphic">
      <style:graphic-properties draw:stroke="dash" draw:stroke-dash="Fine_20_Dotted" svg:stroke-color="#000000" draw:fill="none" draw:fill-color="#ffffff" fo:min-height="3.2882in"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8.9547in"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color="#000000" draw:fill="none" draw:fill-color="#ffffff" fo:min-height="9.1839in"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color="#000000" draw:fill="none" draw:fill-color="#ffffff" fo:min-height="9.0484in"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svg:stroke-color="#000000" draw:fill="none" draw:fill-color="#ffffff" fo:min-height="9.15in"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svg:stroke-color="#000000" draw:fill="none" draw:fill-color="#ffffff" fo:min-height="9.1244in"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svg:stroke-color="#000000" draw:fill="none" draw:fill-color="#ffffff" fo:min-height="9.0311in" style:run-through="foreground" style:wrap="run-through" style:number-wrapped-paragraphs="no-limit" style:vertical-pos="from-top" style:vertical-rel="paragraph" style:horizontal-pos="from-left" style:horizontal-rel="paragraph"/>
    </style:style>
    <style:style style:name="gr18" style:family="graphic">
      <style:graphic-properties draw:stroke="none" svg:stroke-color="#000000" draw:fill="none" draw:fill-color="#ffffff" fo:min-height="9.0654in" style:run-through="foreground" style:wrap="run-through" style:number-wrapped-paragraphs="no-limit" style:vertical-pos="from-top" style:vertical-rel="paragraph" style:horizontal-pos="from-left" style:horizontal-rel="paragraph"/>
    </style:style>
    <style:style style:name="gr19" style:family="graphic">
      <style:graphic-properties draw:stroke="none" svg:stroke-color="#000000" draw:fill="none" draw:fill-color="#ffffff" fo:min-height="9.1075in" style:run-through="foreground" style:wrap="run-through" style:number-wrapped-paragraphs="no-limit" style:vertical-pos="from-top" style:vertical-rel="paragraph" style:horizontal-pos="from-left" style:horizontal-rel="paragraph"/>
    </style:style>
    <style:style style:name="gr20" style:family="graphic">
      <style:graphic-properties draw:stroke="none" svg:stroke-color="#000000" draw:fill="none" draw:fill-color="#ffffff" fo:min-height="9.0992in" style:run-through="foreground" style:wrap="run-through" style:number-wrapped-paragraphs="no-limit" style:vertical-pos="from-top" style:vertical-rel="paragraph" style:horizontal-pos="from-left" style:horizontal-rel="paragraph"/>
    </style:style>
    <style:style style:name="gr21" style:family="graphic">
      <style:graphic-properties draw:stroke="none" svg:stroke-color="#000000" draw:fill="none" draw:fill-color="#ffffff" fo:min-height="9.0563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31"/>
      <text:p text:style-name="P31">20<text:span text:style-name="T37">20</text:span>级《计算机工程综合实践》期末报告</text:p>
      <text:p text:style-name="P31"/>
      <text:p text:style-name="P31"/>
      <text:p text:style-name="P31"/>
      <text:p text:style-name="P31"/>
      <text:p text:style-name="P31"/>
      <text:p text:style-name="P31"/>
      <text:p text:style-name="P31"/>
      <text:p text:style-name="P31"/>
      <text:h text:style-name="P63" text:outline-level="1"><text:bookmark-start text:name="__RefHeading___Toc960_3833812238"/>题目：<text:span text:style-name="T34">母语识别</text:span><text:bookmark-end text:name="__RefHeading___Toc960_3833812238"/></text:h>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9"><text:span text:style-name="T36">F</text:span><text:span text:style-name="T35">1201910000</text:span><text:span text:style-name="T36">1</text:span></text:p>
          </table:table-cell>
          <table:table-cell table:style-name="Table1.A1" office:value-type="string">
            <text:p text:style-name="P30"><text:span text:style-name="T35">Tomasulo </text:span><text:span text:style-name="T36">Joseph John</text:span></text:p>
          </table:table-cell>
          <table:table-cell table:style-name="Table1.A1" office:value-type="string">
            <text:p text:style-name="P30"><text:span text:style-name="T34"/></text:p>
          </table:table-cell>
        </table:table-row>
      </table:table>
      <text:p text:style-name="P24"/>
      <text:h text:style-name="P54" text:outline-level="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2">Table of Contents</text:p>
          </text:index-title>
          <text:p text:style-name="P64"><text:a xlink:type="simple" xlink:href="#__RefHeading___Toc960_3833812238" text:style-name="Index_20_Link" text:visited-style-name="Index_20_Link">题目：母语识别<text:tab/>1</text:a></text:p>
          <text:p text:style-name="P52"><text:a xlink:type="simple" xlink:href="#__RefHeading___Toc675_3833812238" text:style-name="Index_20_Link" text:visited-style-name="Index_20_Link">Introduction<text:tab/>3</text:a></text:p>
          <text:p text:style-name="P52"><text:a xlink:type="simple" xlink:href="#__RefHeading___Toc677_3833812238" text:style-name="Index_20_Link" text:visited-style-name="Index_20_Link">Background<text:tab/>3</text:a></text:p>
          <text:p text:style-name="P52"><text:a xlink:type="simple" xlink:href="#__RefHeading___Toc679_3833812238" text:style-name="Index_20_Link" text:visited-style-name="Index_20_Link">Data<text:tab/>3</text:a></text:p>
          <text:p text:style-name="P52"><text:a xlink:type="simple" xlink:href="#__RefHeading___Toc681_3833812238" text:style-name="Index_20_Link" text:visited-style-name="Index_20_Link">Model<text:tab/>5</text:a></text:p>
          <text:p text:style-name="P52"><text:a xlink:type="simple" xlink:href="#__RefHeading___Toc683_3833812238" text:style-name="Index_20_Link" text:visited-style-name="Index_20_Link">Web App<text:tab/>5</text:a></text:p>
          <text:p text:style-name="P52"><text:a xlink:type="simple" xlink:href="#__RefHeading___Toc685_3833812238" text:style-name="Index_20_Link" text:visited-style-name="Index_20_Link">Conclusion<text:tab/>5</text:a></text:p>
          <text:p text:style-name="P52"><text:a xlink:type="simple" xlink:href="#__RefHeading___Toc793_3833812238" text:style-name="Index_20_Link" text:visited-style-name="Index_20_Link">Appendix A: process.py<text:tab/>6</text:a></text:p>
          <text:p text:style-name="P52"><text:a xlink:type="simple" xlink:href="#__RefHeading___Toc800_3833812238" text:style-name="Index_20_Link" text:visited-style-name="Index_20_Link">Appendix B: get_uni.py<text:tab/>7</text:a></text:p>
          <text:p text:style-name="P52"><text:a xlink:type="simple" xlink:href="#__RefHeading___Toc802_3833812238" text:style-name="Index_20_Link" text:visited-style-name="Index_20_Link">Appendix C: get_aho_content.py<text:tab/>8</text:a></text:p>
          <text:p text:style-name="P52"><text:a xlink:type="simple" xlink:href="#__RefHeading___Toc804_3833812238" text:style-name="Index_20_Link" text:visited-style-name="Index_20_Link">Appendix D: merge.py<text:tab/>9</text:a></text:p>
          <text:p text:style-name="P52"><text:a xlink:type="simple" xlink:href="#__RefHeading___Toc808_3833812238" text:style-name="Index_20_Link" text:visited-style-name="Index_20_Link">Appendix E: run.py<text:tab/>11</text:a></text:p>
          <text:p text:style-name="P52"><text:a xlink:type="simple" xlink:href="#__RefHeading___Toc810_3833812238" text:style-name="Index_20_Link" text:visited-style-name="Index_20_Link">Appendix E: site/app.py<text:tab/>14</text:a></text:p>
          <text:p text:style-name="P52"><text:a xlink:type="simple" xlink:href="#__RefHeading___Toc812_3833812238" text:style-name="Index_20_Link" text:visited-style-name="Index_20_Link">Appendix F: site/single.py<text:tab/>15</text:a></text:p>
          <text:p text:style-name="P52"><text:a xlink:type="simple" xlink:href="#__RefHeading___Toc816_3833812238" text:style-name="Index_20_Link" text:visited-style-name="Index_20_Link">Appendix G: site/template/index.html<text:tab/>17</text:a></text:p>
          <text:p text:style-name="P52"><text:a xlink:type="simple" xlink:href="#__RefHeading___Toc826_3833812238" text:style-name="Index_20_Link" text:visited-style-name="Index_20_Link">Appendix H: site/template/prediction.html<text:tab/>19</text:a></text:p>
        </text:index-body>
      </text:table-of-content>
      <text:h text:style-name="P36" text:outline-level="2"/>
      <text:h text:style-name="P58" text:outline-level="2"><text:bookmark-start text:name="__RefHeading___Toc675_3833812238"/>Introduction<text:bookmark-end text:name="__RefHeading___Toc675_3833812238"/></text:h>
      <text:p text:style-name="P1">在计算语言学中，母语识别是确定文本作者的母语的任务。该技术的两个主要应用是在语言学习和法医语言学中。对于前者，因为学习<text:span text:style-name="T1">者</text:span>的语言北京会影响他学习目标语言<text:span text:style-name="T1">时可能犯的错误，所以创建针对特定北京学习者的教材是有益的。对于后者，母语识别被认为是作者身份识别和剽窃检测的一个子任务。</text:span></text:p>
      <text:p text:style-name="P1"/>
      <text:p text:style-name="P2">本报告所介绍的母语识别应用可归类为一种语言学习工具。不管他们<text:span text:style-name="T2">的母语是什么，大多数领域的研究人员都用英语发表他们的发现。因此，重要的是英语的质量不减损研究的质量。为此，本报告提供了一个工具，帮助非母语作家确定那些方面的英语可以提高。本项目开发了三个组建：数据采集管道，机器学习模型，和一个浏览器应用程序。</text:span></text:p>
      <text:p text:style-name="P1"/>
      <text:h text:style-name="Heading_20_2" text:outline-level="2"><text:bookmark-start text:name="__RefHeading___Toc677_3833812238"/>Background<text:bookmark-end text:name="__RefHeading___Toc677_3833812238"/></text:h>
      <text:p text:style-name="P3">2013年，第一个为母语识别而创造的数据集发布<text:span text:style-name="T3">（Blanchard, et al.）</text:span><text:note text:id="ftn1" text:note-class="endnote"><text:note-citation>i</text:note-citation><text:note-body><text:p text:style-name="Endnote">Blanchard, Daniel, et al. ETS Corpus of Non-Native Written English LDC2014T06. Web Download. Philadelphia: Linguistic Data Consortium, 2014.</text:p><text:p text:style-name="Endnote"/></text:note-body></text:note><text:span text:style-name="T4">。</text:span> <text:span text:style-name="T3">它包含11个不同母语北京的中高级学生为托福英语考试写的论文，一共有六千个。同年，有了一场关于这个数据集的竞赛（Tetrault, et al.）</text:span><text:span text:style-name="T3"><text:note text:id="ftn2" text:note-class="endnote"><text:note-citation>ii</text:note-citation><text:note-body><text:p text:style-name="P11">Joel Tetreault, et al. <text:span text:style-name="T5">A Report on the First Native Language Identification Shared Task.</text:span> W13-1706 48-57. Association for Computation Linguistics, 2013.</text:p><text:p text:style-name="P11"/></text:note-body></text:note></text:span><text:span text:style-name="T3">。有29个团队参加，最成功的团队都使用支持向量机。他们选择不同的特真作为输入，其中最常用的选项包括字符、单词和词性n-grams。在进行向量化，大多数都使用对数熵或TF-IDF加权形式。2017年，重新举行此竞赛（Malmasi, et al.）</text:span><text:span text:style-name="T3"><text:note text:id="ftn3" text:note-class="endnote"><text:note-citation>iii</text:note-citation><text:note-body><text:p text:style-name="P13">Malmasi, Servin, et al. <text:span text:style-name="T5">A Report on the 2017 Native Language Identification Shared Task.</text:span> W17-5007 62-75. Association for Computation Linguistics, 2017.</text:p><text:p text:style-name="P12"/></text:note-body></text:note></text:span><text:span text:style-name="T3">。在此期间，自然语言处理和计算语言学发生了重大变化，就是神经网络被用来有效的创建分布式表示（Mikolov, et al.）</text:span><text:span text:style-name="T3"><text:note text:id="ftn4" text:note-class="endnote"><text:note-citation>iv</text:note-citation><text:note-body><text:p text:style-name="P14">Mikolov, Thomas, et al. Efficient Estimation of Word Representations in Vector Space. 1301.3781. Arxiv, 2013</text:p><text:p text:style-name="P14"/></text:note-body></text:note></text:span><text:span text:style-name="T3">。尽管取得了这些进展，第二届比赛中最成功的团队仍然使用支持向量机和基于计算的向量，而没有用新的神经网络生成的向量。相反，大部分团队在不同特征上进行训练然多个模型然后用集成技术来提高性能。</text:span></text:p>
      <text:p text:style-name="P3"/>
      <text:p text:style-name="P4">虽然这个项目使用不同数据集，但是这个项目的模型<text:span text:style-name="T6">很想的一次比赛中的模型</text:span>，在支持向量机中使用TF-IDF向量。我们没有使用<text:span text:style-name="T6">更先进的向量化方法因为在第二比赛中没有提高单模型的性能，没有用集成技术因为这个项目只是为了证明概念。</text:span></text:p>
      <text:p text:style-name="P1"/>
      <text:h text:style-name="Heading_20_2" text:outline-level="2"><text:bookmark-start text:name="__RefHeading___Toc679_3833812238"/>Data<text:bookmark-end text:name="__RefHeading___Toc679_3833812238"/></text:h>
      <text:p text:style-name="P1">因为这个工具<text:span text:style-name="T7">是为了研究人员使用的，所以模型需要根据研究人员写的论文上进行训练。arXiv</text:span><text:span text:style-name="T7"><text:note text:id="ftn5" text:note-class="footnote"><text:note-citation>1</text:note-citation><text:note-body><text:p text:style-name="Footnote"><text:a xlink:type="simple" xlink:href="https://arxiv.org/" text:style-name="Internet_20_link" text:visited-style-name="Visited_20_Internet_20_Link">https://arxiv.org/</text:a></text:p></text:note-body></text:note></text:span><text:span text:style-name="T7">是一个收录科学文献预印本的在线数据库</text:span><text:span text:style-name="T7"><text:note text:id="ftn6" text:note-class="footnote"><text:note-citation>2</text:note-citation><text:note-body><text:p text:style-name="P7"><text:a xlink:type="simple" xlink:href="https://blog.csdn.net/ctrigger/article/details/90264383" text:style-name="Internet_20_link" text:visited-style-name="Visited_20_Internet_20_Link">https://blog.csdn.net/ctrigger/article/details/90264383</text:a></text:p></text:note-body></text:note></text:span><text:span text:style-name="T7">。它创建与1991年，至2016年，没有投稿率超过一万篇</text:span><text:span text:style-name="T7"><text:note text:id="ftn7" text:note-class="footnote"><text:note-citation>3</text:note-citation><text:note-body><text:p text:style-name="Footnote"><text:a xlink:type="simple" xlink:href="https://en.wikipedia.org/wiki/ArXiv" text:style-name="Internet_20_link" text:visited-style-name="Visited_20_Internet_20_Link">https://en.wikipedia.org/wiki/ArXiv</text:a></text:p></text:note-body></text:note></text:span><text:span text:style-name="T7">。在请求者付费模式下</text:span><text:span text:style-name="T7"><text:note text:id="ftn8" text:note-class="footnote"><text:note-citation>4</text:note-citation><text:note-body><text:p text:style-name="P8">下载了1200<text:span text:style-name="T8">（一共有2807）压缩文件的价格是大约$27美元。</text:span></text:p></text:note-body></text:note></text:span><text:span text:style-name="T7">，可以使用s3cmd</text:span><text:span text:style-name="T7"><text:note text:id="ftn9" text:note-class="footnote"><text:note-citation>5</text:note-citation><text:note-body><text:p text:style-name="Footnote"><text:a xlink:type="simple" xlink:href="https://s3tools.org/s3cmd" text:style-name="Internet_20_link" text:visited-style-name="Visited_20_Internet_20_Link">https://s3tools.org/s3cmd</text:a></text:p></text:note-body></text:note></text:span><text:span text:style-name="T7">工具下载整个数据库。</text:span></text:p>
      <text:p text:style-name="P1"/>
      <text:p text:style-name="P6">数据集一共<text:span text:style-name="T11">有2807个.tar文件（以后称为tarball），每个包含几百论文，论文是个压缩（tar.gz）的LaTeX文件。</text:span>从这个数据集中，获取了论文的id，内容，和主要作者附属的大学<text:note text:id="ftn10" text:note-class="footnote"><text:note-citation>6</text:note-citation><text:note-body><text:p text:style-name="Footnote"><text:span text:style-name="T13">p</text:span>rocess.<text:span text:style-name="T13">py里的process_tar函数</text:span></text:p></text:note-body></text:note>。因为文件<text:span text:style-name="T12">的名称就是其在arXiv数据库中的id，这很容易获取。</text:span></text:p>
      <text:p text:style-name="P6"/>
      <text:p text:style-name="P19">大学是用来做标签的，美国或英国大学出来的论文有母语是英语的人写出来的，中国的有非母语的作者。为了实现这一点，我使用了一份按国家划分的大学名单<text:note text:id="ftn12" text:note-class="footnote"><text:note-citation>7</text:note-citation><text:note-body><text:p text:style-name="Footnote"><text:a xlink:type="simple" xlink:href="https://github.com/endSly/world-universities-csv" text:style-name="Internet_20_link" text:visited-style-name="Visited_20_Internet_20_Link">https://github.com/endSly/world-universities-csv</text:a></text:p></text:note-body></text:note><text:span text:style-name="T10">，然后在论文的题目附近搜索了所有中过、英国、美国大学的名字</text:span><text:span text:style-name="T10"><text:note text:id="ftn13" text:note-class="footnote"><text:note-citation>8</text:note-citation><text:note-body><text:p text:style-name="P9">get_uni.py</text:p></text:note-body></text:note></text:span>。这个并不是完美的获取标签方式，在英美大学肯定有很多来自中国的研究人员发布论文。原来打算用作者的名字加上一层筛选，但是这版本没有这个功能。我找到了一份按国家划分的大学名单并进行了搜索。<text:span text:style-name="T15">因为名字太多了，每个名字扫描一次文本太低效了，所以用了一个叫做Aho Corasick</text:span><text:span text:style-name="T15"><text:note text:id="ftn11" text:note-class="footnote"><text:note-citation>9</text:note-citation><text:note-body><text:p text:style-name="Footnote"><text:a xlink:type="simple" xlink:href="https://pypi.org/project/pyahocorasick/" text:style-name="Internet_20_link" text:visited-style-name="Visited_20_Internet_20_Link">https://pypi.org/project/pyahocorasick/</text:a></text:p></text:note-body></text:note></text:span><text:span text:style-name="T15">的算法来执行一个基于索引的搜索，可以在一次扫描的过程中找到多个字符串。</text:span></text:p>
      <text:p text:style-name="P19"><text:soft-page-break/></text:p>
      <text:p text:style-name="P19"><text:span text:style-name="T15">因为数据集中的论文没有标准的形式，所以没有简单的方式获取内容。内容的开始和结束通常都是由一小组LaTeX标签来表示的，所以这里也用了同样的字符搜索算法</text:span><text:span text:style-name="T15"><text:note text:id="ftn14" text:note-class="footnote"><text:note-citation>10</text:note-citation><text:note-body><text:p text:style-name="P10"><text:span text:style-name="T14">aho_</text:span>get_content.py</text:p></text:note-body></text:note></text:span><text:span text:style-name="T15">。这些LaTeX标签是检查数据集几十个论文手动找到的，这里也有机会做的更全面。拿到内容之后，用了一个叫做opendetex</text:span><text:span text:style-name="T15"><text:note text:id="ftn0" text:note-class="footnote"><text:note-citation>11</text:note-citation><text:note-body><text:p text:style-name="Footnote"><text:a xlink:type="simple" xlink:href="https://github.com/pkubowicz/opendetex" text:style-name="Internet_20_link" text:visited-style-name="Visited_20_Internet_20_Link">https://github.com/pkubowicz/opendetex</text:a></text:p></text:note-body></text:note></text:span><text:span text:style-name="T15">的工具来删除LaTeX的标签。这个工具最近（2020年6月）有人在优化，可能过了一会重新跑代码结果会更干净，但是现在有的标签没有删除、一些标签删除后没有留空格、还有的数学公式只删除了一部分。虽然看来没有太大的影响，如果要分享该数据集，一定要面对这些问题。</text:span></text:p>
      <text:p text:style-name="P5"/>
      <text:p text:style-name="P1">除此之外<text:span text:style-name="T9">，还下载了一个干净的元数据数据集</text:span><text:span text:style-name="T9"><text:note text:id="ftn15" text:note-class="footnote"><text:note-citation>12</text:note-citation><text:note-body><text:p text:style-name="P48"><text:a xlink:type="simple" xlink:href="https://github.com/staeiou/arxiv_archive/tree/v1.0.1" text:style-name="Internet_20_link" text:visited-style-name="Visited_20_Internet_20_Link">https://github.com/staeiou/arxiv_archive/tree/v1.0.1</text:a> <text:span text:style-name="T16">（文档），</text:span></text:p><text:p text:style-name="P48"><text:tab/><text:a xlink:type="simple" xlink:href="https://zenodo.org/record/2533436#.XwGbUd-YUUF" text:style-name="Internet_20_link" text:visited-style-name="Visited_20_Internet_20_Link">https://zenodo.org/record/2533436#.XwGbUd-YUUF</text:a><text:span text:style-name="T16">（下载）</text:span></text:p></text:note-body></text:note></text:span><text:span text:style-name="T9">，叫做arxiv_archive，它包含了从1993年到2019年的所有arXiv上的论文的元数据。其实，为了完成母语识别的任务，不需要这个数据集，在这个原型的软件中，它唯一的用处是在训练模型的时候，可以筛选科学领域。有可能如果训练数据都来自一个科学领域那么在该领域模型的准确率将高点。在原始的LaTeX文件中没有指定科学领域，因此如果没有这个元数据数据集，这是不可能的。此外，此数据集还支持其它改进，例如前面提到的使用作者姓名数据来提高标签准确性的方法。</text:span></text:p>
      <text:p text:style-name="P1"/>
      <text:p text:style-name="P22">NLI Dataset</text:p>
      <table:table table:name="NLI-Dataset" table:style-name="NLI-Dataset">
        <table:table-column table:style-name="NLI-Dataset.A"/>
        <table:table-column table:style-name="NLI-Dataset.B"/>
        <table:table-column table:style-name="NLI-Dataset.C"/>
        <table:table-row>
          <table:table-cell table:style-name="NLI-Dataset.A1" office:value-type="string">
            <text:p text:style-name="P16">来源</text:p>
          </table:table-cell>
          <table:table-cell table:style-name="NLI-Dataset.A1" office:value-type="string">
            <text:p text:style-name="P18">类别</text:p>
          </table:table-cell>
          <table:table-cell table:style-name="NLI-Dataset.C1" office:value-type="string">
            <text:p text:style-name="P18">内容</text:p>
          </table:table-cell>
        </table:table-row>
        <table:table-row>
          <table:table-cell table:style-name="NLI-Dataset.A2" table:number-rows-spanned="8" office:value-type="string">
            <text:p text:style-name="P18">arxiv_<text:span text:style-name="T17">archive (zenodo)</text:span></text:p>
          </table:table-cell>
          <table:table-cell table:style-name="NLI-Dataset.B8" office:value-type="string">
            <text:p text:style-name="P15">标题</text:p>
          </table:table-cell>
          <table:table-cell table:style-name="NLI-Dataset.C8" office:value-type="string">
            <text:p text:style-name="P17">Microscopic explanation for...</text:p>
          </table:table-cell>
        </table:table-row>
        <table:table-row>
          <table:covered-table-cell/>
          <table:table-cell table:style-name="NLI-Dataset.B8" office:value-type="string">
            <text:p text:style-name="Table_20_Contents">筛选</text:p>
          </table:table-cell>
          <table:table-cell table:style-name="NLI-Dataset.C8" office:value-type="string">
            <text:p text:style-name="P17">Charged dilatonic black hole...</text:p>
          </table:table-cell>
        </table:table-row>
        <table:table-row>
          <table:covered-table-cell/>
          <table:table-cell table:style-name="NLI-Dataset.B8" office:value-type="string">
            <text:p text:style-name="Table_20_Contents">arxiv_<text:span text:style-name="T17">id</text:span></text:p>
          </table:table-cell>
          <table:table-cell table:style-name="NLI-Dataset.C8" office:value-type="string">
            <text:p text:style-name="P15">1812.11765</text:p>
          </table:table-cell>
        </table:table-row>
        <table:table-row>
          <table:covered-table-cell/>
          <table:table-cell table:style-name="NLI-Dataset.B8" office:value-type="string">
            <text:p text:style-name="P15">作者（列表）</text:p>
          </table:table-cell>
          <table:table-cell table:style-name="NLI-Dataset.C8" office:value-type="string">
            <text:p text:style-name="P17">Yong Chen, Haitang Li...</text:p>
          </table:table-cell>
        </table:table-row>
        <table:table-row>
          <table:covered-table-cell/>
          <table:table-cell table:style-name="NLI-Dataset.B8" office:value-type="string">
            <text:p text:style-name="Table_20_Contents">主要领域</text:p>
          </table:table-cell>
          <table:table-cell table:style-name="NLI-Dataset.C8" office:value-type="string">
            <text:p text:style-name="P15">hep-th</text:p>
          </table:table-cell>
        </table:table-row>
        <table:table-row>
          <table:covered-table-cell/>
          <table:table-cell table:style-name="NLI-Dataset.B8" office:value-type="string">
            <text:p text:style-name="Table_20_Contents">科学领域<text:span text:style-name="T17">（列表）hep-th,gr-qc</text:span></text:p>
          </table:table-cell>
          <table:table-cell table:style-name="NLI-Dataset.C8" office:value-type="string">
            <text:p text:style-name="P15">hep-th, astro-ph.CO, gr-qch</text:p>
          </table:table-cell>
        </table:table-row>
        <table:table-row>
          <table:covered-table-cell/>
          <table:table-cell table:style-name="NLI-Dataset.B8" office:value-type="string">
            <text:p text:style-name="Table_20_Contents">创建日期</text:p>
          </table:table-cell>
          <table:table-cell table:style-name="NLI-Dataset.C8" office:value-type="string">
            <text:p text:style-name="P15">2018-12-31</text:p>
          </table:table-cell>
        </table:table-row>
        <table:table-row>
          <table:covered-table-cell/>
          <table:table-cell table:style-name="NLI-Dataset.B9" office:value-type="string">
            <text:p text:style-name="Table_20_Contents">更新日期</text:p>
          </table:table-cell>
          <table:table-cell table:style-name="NLI-Dataset.C9" office:value-type="string">
            <text:p text:style-name="P15">–</text:p>
          </table:table-cell>
        </table:table-row>
        <table:table-row>
          <table:table-cell table:style-name="NLI-Dataset.A2" table:number-rows-spanned="3" office:value-type="string">
            <text:p text:style-name="P16">arxiv.org (s3cmd)</text:p>
          </table:table-cell>
          <table:table-cell table:style-name="NLI-Dataset.B10" office:value-type="string">
            <text:p text:style-name="Table_20_Contents">内容</text:p>
          </table:table-cell>
          <table:table-cell table:style-name="NLI-Dataset.C10" office:value-type="string">
            <text:p text:style-name="P17">In the past decades, black hole thermodynamics has become...</text:p>
          </table:table-cell>
        </table:table-row>
        <table:table-row>
          <table:covered-table-cell/>
          <table:table-cell table:style-name="NLI-Dataset.B11" office:value-type="string">
            <text:p text:style-name="Table_20_Contents">作者附属<text:span text:style-name="T17">的大学</text:span></text:p>
          </table:table-cell>
          <table:table-cell table:style-name="NLI-Dataset.C11" office:value-type="string">
            <text:p text:style-name="P17">Zhejiang University of Technology</text:p>
          </table:table-cell>
        </table:table-row>
        <table:table-row>
          <table:covered-table-cell/>
          <table:table-cell table:style-name="NLI-Dataset.B12" office:value-type="string">
            <text:p text:style-name="Table_20_Contents">标签</text:p>
          </table:table-cell>
          <table:table-cell table:style-name="NLI-Dataset.C12" office:value-type="string">
            <text:p text:style-name="P17">Non-native</text:p>
          </table:table-cell>
        </table:table-row>
      </table:table>
      <text:p text:style-name="P20">Table 1. 该表显示<text:span text:style-name="T18">了数据的结构以及每个属性的来源。arxiv_archive还有其他类别，这里不显示。</text:span></text:p>
      <text:p text:style-name="P1"/>
      <text:p text:style-name="P1">合并两个数据集使用一个简单<text:span text:style-name="T19">的方法</text:span><text:span text:style-name="T19"><text:note text:id="ftn16" text:note-class="footnote"><text:note-citation>13</text:note-citation><text:note-body><text:p text:style-name="P49"><text:span text:style-name="T23">p</text:span>rocess.py里的add_tars函数</text:p></text:note-body></text:note></text:span><text:span text:style-name="T19">。首先，加载已处理的tarball列表和已添加的数据点。如果没有，创建这两个列表。然后，如果有任何未处理的tarball，逐个处理，将文件名添加到文件名的列表中、数据添加到数据列表中。这样，当下载更多数据时，可以直接将其添加到现有数据集中，而无需中心处理任何数据。处理每个数据点可以使用id将元数据与内容和大学链接起来，因为id在两个数据集中都存在</text:span><text:span text:style-name="T19"><text:note text:id="ftn17" text:note-class="footnote"><text:note-citation>14</text:note-citation><text:note-body><text:p text:style-name="Footnote"><text:span text:style-name="T20">m</text:span>erge.<text:span text:style-name="T20">py</text:span></text:p></text:note-body></text:note></text:span><text:span text:style-name="T19">。</text:span></text:p>
      <text:p text:style-name="P1"/>
      <text:h text:style-name="Heading_20_2" text:outline-level="2"><text:bookmark-start text:name="__RefHeading___Toc681_3833812238"/><text:soft-page-break/>Model<text:bookmark-end text:name="__RefHeading___Toc681_3833812238"/></text:h>
      <text:p text:style-name="P25">模型的建立<text:note text:id="ftn20" text:note-class="footnote"><text:note-citation>15</text:note-citation><text:note-body><text:p text:style-name="P50">run.py</text:p></text:note-body></text:note>有三个步骤，首先对数据进行预处理，然后进行向量化，最后训练一个现行支持向量机。预处理使用<text:span text:style-name="T21">P</text:span>ython<text:span text:style-name="T21">的pandas</text:span><text:span text:style-name="T21"><text:note text:id="ftn18" text:note-class="footnote"><text:note-citation>16</text:note-citation><text:note-body><text:p text:style-name="Footnote"><text:a xlink:type="simple" xlink:href="https://pandas.pydata.org/" text:style-name="Internet_20_link" text:visited-style-name="Visited_20_Internet_20_Link">https://pandas.pydata.org/</text:a></text:p></text:note-body></text:note></text:span><text:span text:style-name="T21">莫款，先选择一个或者几个科学领域，然后筛选几句只会在中国大学出来的论文里出现的话。</text:span></text:p>
      <text:p text:style-name="P25"/>
      <text:p text:style-name="P26">向量化<text:span text:style-name="T21">和训练模型都使用Python的scikit-learn</text:span><text:span text:style-name="T21"><text:note text:id="ftn19" text:note-class="footnote"><text:note-citation>17</text:note-citation><text:note-body><text:p text:style-name="Footnote"><text:a xlink:type="simple" xlink:href="https://scikit-learn.org/stable/" text:style-name="Internet_20_link" text:visited-style-name="Visited_20_Internet_20_Link">https://scikit-learn.org/stable/</text:a></text:p></text:note-body></text:note></text:span><text:span text:style-name="T21">莫款。向量化有两步骤。地一个是用一个叫做CountVectorizer函数把文本的列表转换为词频矩阵，一个论文一行，列数对一与max_features参数的值，否则等于整个预料库词汇的大小。这个函数也支持ngram_range，通过此参数的值控制词的大小。提交的模型没有设置max_features，ngram_range设置为（2,3）。第二部是把上一步的矩阵转换为一个TF-IDF表示形式。TF表示一个文档里的词频；IDF就是逆文档频率，也就说在多个文档最常见词给予最小的权重。TF-IDF是他们的相乘，表示如果一个词在一个文档很常见但在所有其他文档很少见，那么他的权重会很高。</text:span></text:p>
      <text:p text:style-name="P25">这两<text:span text:style-name="T22">个</text:span>步骤<text:span text:style-name="T22">在sklearn函数TfidfTransformer中结合在一起。</text:span></text:p>
      <text:p text:style-name="P25"/>
      <text:p text:style-name="P27">建立模型第二步骤<text:span text:style-name="T24">是一个支持向量机（SVM）。SVM是一个监督学习方式，它构造的决策边界是对学习样本求解最大边距超平面</text:span><text:span text:style-name="T24"><text:note text:id="ftn21" text:note-class="footnote"><text:note-citation>18</text:note-citation><text:note-body><text:p text:style-name="Footnote"><text:a xlink:type="simple" xlink:href="https://baike.baidu.com/item/支持向量机/9683835?fr=aladdin#reference-[1]-541845-wrap" text:style-name="Internet_20_link" text:visited-style-name="Visited_20_Internet_20_Link">https://baike.baidu.com/</text:a></text:p></text:note-body></text:note></text:span><text:span text:style-name="T24">。这里使用sklearn的线性支持向量分类器，还设置multi_class参数为crammer_singer和class_weight为balanced。Crammer &amp; Singer的方法将优化所有类的联合目标</text:span><text:span text:style-name="T24"><text:note text:id="ftn22" text:note-class="endnote"><text:note-citation>v</text:note-citation><text:note-body><text:p text:style-name="P32">Crammer, K., Singer, Y. On the Learnability and Design of Output Codes for Multiclass Problems. <text:span text:style-name="T26">Machine Learning </text:span><text:span text:style-name="T25">47, 201-233, 2002. </text:span></text:p><text:p text:style-name="P32"><text:span text:style-name="T25"/></text:p><text:h text:style-name="Heading_20_2" text:outline-level="2"><text:bookmark-start text:name="__RefHeading___Toc687_3833812238"/><text:bookmark-end text:name="__RefHeading___Toc687_3833812238"/></text:h></text:note-body></text:note></text:span><text:span text:style-name="T24">。Balanced模式使用标签值来自动调整输入数据中的类频率成反比的权重。</text:span></text:p>
      <text:p text:style-name="P1"/>
      <text:h text:style-name="Heading_20_2" text:outline-level="2"><text:bookmark-start text:name="__RefHeading___Toc683_3833812238"/>Web App<text:bookmark-end text:name="__RefHeading___Toc683_3833812238"/></text:h>
      <text:p text:style-name="P23">这个应用程序是使用一个名为Flask<text:note text:id="ftn23" text:note-class="footnote"><text:note-citation>19</text:note-citation><text:note-body><text:p text:style-name="Footnote"><text:a xlink:type="simple" xlink:href="https://flask.palletsprojects.com/en/1.1.x/" text:style-name="Internet_20_link" text:visited-style-name="Visited_20_Internet_20_Link">https://flask.palletsprojects.com/en/1.1.x/</text:a></text:p></text:note-body></text:note>的Python模块开发的<text:span text:style-name="T27">。Flask是一个web微框架，让用户能够链接Python和HTML。这个项目的网页由一个Flask脚本，一个python脚本，几个HTML模板组成。Flask代码</text:span><text:span text:style-name="T27"><text:note text:id="ftn25" text:note-class="footnote"><text:note-citation>20</text:note-citation><text:note-body><text:p text:style-name="P51">site/app.py</text:p></text:note-body></text:note></text:span><text:span text:style-name="T27">十分简单，只负责路由和在Python和HTML之间传输数据。Python的脚本</text:span><text:span text:style-name="T27"><text:note text:id="ftn24" text:note-class="footnote"><text:note-citation>21</text:note-citation><text:note-body><text:p text:style-name="Footnote"><text:span text:style-name="T29">site/s</text:span>ingl<text:span text:style-name="T27">e.py</text:span></text:p></text:note-body></text:note></text:span><text:span text:style-name="T27">负责加载经过训练的模型，使用它对输入进行预测，并格式化结果。在输入中显示的模型的所有特征都将亮显并标记其权重。</text:span>第三部分使用HTML，CSS和Twitter Bootstrap来显示信息并提供一些基本的UX。</text:p>
      <text:p text:style-name="P23"/>
      <text:h text:style-name="Heading_20_2" text:outline-level="2"><text:bookmark-start text:name="__RefHeading___Toc685_3833812238"/>Conclusion<text:bookmark-end text:name="__RefHeading___Toc685_3833812238"/></text:h>
      <text:p text:style-name="P1">这个项目非常有教育意义。 在第一部分中，我了解了数据集的创建和文本处理。 在第二部分中，我发现尝试使用Scikit-Learn非常有用，以了解一些基本的NLP技术。 在第三部分中，我学习了一种将Python代码链接到网站的简单方法。</text:p>
      <text:p text:style-name="P1"/>
      <text:p text:style-name="P1">如前所述，该项目具有很大的发展潜力。 可以清理数据集，并且标签可以更准确。 该模型可能更小，更准确。 该网站可以为用户提供针对不同应用的不同模型的选择。</text:p>
      <text:p text:style-name="P1"/>
      <text:h text:style-name="P53" text:outline-level="2"/>
      <text:p text:style-name="P33"/>
      <text:h text:style-name="P53" text:outline-level="2"><text:bookmark-start text:name="__RefHeading___Toc793_3833812238"/><text:soft-page-break/>Appendix A: <text:span text:style-name="T28">process.py</text:span><text:bookmark-end text:name="__RefHeading___Toc793_3833812238"/></text:h>
      <text:h text:style-name="P55" text:outline-level="2"><draw:frame text:anchor-type="paragraph" draw:z-index="0" draw:name="Shape1" draw:style-name="gr1" draw:text-style-name="P65" svg:width="6.9232in" svg:height="9.0185in" svg:x="0.0165in" svg:y="0.1256in"><draw:text-box><text:p><text:span text:style-name="T38">import</text:span><text:span text:style-name="T39"> </text:span><text:span text:style-name="T40">tarfile</text:span></text:p><text:p><text:span text:style-name="T38">import</text:span><text:span text:style-name="T39"> </text:span><text:span text:style-name="T40">os</text:span></text:p><text:p><text:span text:style-name="T38">import</text:span><text:span text:style-name="T39"> </text:span><text:span text:style-name="T40">sys</text:span></text:p><text:p><text:span text:style-name="T38">import</text:span><text:span text:style-name="T39"> </text:span><text:span text:style-name="T40">pickle</text:span></text:p><text:p><text:span text:style-name="T38">from</text:span><text:span text:style-name="T39"> </text:span><text:span text:style-name="T40">get_unis</text:span><text:span text:style-name="T39"> </text:span><text:span text:style-name="T38">import</text:span><text:span text:style-name="T39"> unis_in_countries</text:span></text:p><text:p><text:span text:style-name="T38">from</text:span><text:span text:style-name="T39"> </text:span><text:span text:style-name="T40">aho_get_content</text:span><text:span text:style-name="T39"> </text:span><text:span text:style-name="T38">import</text:span><text:span text:style-name="T39"> get_content</text:span></text:p><text:p><text:span text:style-name="T38">from</text:span><text:span text:style-name="T39"> </text:span><text:span text:style-name="T40">get_uni</text:span><text:span text:style-name="T39"> </text:span><text:span text:style-name="T38">import</text:span><text:span text:style-name="T39"> get_uni</text:span></text:p><text:p><text:span text:style-name="T39"/></text:p><text:p><text:span text:style-name="T38">def</text:span><text:span text:style-name="T39"> </text:span><text:span text:style-name="T40">process_tar</text:span><text:span text:style-name="T39">(tar_name):</text:span></text:p><text:p><text:span text:style-name="T39"><text:s text:c="4"/></text:span><text:span text:style-name="T39">directory </text:span><text:span text:style-name="T41">=</text:span><text:span text:style-name="T39"> </text:span><text:span text:style-name="T42">'/home/jtoma/nli/arxiv/dump'</text:span></text:p><text:p><text:span text:style-name="T39"><text:s text:c="4"/></text:span><text:span text:style-name="T39">os</text:span><text:span text:style-name="T41">.</text:span><text:span text:style-name="T39">chdir(directory)</text:span></text:p><text:p><text:span text:style-name="T39"><text:s text:c="4"/></text:span><text:span text:style-name="T43">### countries specified in get_unis file</text:span></text:p><text:p><text:span text:style-name="T39"><text:s text:c="4"/></text:span><text:span text:style-name="T39">unis </text:span><text:span text:style-name="T41">=</text:span><text:span text:style-name="T39"> unis_in_countries()</text:span></text:p><text:p><text:span text:style-name="T39"><text:s text:c="4"/></text:span><text:span text:style-name="T43">### open file, get files in tar</text:span></text:p><text:p><text:span text:style-name="T39"><text:s text:c="4"/></text:span><text:span text:style-name="T39">tar </text:span><text:span text:style-name="T41">=</text:span><text:span text:style-name="T39"> tarfile</text:span><text:span text:style-name="T41">.</text:span><text:span text:style-name="T39">open(tar_name)</text:span></text:p><text:p><text:span text:style-name="T39"><text:s text:c="4"/></text:span><text:span text:style-name="T39">members </text:span><text:span text:style-name="T41">=</text:span><text:span text:style-name="T39"> tar</text:span><text:span text:style-name="T41">.</text:span><text:span text:style-name="T39">getmembers()</text:span></text:p><text:p><text:span text:style-name="T39"><text:s text:c="4"/></text:span><text:span text:style-name="T43">### initialize return value</text:span></text:p><text:p><text:span text:style-name="T39"><text:s text:c="4"/></text:span><text:span text:style-name="T39">ret </text:span><text:span text:style-name="T41">=</text:span><text:span text:style-name="T39"> []</text:span></text:p><text:p><text:span text:style-name="T39"><text:s text:c="4"/></text:span><text:span text:style-name="T38">for</text:span><text:span text:style-name="T39"> member </text:span><text:span text:style-name="T44">in</text:span><text:span text:style-name="T39"> members:</text:span></text:p><text:p><text:span text:style-name="T39"><text:s text:c="8"/></text:span><text:span text:style-name="T38">if</text:span><text:span text:style-name="T39"> </text:span><text:span text:style-name="T44">not</text:span><text:span text:style-name="T39"> member</text:span><text:span text:style-name="T41">.</text:span><text:span text:style-name="T39">isfile():</text:span></text:p><text:p><text:span text:style-name="T39"><text:s text:c="12"/></text:span><text:span text:style-name="T38">continue</text:span></text:p><text:p><text:span text:style-name="T39"><text:s text:c="8"/></text:span><text:span text:style-name="T38">else</text:span><text:span text:style-name="T39">:</text:span></text:p><text:p><text:span text:style-name="T39"><text:s text:c="12"/></text:span><text:span text:style-name="T39">article_id </text:span><text:span text:style-name="T41">=</text:span><text:span text:style-name="T39"> member</text:span><text:span text:style-name="T41">.</text:span><text:span text:style-name="T39">name</text:span><text:span text:style-name="T41">.</text:span><text:span text:style-name="T39">rstrip(</text:span><text:span text:style-name="T42">'.gz'</text:span><text:span text:style-name="T39">)[</text:span><text:span text:style-name="T41">5</text:span><text:span text:style-name="T39">:]</text:span></text:p><text:p><text:span text:style-name="T39"><text:s text:c="8"/></text:span><text:span text:style-name="T43">### extract individual paper</text:span></text:p><text:p><text:span text:style-name="T39"><text:s text:c="8"/></text:span><text:span text:style-name="T39">f </text:span><text:span text:style-name="T41">=</text:span><text:span text:style-name="T39"> tar</text:span><text:span text:style-name="T41">.</text:span><text:span text:style-name="T39">extractfile(member)</text:span></text:p><text:p><text:span text:style-name="T39"><text:s text:c="8"/></text:span><text:span text:style-name="T38">try</text:span><text:span text:style-name="T39">: </text:span></text:p><text:p><text:span text:style-name="T39"><text:s text:c="12"/></text:span><text:span text:style-name="T43">### get uni associated with primary author of individual paper</text:span></text:p><text:p><text:span text:style-name="T39"><text:s text:c="12"/></text:span><text:span text:style-name="T39">unis_without_country </text:span><text:span text:style-name="T41">=</text:span><text:span text:style-name="T39"> [ el[</text:span><text:span text:style-name="T41">1</text:span><text:span text:style-name="T39">] </text:span><text:span text:style-name="T38">for</text:span><text:span text:style-name="T39"> el </text:span><text:span text:style-name="T44">in</text:span><text:span text:style-name="T39"> unis ]</text:span></text:p><text:p><text:span text:style-name="T39"><text:s text:c="12"/></text:span><text:span text:style-name="T39">hit </text:span><text:span text:style-name="T41">=</text:span><text:span text:style-name="T39"> get_uni(f,unis_without_country)</text:span></text:p><text:p><text:span text:style-name="T39"><text:s text:c="12"/></text:span><text:span text:style-name="T38">if</text:span><text:span text:style-name="T39"> hit:</text:span></text:p><text:p><text:span text:style-name="T39"><text:s text:c="16"/></text:span><text:span text:style-name="T43">### get content of paper</text:span></text:p><text:p><text:span text:style-name="T39"><text:s text:c="16"/></text:span><text:span text:style-name="T39">content </text:span><text:span text:style-name="T41">=</text:span><text:span text:style-name="T39"> get_content(f)</text:span></text:p><text:p><text:span text:style-name="T39"><text:s text:c="16"/></text:span><text:span text:style-name="T38">if</text:span><text:span text:style-name="T39"> content </text:span><text:span text:style-name="T44">and</text:span><text:span text:style-name="T39"> </text:span><text:span text:style-name="T38">type</text:span><text:span text:style-name="T39">(content) </text:span><text:span text:style-name="T41">==</text:span><text:span text:style-name="T39"> </text:span><text:span text:style-name="T38">bytes</text:span><text:span text:style-name="T39">:</text:span></text:p><text:p><text:span text:style-name="T39"><text:s text:c="20"/></text:span><text:span text:style-name="T39">content </text:span><text:span text:style-name="T41">=</text:span><text:span text:style-name="T39"> content</text:span><text:span text:style-name="T41">.</text:span><text:span text:style-name="T39">decode(</text:span><text:span text:style-name="T42">'utf-8'</text:span><text:span text:style-name="T39">,</text:span><text:span text:style-name="T42">'ignore'</text:span><text:span text:style-name="T39">)</text:span></text:p><text:p><text:span text:style-name="T39"><text:s text:c="20"/></text:span><text:span text:style-name="T39">content </text:span><text:span text:style-name="T41">=</text:span><text:span text:style-name="T39"> content</text:span><text:span text:style-name="T41">.</text:span><text:span text:style-name="T39">replace(</text:span><text:span text:style-name="T42">'</text:span><text:span text:style-name="T45">\n</text:span><text:span text:style-name="T42">'</text:span><text:span text:style-name="T39">,</text:span><text:span text:style-name="T42">''</text:span><text:span text:style-name="T39">)</text:span></text:p><text:p><text:span text:style-name="T39"><text:s text:c="20"/></text:span><text:span text:style-name="T43">### content</text:span></text:p><text:p><text:span text:style-name="T39"><text:s text:c="20"/></text:span><text:span text:style-name="T39">obj </text:span><text:span text:style-name="T41">=</text:span><text:span text:style-name="T39"> {</text:span><text:span text:style-name="T42">'article_id'</text:span><text:span text:style-name="T39">: article_id, </text:span><text:span text:style-name="T42">'uni'</text:span><text:span text:style-name="T39">: hit, </text:span><text:span text:style-name="T42">'content'</text:span><text:span text:style-name="T39">: content}</text:span></text:p><text:p><text:span text:style-name="T39"><text:s text:c="20"/></text:span><text:span text:style-name="T39">ret</text:span><text:span text:style-name="T41">.</text:span><text:span text:style-name="T39">append(obj)</text:span></text:p><text:p><text:span text:style-name="T39"><text:s text:c="12"/></text:span><text:span text:style-name="T38">else</text:span><text:span text:style-name="T39">:</text:span></text:p><text:p><text:span text:style-name="T39"><text:s text:c="16"/></text:span><text:span text:style-name="T38">pass</text:span></text:p><text:p><text:span text:style-name="T39"><text:s text:c="8"/></text:span><text:span text:style-name="T38">except</text:span><text:span text:style-name="T39"> </text:span><text:span text:style-name="T46">OSError</text:span><text:span text:style-name="T39">:</text:span></text:p><text:p><text:span text:style-name="T39"><text:s text:c="12"/></text:span><text:span text:style-name="T38">continue</text:span></text:p><text:p><text:span text:style-name="T39"><text:s text:c="8"/></text:span><text:span text:style-name="T39">f</text:span><text:span text:style-name="T41">.</text:span><text:span text:style-name="T39">close()</text:span></text:p><text:p><text:span text:style-name="T39"><text:s text:c="4"/></text:span><text:span text:style-name="T39">tar</text:span><text:span text:style-name="T41">.</text:span><text:span text:style-name="T39">close()</text:span></text:p><text:p><text:span text:style-name="T39"><text:s text:c="4"/></text:span><text:span text:style-name="T38">return</text:span><text:span text:style-name="T39"> ret</text:span></text:p><text:p><text:span text:style-name="T39"/></text:p></draw:text-box></draw:frame></text:h>
      <text:h text:style-name="P59" text:outline-level="2"><text:bookmark-start text:name="__RefHeading___Toc800_3833812238"/>Appendix B: <text:span text:style-name="T29">get_uni.py</text:span><text:bookmark-end text:name="__RefHeading___Toc800_3833812238"/></text:h>
      <text:h text:style-name="P55" text:outline-level="2"><draw:frame text:anchor-type="paragraph" draw:z-index="1" draw:name="Shape2" draw:style-name="gr2" draw:text-style-name="P65" svg:width="6.9496in" svg:height="7.476in" svg:x="-0.0028in" svg:y="0.2736in"><draw:text-box><text:p><text:span text:style-name="T38">import</text:span><text:span text:style-name="T39"> </text:span><text:span text:style-name="T40">ahocorasick</text:span><text:span text:style-name="T39"> </text:span><text:span text:style-name="T38">as</text:span><text:span text:style-name="T39"> </text:span><text:span text:style-name="T40">ahc</text:span></text:p><text:p><text:span text:style-name="T38">from</text:span><text:span text:style-name="T39"> </text:span><text:span text:style-name="T40">get_unis</text:span><text:span text:style-name="T39"> </text:span><text:span text:style-name="T38">import</text:span><text:span text:style-name="T39"> unis_in_countries</text:span></text:p><text:p><text:span text:style-name="T38">import</text:span><text:span text:style-name="T39"> </text:span><text:span text:style-name="T40">io</text:span><text:span text:style-name="T41">,</text:span><text:span text:style-name="T39"> </text:span><text:span text:style-name="T40">gzip</text:span><text:span text:style-name="T41">,</text:span><text:span text:style-name="T39"> </text:span><text:span text:style-name="T40">time</text:span></text:p><text:p><text:span text:style-name="T39"/></text:p><text:p><text:span text:style-name="T39"/></text:p><text:p><text:span text:style-name="T38">def</text:span><text:span text:style-name="T39"> </text:span><text:span text:style-name="T40">make_automaton</text:span><text:span text:style-name="T39">(unis):</text:span></text:p><text:p><text:span text:style-name="T39"><text:s text:c="4"/></text:span><text:span text:style-name="T39">A </text:span><text:span text:style-name="T41">=</text:span><text:span text:style-name="T39"> ahc</text:span><text:span text:style-name="T41">.</text:span><text:span text:style-name="T39">Automaton()</text:span></text:p><text:p><text:span text:style-name="T39"><text:s text:c="4"/></text:span><text:span text:style-name="T38">for</text:span><text:span text:style-name="T39"> index, uni </text:span><text:span text:style-name="T44">in</text:span><text:span text:style-name="T39"> </text:span><text:span text:style-name="T38">enumerate</text:span><text:span text:style-name="T39">(unis):</text:span></text:p><text:p><text:span text:style-name="T39"><text:s text:c="8"/></text:span><text:span text:style-name="T39">A</text:span><text:span text:style-name="T41">.</text:span><text:span text:style-name="T39">add_word(uni, (index,uni))</text:span></text:p><text:p><text:span text:style-name="T39"><text:s text:c="4"/></text:span><text:span text:style-name="T39">A</text:span><text:span text:style-name="T41">.</text:span><text:span text:style-name="T39">make_automaton()</text:span></text:p><text:p><text:span text:style-name="T39"><text:s text:c="4"/></text:span><text:span text:style-name="T38">return</text:span><text:span text:style-name="T39"> A</text:span></text:p><text:p><text:span text:style-name="T39"/></text:p><text:p><text:span text:style-name="T38">def</text:span><text:span text:style-name="T39"> </text:span><text:span text:style-name="T40">aho_corasick</text:span><text:span text:style-name="T39">(text, unis):</text:span></text:p><text:p><text:span text:style-name="T39"><text:s text:c="4"/></text:span><text:span text:style-name="T42">'''</text:span></text:p><text:p><text:span text:style-name="T42"><text:s text:c="8"/></text:span><text:span text:style-name="T42">return example</text:span></text:p><text:p><text:span text:style-name="T42"><text:s text:c="8"/></text:span><text:span text:style-name="T42">[(1874, (1, 'University of Massachusetts'))]</text:span></text:p><text:p><text:span text:style-name="T42"><text:s text:c="8"/></text:span><text:span text:style-name="T42">loc, (index?, uni)</text:span></text:p><text:p><text:span text:style-name="T42"><text:s text:c="4"/></text:span><text:span text:style-name="T42">'''</text:span></text:p><text:p><text:span text:style-name="T39"><text:s text:c="4"/></text:span><text:span text:style-name="T39">A </text:span><text:span text:style-name="T41">=</text:span><text:span text:style-name="T39"> make_automaton(unis)</text:span></text:p><text:p><text:span text:style-name="T39"><text:s text:c="4"/></text:span><text:span text:style-name="T39">found_keywords </text:span><text:span text:style-name="T41">=</text:span><text:span text:style-name="T39"> []</text:span></text:p><text:p><text:span text:style-name="T39"><text:s text:c="4"/></text:span><text:span text:style-name="T38">for</text:span><text:span text:style-name="T39"> item </text:span><text:span text:style-name="T44">in</text:span><text:span text:style-name="T39"> A</text:span><text:span text:style-name="T41">.</text:span><text:span text:style-name="T39">iter(text):</text:span></text:p><text:p><text:span text:style-name="T39"><text:s text:c="8"/></text:span><text:span text:style-name="T43">#print(item)</text:span></text:p><text:p><text:span text:style-name="T39"><text:s text:c="8"/></text:span><text:span text:style-name="T43">#print(line)</text:span></text:p><text:p><text:span text:style-name="T39"><text:s text:c="8"/></text:span><text:span text:style-name="T39">found_keywords</text:span><text:span text:style-name="T41">.</text:span><text:span text:style-name="T39">append(item)</text:span></text:p><text:p><text:span text:style-name="T39"><text:s text:c="8"/></text:span><text:span text:style-name="T38">break</text:span></text:p><text:p><text:span text:style-name="T39"><text:s text:c="4"/></text:span><text:span text:style-name="T38">return</text:span><text:span text:style-name="T39"> found_keywords</text:span></text:p><text:p><text:span text:style-name="T39"/></text:p><text:p><text:span text:style-name="T38">def</text:span><text:span text:style-name="T39"> </text:span><text:span text:style-name="T40">get_uni</text:span><text:span text:style-name="T39">(f, unis):</text:span></text:p><text:p><text:span text:style-name="T39"><text:s text:c="4"/></text:span><text:span text:style-name="T39">f</text:span><text:span text:style-name="T41">.</text:span><text:span text:style-name="T39">seek(</text:span><text:span text:style-name="T41">0</text:span><text:span text:style-name="T39">)</text:span></text:p><text:p><text:span text:style-name="T39"><text:s text:c="4"/></text:span><text:span text:style-name="T39">title_loc </text:span><text:span text:style-name="T41">=</text:span><text:span text:style-name="T39"> f</text:span><text:span text:style-name="T41">.</text:span><text:span text:style-name="T39">read()</text:span><text:span text:style-name="T41">.</text:span><text:span text:style-name="T39">find(</text:span><text:span text:style-name="T42">b'</text:span><text:span text:style-name="T45">\\</text:span><text:span text:style-name="T42">title{'</text:span><text:span text:style-name="T39">)</text:span></text:p><text:p><text:span text:style-name="T39"><text:s text:c="4"/></text:span><text:span text:style-name="T39">f</text:span><text:span text:style-name="T41">.</text:span><text:span text:style-name="T39">seek(title_loc </text:span><text:span text:style-name="T41">-</text:span><text:span text:style-name="T39"> </text:span><text:span text:style-name="T41">2000</text:span><text:span text:style-name="T39">)</text:span></text:p><text:p><text:span text:style-name="T39"><text:s text:c="4"/></text:span><text:span text:style-name="T39">text </text:span><text:span text:style-name="T41">=</text:span><text:span text:style-name="T39"> io</text:span><text:span text:style-name="T41">.</text:span><text:span text:style-name="T39">TextIOWrapper(io</text:span><text:span text:style-name="T41">.</text:span><text:span text:style-name="T39">BufferedReader(gzip</text:span><text:span text:style-name="T41">.</text:span><text:span text:style-name="T39">open(f)), \</text:span></text:p><text:p><text:span text:style-name="T39"><text:s text:c="12"/></text:span><text:span text:style-name="T39">encoding</text:span><text:span text:style-name="T41">=</text:span><text:span text:style-name="T42">'utf8'</text:span><text:span text:style-name="T39">, errors</text:span><text:span text:style-name="T41">=</text:span><text:span text:style-name="T42">'ignore'</text:span><text:span text:style-name="T39">)</text:span><text:span text:style-name="T41">.</text:span><text:span text:style-name="T39">read(</text:span><text:span text:style-name="T41">6000</text:span><text:span text:style-name="T39">)</text:span></text:p><text:p><text:span text:style-name="T39"><text:s text:c="4"/></text:span><text:span text:style-name="T39">hit </text:span><text:span text:style-name="T41">=</text:span><text:span text:style-name="T39"> aho_corasick(text, unis)</text:span></text:p><text:p><text:span text:style-name="T39"><text:s text:c="4"/></text:span><text:span text:style-name="T38">if</text:span><text:span text:style-name="T39"> hit:</text:span></text:p><text:p><text:span text:style-name="T39"><text:s text:c="8"/></text:span><text:span text:style-name="T38">return</text:span><text:span text:style-name="T39"> hit[</text:span><text:span text:style-name="T41">0</text:span><text:span text:style-name="T39">][</text:span><text:span text:style-name="T41">1</text:span><text:span text:style-name="T39">][</text:span><text:span text:style-name="T41">1</text:span><text:span text:style-name="T39">]</text:span></text:p><text:p><text:span text:style-name="T39"><text:s text:c="4"/></text:span><text:span text:style-name="T38">else</text:span><text:span text:style-name="T39">:</text:span></text:p><text:p><text:span text:style-name="T39"><text:s text:c="8"/></text:span><text:span text:style-name="T38">return</text:span><text:span text:style-name="T39"> </text:span><text:span text:style-name="T38">False</text:span></text:p><text:p><text:span text:style-name="T39"/></text:p></draw:text-box></draw:frame></text:h>
      <text:h text:style-name="P59" text:outline-level="2"><text:bookmark-start text:name="__RefHeading___Toc802_3833812238"/>Appendix <text:span text:style-name="T28">C: get_aho_content.py</text:span><text:bookmark-end text:name="__RefHeading___Toc802_3833812238"/></text:h>
      <text:h text:style-name="P56" text:outline-level="2"><draw:frame text:anchor-type="paragraph" draw:z-index="2" draw:name="Shape3" draw:style-name="gr3" draw:text-style-name="P65" svg:width="3.4717in" svg:height="3.6425in" svg:x="0.0307in" svg:y="0.1909in"><draw:text-box><text:p><text:span text:style-name="T38">import</text:span><text:span text:style-name="T39"> </text:span><text:span text:style-name="T40">ahocorasick</text:span><text:span text:style-name="T39"> </text:span><text:span text:style-name="T38">as</text:span><text:span text:style-name="T39"> </text:span><text:span text:style-name="T40">ahc</text:span></text:p><text:p><text:span text:style-name="T38">import</text:span><text:span text:style-name="T39"> </text:span><text:span text:style-name="T40">io</text:span><text:span text:style-name="T41">,</text:span><text:span text:style-name="T39"> </text:span><text:span text:style-name="T40">gzip</text:span></text:p><text:p><text:span text:style-name="T38">import</text:span><text:span text:style-name="T39"> </text:span><text:span text:style-name="T40">subprocess</text:span></text:p><text:p><text:span text:style-name="T38">import</text:span><text:span text:style-name="T39"> </text:span><text:span text:style-name="T40">time</text:span></text:p><text:p><text:span text:style-name="T38">from</text:span><text:span text:style-name="T39"> </text:span><text:span text:style-name="T40">bs4</text:span><text:span text:style-name="T39"> </text:span><text:span text:style-name="T38">import</text:span><text:span text:style-name="T39"> BeautifulSoup </text:span><text:span text:style-name="T38">as</text:span><text:span text:style-name="T39"> bs</text:span></text:p><text:p><text:span text:style-name="T39"/></text:p><text:p><text:span text:style-name="T39"/></text:p><text:p><text:span text:style-name="T38">def</text:span><text:span text:style-name="T39"> </text:span><text:span text:style-name="T40">make_keywords</text:span><text:span text:style-name="T39">():</text:span></text:p><text:p><text:span text:style-name="T39"><text:s text:c="4"/></text:span><text:span text:style-name="T39">start_strs </text:span><text:span text:style-name="T41">=</text:span><text:span text:style-name="T39"> [</text:span></text:p><text:p><text:span text:style-name="T39"><text:s text:c="12"/></text:span><text:span text:style-name="T43">#'\\end{abstract}',</text:span></text:p><text:p><text:span text:style-name="T39"><text:s text:c="12"/></text:span><text:span text:style-name="T42">'Introduction'</text:span><text:span text:style-name="T39">,</text:span></text:p><text:p><text:span text:style-name="T39"><text:s text:c="8"/></text:span><text:span text:style-name="T39">]</text:span></text:p><text:p><text:span text:style-name="T39"><text:s text:c="4"/></text:span><text:span text:style-name="T39">end_strs </text:span><text:span text:style-name="T41">=</text:span><text:span text:style-name="T39"> [</text:span></text:p><text:p><text:span text:style-name="T39"><text:s text:c="12"/></text:span><text:span text:style-name="T42">'</text:span><text:span text:style-name="T45">\\</text:span><text:span text:style-name="T42">begin{thebibliography}'</text:span><text:span text:style-name="T39">,</text:span></text:p><text:p><text:span text:style-name="T39"><text:s text:c="12"/></text:span><text:span text:style-name="T42">'</text:span><text:span text:style-name="T45">\\</text:span><text:span text:style-name="T42">bibliography'</text:span><text:span text:style-name="T39">,</text:span></text:p><text:p><text:span text:style-name="T39"><text:s text:c="12"/></text:span><text:span text:style-name="T42">'</text:span><text:span text:style-name="T45">\\</text:span><text:span text:style-name="T42">sub{</text:span><text:span text:style-name="T45">\\</text:span><text:span text:style-name="T42">bf{References}}'</text:span><text:span text:style-name="T39">,</text:span></text:p><text:p><text:span text:style-name="T39"><text:s text:c="8"/></text:span><text:span text:style-name="T39">]</text:span></text:p><text:p><text:span text:style-name="T39"><text:s text:c="4"/></text:span><text:span text:style-name="T38">return</text:span><text:span text:style-name="T39"> start_strs, end_strs</text:span></text:p><text:p><text:span text:style-name="T39"/></text:p></draw:text-box></draw:frame><draw:frame text:anchor-type="paragraph" draw:z-index="3" draw:name="Shape3" draw:style-name="gr4" draw:text-style-name="P65" svg:width="3.4717in" svg:height="3.8343in" svg:x="3.602in" svg:y="0.1846in"><draw:text-box><text:p><text:span text:style-name="T38">def</text:span><text:span text:style-name="T39"> </text:span><text:span text:style-name="T40">make_automaton</text:span><text:span text:style-name="T39">(kws):</text:span></text:p><text:p><text:span text:style-name="T39"><text:s text:c="4"/></text:span><text:span text:style-name="T39">A </text:span><text:span text:style-name="T41">=</text:span><text:span text:style-name="T39"> ahc</text:span><text:span text:style-name="T41">.</text:span><text:span text:style-name="T39">Automaton()</text:span></text:p><text:p><text:span text:style-name="T39"><text:s text:c="4"/></text:span><text:span text:style-name="T38">for</text:span><text:span text:style-name="T39"> index, kw </text:span><text:span text:style-name="T44">in</text:span><text:span text:style-name="T39"> </text:span><text:span text:style-name="T38">enumerate</text:span><text:span text:style-name="T39">(kws):</text:span></text:p><text:p><text:span text:style-name="T39"><text:s text:c="8"/></text:span><text:span text:style-name="T39">A</text:span><text:span text:style-name="T41">.</text:span><text:span text:style-name="T39">add_word(kw, (index,kw))</text:span></text:p><text:p><text:span text:style-name="T39"><text:s text:c="4"/></text:span><text:span text:style-name="T39">A</text:span><text:span text:style-name="T41">.</text:span><text:span text:style-name="T39">make_automaton()</text:span></text:p><text:p><text:span text:style-name="T39"><text:s text:c="4"/></text:span><text:span text:style-name="T38">return</text:span><text:span text:style-name="T39"> A</text:span></text:p><text:p><text:span text:style-name="T39"/></text:p><text:p><text:span text:style-name="T38">def</text:span><text:span text:style-name="T39"> </text:span><text:span text:style-name="T40">aho_corasick</text:span><text:span text:style-name="T39">(text, kws):</text:span></text:p><text:p><text:span text:style-name="T39"><text:s text:c="4"/></text:span><text:span text:style-name="T42">'''</text:span></text:p><text:p><text:span text:style-name="T42"><text:s text:c="8"/></text:span><text:span text:style-name="T42">return example</text:span></text:p><text:p><text:span text:style-name="T42"><text:s text:c="8"/></text:span><text:span text:style-name="T42">[(1874, (1, 'University of Massachusetts'))]</text:span></text:p><text:p><text:span text:style-name="T42"><text:s text:c="8"/></text:span><text:span text:style-name="T42">loc, (index?, uni)</text:span></text:p><text:p><text:span text:style-name="T42"><text:s text:c="4"/></text:span><text:span text:style-name="T42">'''</text:span></text:p><text:p><text:span text:style-name="T39"><text:s text:c="4"/></text:span><text:span text:style-name="T39">A </text:span><text:span text:style-name="T41">=</text:span><text:span text:style-name="T39"> make_automaton(kws)</text:span></text:p><text:p><text:span text:style-name="T39"><text:s text:c="4"/></text:span><text:span text:style-name="T39">found_keywords </text:span><text:span text:style-name="T41">=</text:span><text:span text:style-name="T39"> []</text:span></text:p><text:p><text:span text:style-name="T39"><text:s text:c="4"/></text:span><text:span text:style-name="T38">for</text:span><text:span text:style-name="T39"> item </text:span><text:span text:style-name="T44">in</text:span><text:span text:style-name="T39"> A</text:span><text:span text:style-name="T41">.</text:span><text:span text:style-name="T39">iter(text):</text:span></text:p><text:p><text:span text:style-name="T39"><text:s text:c="8"/></text:span><text:span text:style-name="T39">found_keywords</text:span><text:span text:style-name="T41">.</text:span><text:span text:style-name="T39">append(item)</text:span></text:p><text:p><text:span text:style-name="T39"><text:s text:c="4"/></text:span><text:span text:style-name="T38">return</text:span><text:span text:style-name="T39"> found_keywords</text:span></text:p><text:p><text:span text:style-name="T39"/></text:p><text:p><text:span text:style-name="T39"/></text:p></draw:text-box></draw:frame><draw:frame text:anchor-type="paragraph" draw:z-index="4" draw:name="Shape3" draw:style-name="gr3" draw:text-style-name="P65" svg:width="3.4717in" svg:height="3.8343in" svg:x="0.0236in" svg:y="4.0291in"><draw:text-box><text:p><text:span text:style-name="T38">def</text:span><text:span text:style-name="T39"> </text:span><text:span text:style-name="T40">analyze_hits</text:span><text:span text:style-name="T39">(hits):</text:span></text:p><text:p><text:span text:style-name="T39"><text:s text:c="4"/></text:span><text:span text:style-name="T39">s_strs, e_strs </text:span><text:span text:style-name="T41">=</text:span><text:span text:style-name="T39"> make_keywords()</text:span></text:p><text:p><text:span text:style-name="T39"><text:s text:c="4"/></text:span><text:span text:style-name="T39">start </text:span><text:span text:style-name="T41">=</text:span><text:span text:style-name="T39"> (</text:span><text:span text:style-name="T38">float</text:span><text:span text:style-name="T39">(</text:span><text:span text:style-name="T42">'inf'</text:span><text:span text:style-name="T39">),</text:span><text:span text:style-name="T42">''</text:span><text:span text:style-name="T39">)</text:span></text:p><text:p><text:span text:style-name="T39"><text:s text:c="4"/></text:span><text:span text:style-name="T39">end </text:span><text:span text:style-name="T41">=</text:span><text:span text:style-name="T39"> (</text:span><text:span text:style-name="T41">0</text:span><text:span text:style-name="T39">,</text:span><text:span text:style-name="T42">''</text:span><text:span text:style-name="T39">)</text:span></text:p><text:p><text:span text:style-name="T39"><text:s text:c="4"/></text:span><text:span text:style-name="T39">has_start </text:span><text:span text:style-name="T41">=</text:span><text:span text:style-name="T39"> </text:span><text:span text:style-name="T38">False</text:span></text:p><text:p><text:span text:style-name="T39"><text:s text:c="4"/></text:span><text:span text:style-name="T39">has_end </text:span><text:span text:style-name="T41">=</text:span><text:span text:style-name="T39"> </text:span><text:span text:style-name="T38">False</text:span></text:p><text:p><text:span text:style-name="T39"><text:s text:c="4"/></text:span><text:span text:style-name="T38">for</text:span><text:span text:style-name="T39"> hit </text:span><text:span text:style-name="T44">in</text:span><text:span text:style-name="T39"> hits:</text:span></text:p><text:p><text:span text:style-name="T39"><text:s text:c="8"/></text:span><text:span text:style-name="T39">match </text:span><text:span text:style-name="T41">=</text:span><text:span text:style-name="T39"> hit[</text:span><text:span text:style-name="T41">1</text:span><text:span text:style-name="T39">][</text:span><text:span text:style-name="T41">1</text:span><text:span text:style-name="T39">]</text:span></text:p><text:p><text:span text:style-name="T39"><text:s text:c="8"/></text:span><text:span text:style-name="T39">loc </text:span><text:span text:style-name="T41">=</text:span><text:span text:style-name="T39"> hit[</text:span><text:span text:style-name="T41">0</text:span><text:span text:style-name="T39">]</text:span></text:p><text:p><text:span text:style-name="T39"><text:s text:c="8"/></text:span><text:span text:style-name="T38">if</text:span><text:span text:style-name="T39"> match </text:span><text:span text:style-name="T44">in</text:span><text:span text:style-name="T39"> s_strs:</text:span></text:p><text:p><text:span text:style-name="T39"><text:s text:c="12"/></text:span><text:span text:style-name="T38">if</text:span><text:span text:style-name="T39"> loc </text:span><text:span text:style-name="T41">&lt;</text:span><text:span text:style-name="T39"> start[</text:span><text:span text:style-name="T41">0</text:span><text:span text:style-name="T39">]:</text:span></text:p><text:p><text:span text:style-name="T39"><text:s text:c="16"/></text:span><text:span text:style-name="T39">start </text:span><text:span text:style-name="T41">=</text:span><text:span text:style-name="T39"> (loc, match)</text:span></text:p><text:p><text:span text:style-name="T39"><text:s text:c="8"/></text:span><text:span text:style-name="T38">elif</text:span><text:span text:style-name="T39"> match </text:span><text:span text:style-name="T44">in</text:span><text:span text:style-name="T39"> e_strs:</text:span></text:p><text:p><text:span text:style-name="T39"><text:s text:c="12"/></text:span><text:span text:style-name="T38">if</text:span><text:span text:style-name="T39"> loc </text:span><text:span text:style-name="T41">&gt;</text:span><text:span text:style-name="T39"> end[</text:span><text:span text:style-name="T41">0</text:span><text:span text:style-name="T39">]:</text:span></text:p><text:p><text:span text:style-name="T39"><text:s text:c="16"/></text:span><text:span text:style-name="T39">end </text:span><text:span text:style-name="T41">=</text:span><text:span text:style-name="T39"> (loc, match)</text:span></text:p><text:p><text:span text:style-name="T39"><text:s text:c="4"/></text:span><text:span text:style-name="T38">return</text:span><text:span text:style-name="T39"> start, end</text:span></text:p><text:p><text:span text:style-name="T39"/></text:p><text:p/><text:p><text:span text:style-name="T39"/></text:p><text:p><text:span text:style-name="T39"/></text:p></draw:text-box></draw:frame><draw:frame text:anchor-type="paragraph" draw:z-index="5" draw:name="Shape3" draw:style-name="gr3" draw:text-style-name="P65" svg:width="3.4717in" svg:height="4.6012in" svg:x="3.5354in" svg:y="4.0189in"><draw:text-box><text:p><text:span text:style-name="T38">def</text:span><text:span text:style-name="T39"> </text:span><text:span text:style-name="T40">get_content</text:span><text:span text:style-name="T39">(f):</text:span></text:p><text:p><text:span text:style-name="T39"><text:s text:c="4"/></text:span><text:span text:style-name="T39">f</text:span><text:span text:style-name="T41">.</text:span><text:span text:style-name="T39">seek(</text:span><text:span text:style-name="T41">0</text:span><text:span text:style-name="T39">)</text:span></text:p><text:p><text:span text:style-name="T39"><text:s text:c="4"/></text:span><text:span text:style-name="T39">s_strs, e_strs </text:span><text:span text:style-name="T41">=</text:span><text:span text:style-name="T39"> make_keywords()</text:span></text:p><text:p><text:span text:style-name="T39"><text:s text:c="4"/></text:span><text:span text:style-name="T39">kws </text:span><text:span text:style-name="T41">=</text:span><text:span text:style-name="T39"> s_strs </text:span><text:span text:style-name="T41">+</text:span><text:span text:style-name="T39"> e_strs</text:span></text:p><text:p><text:span text:style-name="T39"><text:s text:c="4"/></text:span><text:span text:style-name="T39">text </text:span><text:span text:style-name="T41">=</text:span><text:span text:style-name="T39"> io</text:span><text:span text:style-name="T41">.</text:span><text:span text:style-name="T39">TextIOWrapper(</text:span></text:p><text:p><text:span text:style-name="T39"><text:tab/></text:span><text:span text:style-name="T39">io</text:span><text:span text:style-name="T41">.</text:span><text:span text:style-name="T39">BufferedReader(gzip</text:span><text:span text:style-name="T41">.</text:span><text:span text:style-name="T39">open(f)), </text:span></text:p><text:p><text:span text:style-name="T39"><text:s text:c="12"/></text:span><text:span text:style-name="T39">encoding</text:span><text:span text:style-name="T41">=</text:span><text:span text:style-name="T42">'utf8'</text:span><text:span text:style-name="T39">, errors</text:span><text:span text:style-name="T41">=</text:span><text:span text:style-name="T42">'ignore'</text:span><text:span text:style-name="T39">)</text:span><text:span text:style-name="T41">.</text:span><text:span text:style-name="T39">read()</text:span></text:p><text:p><text:span text:style-name="T39"><text:s text:c="4"/></text:span><text:span text:style-name="T39">hits </text:span><text:span text:style-name="T41">=</text:span><text:span text:style-name="T39"> aho_corasick(text, kws)</text:span></text:p><text:p><text:span text:style-name="T39"><text:s text:c="4"/></text:span><text:span text:style-name="T39">start, end </text:span><text:span text:style-name="T41">=</text:span><text:span text:style-name="T39"> analyze_hits(hits)</text:span></text:p><text:p><text:span text:style-name="T39"><text:s text:c="4"/></text:span><text:span text:style-name="T39">size </text:span><text:span text:style-name="T41">=</text:span><text:span text:style-name="T39"> end[</text:span><text:span text:style-name="T41">0</text:span><text:span text:style-name="T39">] </text:span><text:span text:style-name="T41">-</text:span><text:span text:style-name="T39"> start[</text:span><text:span text:style-name="T41">0</text:span><text:span text:style-name="T39">]</text:span></text:p><text:p><text:span text:style-name="T39"><text:s text:c="4"/></text:span><text:span text:style-name="T38">if</text:span><text:span text:style-name="T39"> size </text:span><text:span text:style-name="T41">&gt;</text:span><text:span text:style-name="T39"> </text:span><text:span text:style-name="T41">5000</text:span><text:span text:style-name="T39">:</text:span></text:p><text:p><text:span text:style-name="T39"><text:s text:c="8"/></text:span><text:span text:style-name="T39">content </text:span><text:span text:style-name="T41">=</text:span><text:span text:style-name="T39"> text[start[</text:span><text:span text:style-name="T41">0</text:span><text:span text:style-name="T39">]:end[</text:span><text:span text:style-name="T41">0</text:span><text:span text:style-name="T39">]]</text:span><text:span text:style-name="T41">.</text:span><text:span text:style-name="T39">encode()</text:span></text:p><text:p><text:span text:style-name="T39"><text:s text:c="8"/></text:span><text:span text:style-name="T39">detex_content </text:span><text:span text:style-name="T41">=</text:span><text:span text:style-name="T39"> subprocess</text:span><text:span text:style-name="T41">.</text:span><text:span text:style-name="T39">run(</text:span></text:p><text:p><text:span text:style-name="T39"><text:s text:c="16"/></text:span><text:span text:style-name="T39">[</text:span><text:span text:style-name="T42">'detex'</text:span><text:span text:style-name="T39">],</text:span></text:p><text:p><text:span text:style-name="T39"><text:s text:c="16"/></text:span><text:span text:style-name="T38">input</text:span><text:span text:style-name="T41">=</text:span><text:span text:style-name="T39">content,</text:span></text:p><text:p><text:span text:style-name="T39"><text:s text:c="16"/></text:span><text:span text:style-name="T39">stdout</text:span><text:span text:style-name="T41">=</text:span><text:span text:style-name="T39">subprocess</text:span><text:span text:style-name="T41">.</text:span><text:span text:style-name="T39">PIPE</text:span></text:p><text:p><text:span text:style-name="T39"><text:s text:c="16"/></text:span><text:span text:style-name="T39">)</text:span></text:p><text:p><text:span text:style-name="T39"><text:s text:c="8"/></text:span><text:span text:style-name="T39">content </text:span><text:span text:style-name="T41">=</text:span><text:span text:style-name="T39"> detex_content</text:span><text:span text:style-name="T41">.</text:span><text:span text:style-name="T39">stdout</text:span></text:p><text:p><text:span text:style-name="T39"><text:s text:c="8"/></text:span><text:span text:style-name="T38">return</text:span><text:span text:style-name="T39"> content</text:span></text:p><text:p><text:span text:style-name="T39"><text:s text:c="4"/></text:span><text:span text:style-name="T38">else</text:span><text:span text:style-name="T39">:</text:span></text:p><text:p><text:span text:style-name="T39"><text:s text:c="8"/></text:span><text:span text:style-name="T38">return</text:span><text:span text:style-name="T39"> </text:span><text:span text:style-name="T38">False</text:span></text:p><text:p><text:span text:style-name="T39"/></text:p><text:p><text:span text:style-name="T39"/></text:p><text:p><text:span text:style-name="T39"/></text:p></draw:text-box></draw:frame></text:h>
      <text:h text:style-name="P60" text:outline-level="2"><text:bookmark-start text:name="__RefHeading___Toc804_3833812238"/>Appendix <text:span text:style-name="T29">D: merge.py</text:span><text:bookmark-end text:name="__RefHeading___Toc804_3833812238"/></text:h>
      <text:h text:style-name="P56" text:outline-level="2"><draw:frame text:anchor-type="paragraph" draw:z-index="6" draw:name="Shape4" draw:style-name="gr5" draw:text-style-name="P66" svg:width="6.9358in" svg:height="8.4343in" svg:x="-0.0091in" svg:y="-0.0138in"><draw:text-box><text:p><text:span text:style-name="T47">import</text:span><text:span text:style-name="T48"> </text:span><text:span text:style-name="T49">pandas</text:span><text:span text:style-name="T48"> </text:span><text:span text:style-name="T47">as</text:span><text:span text:style-name="T48"> </text:span><text:span text:style-name="T49">pd</text:span></text:p><text:p><text:span text:style-name="T47">import</text:span><text:span text:style-name="T48"> </text:span><text:span text:style-name="T49">glob</text:span><text:span text:style-name="T50">,</text:span><text:span text:style-name="T48"> </text:span><text:span text:style-name="T49">os</text:span><text:span text:style-name="T50">,</text:span><text:span text:style-name="T48"> </text:span><text:span text:style-name="T49">pickle</text:span></text:p><text:p><text:span text:style-name="T47">from</text:span><text:span text:style-name="T48"> </text:span><text:span text:style-name="T49">process</text:span><text:span text:style-name="T48"> </text:span><text:span text:style-name="T47">import</text:span><text:span text:style-name="T48"> add_tars</text:span></text:p><text:p><text:span text:style-name="T47">from</text:span><text:span text:style-name="T48"> </text:span><text:span text:style-name="T49">get_unis</text:span><text:span text:style-name="T48"> </text:span><text:span text:style-name="T47">import</text:span><text:span text:style-name="T48"> unis_in_countries, native</text:span></text:p><text:p><text:span text:style-name="T48"/></text:p><text:p><text:span text:style-name="T47">def</text:span><text:span text:style-name="T48"> </text:span><text:span text:style-name="T49">merge</text:span><text:span text:style-name="T48">(n):</text:span></text:p><text:p><text:span text:style-name="T48"><text:s text:c="4"/></text:span><text:span text:style-name="T48">STORE_PATH </text:span><text:span text:style-name="T50">=</text:span><text:span text:style-name="T48"> </text:span><text:span text:style-name="T51">'/home/jtoma/nli/data'</text:span></text:p><text:p><text:span text:style-name="T48"><text:s text:c="4"/></text:span><text:span text:style-name="T48">f </text:span><text:span text:style-name="T50">=</text:span><text:span text:style-name="T48"> </text:span><text:span text:style-name="T51">'metadata.pickle'</text:span></text:p><text:p><text:span text:style-name="T48"><text:s text:c="4"/></text:span><text:span text:style-name="T48">metadata_path </text:span><text:span text:style-name="T50">=</text:span><text:span text:style-name="T48"> os</text:span><text:span text:style-name="T50">.</text:span><text:span text:style-name="T48">path</text:span><text:span text:style-name="T50">.</text:span><text:span text:style-name="T48">join(STORE_PATH, f)</text:span></text:p><text:p><text:span text:style-name="T48"><text:s text:c="4"/></text:span><text:span text:style-name="T47">print</text:span><text:span text:style-name="T48">(</text:span><text:span text:style-name="T51">'running merge'</text:span><text:span text:style-name="T48">)</text:span></text:p><text:p><text:span text:style-name="T48"><text:s text:c="4"/></text:span><text:span text:style-name="T47">try</text:span><text:span text:style-name="T48">:</text:span></text:p><text:p><text:span text:style-name="T48"><text:s text:c="8"/></text:span><text:span text:style-name="T48">df_all </text:span><text:span text:style-name="T50">=</text:span><text:span text:style-name="T48"> pd</text:span><text:span text:style-name="T50">.</text:span><text:span text:style-name="T48">read_pickle(metadata_path)</text:span></text:p><text:p><text:span text:style-name="T48"><text:s text:c="8"/></text:span><text:span text:style-name="T47">print</text:span><text:span text:style-name="T48">(</text:span><text:span text:style-name="T51">"Loading metadata from pickle"</text:span><text:span text:style-name="T48">)</text:span></text:p><text:p><text:span text:style-name="T48"><text:s text:c="4"/></text:span><text:span text:style-name="T47">except</text:span><text:span text:style-name="T48"> (</text:span><text:span text:style-name="T52">OSError</text:span><text:span text:style-name="T48">, </text:span><text:span text:style-name="T52">IOError</text:span><text:span text:style-name="T48">) </text:span><text:span text:style-name="T47">as</text:span><text:span text:style-name="T48"> e:</text:span></text:p><text:p><text:span text:style-name="T48"><text:s text:c="8"/></text:span><text:span text:style-name="T47">print</text:span><text:span text:style-name="T48">(</text:span><text:span text:style-name="T51">"Creating metadata pickle"</text:span><text:span text:style-name="T48">)</text:span></text:p><text:p><text:span text:style-name="T48"><text:s text:c="8"/></text:span><text:span text:style-name="T48">dumpdate </text:span><text:span text:style-name="T50">=</text:span><text:span text:style-name="T48"> </text:span><text:span text:style-name="T51">"20190101"</text:span></text:p><text:p><text:span text:style-name="T48"><text:s text:c="8"/></text:span><text:span text:style-name="T48">datadir </text:span><text:span text:style-name="T50">=</text:span><text:span text:style-name="T48"> </text:span><text:span text:style-name="T51">"arxiv_archive-1.0.1/processed_data/"</text:span><text:span text:style-name="T48"> </text:span><text:span text:style-name="T50">+</text:span><text:span text:style-name="T48"> dumpdate </text:span><text:span text:style-name="T50">+</text:span><text:span text:style-name="T48"> </text:span><text:span text:style-name="T51">"/per_year/"</text:span></text:p><text:p><text:span text:style-name="T48"><text:s text:c="8"/></text:span><text:span text:style-name="T48">files </text:span><text:span text:style-name="T50">=</text:span><text:span text:style-name="T48"> glob</text:span><text:span text:style-name="T50">.</text:span><text:span text:style-name="T48">glob(datadir </text:span><text:span text:style-name="T50">+</text:span><text:span text:style-name="T48"> </text:span><text:span text:style-name="T51">"*.tsv.zip"</text:span><text:span text:style-name="T48">)</text:span></text:p><text:p><text:span text:style-name="T48"><text:s text:c="8"/></text:span><text:span text:style-name="T47">len</text:span><text:span text:style-name="T48">(files)</text:span></text:p><text:p><text:span text:style-name="T48"><text:s text:c="8"/></text:span><text:span text:style-name="T48">files</text:span><text:span text:style-name="T50">.</text:span><text:span text:style-name="T48">sort()</text:span></text:p><text:p><text:span text:style-name="T48"><text:s text:c="8"/></text:span><text:span text:style-name="T48">dtypes </text:span><text:span text:style-name="T50">=</text:span><text:span text:style-name="T48"> {</text:span></text:p><text:p><text:span text:style-name="T48"><text:s text:c="12"/></text:span><text:span text:style-name="T51">"abstract"</text:span><text:span text:style-name="T48">: </text:span><text:span text:style-name="T47">object</text:span><text:span text:style-name="T48">, </text:span><text:span text:style-name="T51">"acm_class"</text:span><text:span text:style-name="T48">: </text:span><text:span text:style-name="T47">object</text:span><text:span text:style-name="T48">,</text:span></text:p><text:p><text:span text:style-name="T48"><text:s text:c="12"/></text:span><text:span text:style-name="T51">"arxiv_id"</text:span><text:span text:style-name="T48">: </text:span><text:span text:style-name="T47">object</text:span><text:span text:style-name="T48">, </text:span><text:span text:style-name="T51">"author_text"</text:span><text:span text:style-name="T48">: </text:span><text:span text:style-name="T47">object</text:span><text:span text:style-name="T48">,</text:span></text:p><text:p><text:span text:style-name="T48"><text:s text:c="12"/></text:span><text:span text:style-name="T51">"categories"</text:span><text:span text:style-name="T48">: </text:span><text:span text:style-name="T47">object</text:span><text:span text:style-name="T48">, </text:span><text:span text:style-name="T51">"comments"</text:span><text:span text:style-name="T48">: </text:span><text:span text:style-name="T47">object</text:span><text:span text:style-name="T48">,</text:span></text:p><text:p><text:span text:style-name="T48"><text:s text:c="12"/></text:span><text:span text:style-name="T51">"created"</text:span><text:span text:style-name="T48">: </text:span><text:span text:style-name="T47">object</text:span><text:span text:style-name="T48">, </text:span><text:span text:style-name="T51">"doi"</text:span><text:span text:style-name="T48">: </text:span><text:span text:style-name="T47">object</text:span><text:span text:style-name="T48">,</text:span></text:p><text:p><text:span text:style-name="T48"><text:s text:c="12"/></text:span><text:span text:style-name="T51">"num_authors"</text:span><text:span text:style-name="T48">: </text:span><text:span text:style-name="T47">int</text:span><text:span text:style-name="T48">, </text:span><text:span text:style-name="T51">"num_categories"</text:span><text:span text:style-name="T48">: </text:span><text:span text:style-name="T47">int</text:span><text:span text:style-name="T48">,</text:span></text:p><text:p><text:span text:style-name="T48"><text:s text:c="12"/></text:span><text:span text:style-name="T51">"primary_cat"</text:span><text:span text:style-name="T48">: </text:span><text:span text:style-name="T47">object</text:span><text:span text:style-name="T48">, </text:span><text:span text:style-name="T51">"title"</text:span><text:span text:style-name="T48">: </text:span><text:span text:style-name="T47">object</text:span><text:span text:style-name="T48">,</text:span></text:p><text:p><text:span text:style-name="T48"><text:s text:c="12"/></text:span><text:span text:style-name="T51">"updated"</text:span><text:span text:style-name="T48">: </text:span><text:span text:style-name="T47">object</text:span><text:span text:style-name="T48">, <text:s/></text:span><text:span text:style-name="T51">"created_ym"</text:span><text:span text:style-name="T48">: </text:span><text:span text:style-name="T47">object</text:span></text:p><text:p><text:span text:style-name="T48"><text:s text:c="8"/></text:span><text:span text:style-name="T48">} <text:s text:c="2"/></text:span></text:p><text:p><text:span text:style-name="T48"><text:s text:c="8"/></text:span><text:span text:style-name="T48">df_all </text:span><text:span text:style-name="T50">=</text:span><text:span text:style-name="T48"> pd</text:span><text:span text:style-name="T50">.</text:span><text:span text:style-name="T48">DataFrame()</text:span></text:p><text:p><text:span text:style-name="T48"><text:s text:c="8"/></text:span><text:span text:style-name="T47">for</text:span><text:span text:style-name="T48"> f </text:span><text:span text:style-name="T53">in</text:span><text:span text:style-name="T48"> files:</text:span></text:p><text:p><text:span text:style-name="T48"><text:s text:c="12"/></text:span><text:span text:style-name="T47">print</text:span><text:span text:style-name="T48">(f)</text:span></text:p><text:p><text:span text:style-name="T48"><text:s text:c="12"/></text:span><text:span text:style-name="T48">yearly_df </text:span><text:span text:style-name="T50">=</text:span><text:span text:style-name="T48"> pd</text:span><text:span text:style-name="T50">.</text:span><text:span text:style-name="T48">read_csv(</text:span></text:p><text:p><text:span text:style-name="T48"><text:s text:c="20"/></text:span><text:span text:style-name="T48">f,</text:span></text:p><text:p><text:span text:style-name="T48"><text:s text:c="20"/></text:span><text:span text:style-name="T48">sep</text:span><text:span text:style-name="T50">=</text:span><text:span text:style-name="T51">"</text:span><text:span text:style-name="T54">\t</text:span><text:span text:style-name="T51">"</text:span><text:span text:style-name="T48">,</text:span></text:p><text:p><text:span text:style-name="T48"><text:s text:c="20"/></text:span><text:span text:style-name="T48">index_col</text:span><text:span text:style-name="T50">=0</text:span><text:span text:style-name="T48">,</text:span></text:p><text:p><text:span text:style-name="T48"><text:s text:c="20"/></text:span><text:span text:style-name="T48">compression</text:span><text:span text:style-name="T50">=</text:span><text:span text:style-name="T51">'zip'</text:span><text:span text:style-name="T48">,</text:span></text:p><text:p><text:span text:style-name="T48"><text:s text:c="20"/></text:span><text:span text:style-name="T48">dtype</text:span><text:span text:style-name="T50">=</text:span><text:span text:style-name="T48">dtypes,</text:span></text:p><text:p><text:span text:style-name="T48"><text:s text:c="20"/></text:span><text:span text:style-name="T48">parse_dates</text:span><text:span text:style-name="T50">=</text:span><text:span text:style-name="T48">[</text:span><text:span text:style-name="T51">"created"</text:span><text:span text:style-name="T48">,</text:span><text:span text:style-name="T51">"updated"</text:span><text:span text:style-name="T48">])</text:span></text:p><text:p><text:span text:style-name="T48"><text:s text:c="12"/></text:span><text:span text:style-name="T48">df_all </text:span><text:span text:style-name="T50">=</text:span><text:span text:style-name="T48"> df_all</text:span><text:span text:style-name="T50">.</text:span><text:span text:style-name="T48">append(yearly_df)</text:span></text:p><text:p><text:span text:style-name="T48"><text:s text:c="8"/></text:span><text:span text:style-name="T48">df_all</text:span><text:span text:style-name="T50">.</text:span><text:span text:style-name="T48">to_pickle(metadata_path)</text:span></text:p><text:p><text:span text:style-name="T48"><text:s text:c="4"/></text:span></text:p><text:p><text:span text:style-name="T48"><text:s text:c="4"/></text:span><text:span text:style-name="T47">print</text:span><text:span text:style-name="T48">(</text:span><text:span text:style-name="T51">'length before drop'</text:span><text:span text:style-name="T48">, </text:span><text:span text:style-name="T47">len</text:span><text:span text:style-name="T48">(df_all))</text:span></text:p><text:p><text:span text:style-name="T48"/></text:p></draw:text-box></draw:frame></text:h>
      <text:p text:style-name="P43"><text:bookmark-start text:name="__RefHeading___Toc806_3833812238"/>Appendix D (Cont.): merge.py<text:bookmark-end text:name="__RefHeading___Toc806_3833812238"/></text:p>
      <text:h text:style-name="P37" text:outline-level="2"><draw:frame text:anchor-type="paragraph" draw:z-index="7" draw:name="Shape5" draw:style-name="gr6" draw:text-style-name="P65" svg:width="6.9031in" svg:height="8.9394in" svg:x="-0.0028in" svg:y="0.0437in"><draw:text-box><text:p><text:span text:style-name="T39"><text:s text:c="4"/></text:span><text:span text:style-name="T43"># every time we run merge, we increase the size of the dataset</text:span></text:p><text:p><text:span text:style-name="T39"><text:s text:c="4"/></text:span><text:span text:style-name="T39">additional_data </text:span><text:span text:style-name="T41">=</text:span><text:span text:style-name="T39"> add_tars(n)</text:span></text:p><text:p><text:span text:style-name="T39"/></text:p><text:p><text:span text:style-name="T39"><text:s text:c="4"/></text:span><text:span text:style-name="T39">keys </text:span><text:span text:style-name="T41">=</text:span><text:span text:style-name="T39"> [additional_data[i][</text:span><text:span text:style-name="T42">'article_id'</text:span><text:span text:style-name="T39">] </text:span><text:span text:style-name="T38">for</text:span><text:span text:style-name="T39"> i </text:span><text:span text:style-name="T44">in</text:span></text:p><text:p><text:span text:style-name="T39"><text:s text:c="12"/></text:span><text:span text:style-name="T38">range</text:span><text:span text:style-name="T39">(</text:span><text:span text:style-name="T38">len</text:span><text:span text:style-name="T39">(additional_data))]</text:span></text:p><text:p><text:span text:style-name="T39"><text:s text:c="8"/></text:span></text:p><text:p><text:span text:style-name="T39"><text:s text:c="4"/></text:span><text:span text:style-name="T39">is_hit </text:span><text:span text:style-name="T41">=</text:span><text:span text:style-name="T39"> df_all[</text:span><text:span text:style-name="T42">'arxiv_id'</text:span><text:span text:style-name="T39">]</text:span><text:span text:style-name="T41">.</text:span><text:span text:style-name="T39">isin(keys)</text:span></text:p><text:p><text:span text:style-name="T39"><text:s text:c="4"/></text:span><text:span text:style-name="T39">df_hit </text:span><text:span text:style-name="T41">=</text:span><text:span text:style-name="T39"> df_all[is_hit]</text:span></text:p><text:p><text:span text:style-name="T39"><text:s text:c="4"/></text:span></text:p><text:p><text:span text:style-name="T39"><text:s text:c="4"/></text:span><text:span text:style-name="T43">### add uni</text:span></text:p><text:p><text:span text:style-name="T39"><text:s text:c="4"/></text:span><text:span text:style-name="T39">uni_d </text:span><text:span text:style-name="T41">=</text:span><text:span text:style-name="T39"> { additional_data[i][</text:span><text:span text:style-name="T42">'article_id'</text:span><text:span text:style-name="T39">]: additional_data[i][</text:span><text:span text:style-name="T42">'uni'</text:span><text:span text:style-name="T39">] </text:span><text:span text:style-name="T38">for</text:span></text:p><text:p><text:span text:style-name="T39"><text:s text:c="12"/></text:span><text:span text:style-name="T39">i </text:span><text:span text:style-name="T44">in</text:span><text:span text:style-name="T39"> </text:span><text:span text:style-name="T38">range</text:span><text:span text:style-name="T39">(</text:span><text:span text:style-name="T38">len</text:span><text:span text:style-name="T39">(additional_data)) }</text:span></text:p><text:p><text:span text:style-name="T39"><text:s text:c="4"/></text:span><text:span text:style-name="T39">df_hit</text:span><text:span text:style-name="T41">.</text:span><text:span text:style-name="T39">loc[:,</text:span><text:span text:style-name="T42">'uni'</text:span><text:span text:style-name="T39">] </text:span><text:span text:style-name="T41">=</text:span><text:span text:style-name="T39"> df_hit[</text:span><text:span text:style-name="T42">'arxiv_id'</text:span><text:span text:style-name="T39">]</text:span><text:span text:style-name="T41">.</text:span><text:span text:style-name="T39">map(uni_d)</text:span></text:p><text:p><text:span text:style-name="T39"><text:s text:c="4"/></text:span></text:p><text:p><text:span text:style-name="T39"><text:s text:c="4"/></text:span><text:span text:style-name="T43">### add content</text:span></text:p><text:p><text:span text:style-name="T39"><text:s text:c="4"/></text:span><text:span text:style-name="T39">content_d </text:span><text:span text:style-name="T41">=</text:span><text:span text:style-name="T39"> { additional_data[i][</text:span><text:span text:style-name="T42">'article_id'</text:span><text:span text:style-name="T39">]: additional_data[i][</text:span><text:span text:style-name="T42">'content'</text:span><text:span text:style-name="T39">] </text:span><text:span text:style-name="T38">for</text:span></text:p><text:p><text:span text:style-name="T39"><text:s text:c="12"/></text:span><text:span text:style-name="T39">i </text:span><text:span text:style-name="T44">in</text:span><text:span text:style-name="T39"> </text:span><text:span text:style-name="T38">range</text:span><text:span text:style-name="T39">(</text:span><text:span text:style-name="T38">len</text:span><text:span text:style-name="T39">(additional_data)) }</text:span></text:p><text:p><text:span text:style-name="T39"><text:s text:c="4"/></text:span><text:span text:style-name="T39">df_hit</text:span><text:span text:style-name="T41">.</text:span><text:span text:style-name="T39">loc[:,</text:span><text:span text:style-name="T42">'content'</text:span><text:span text:style-name="T39">] </text:span><text:span text:style-name="T41">=</text:span><text:span text:style-name="T39"> df_hit[</text:span><text:span text:style-name="T42">'arxiv_id'</text:span><text:span text:style-name="T39">]</text:span><text:span text:style-name="T41">.</text:span><text:span text:style-name="T39">map(content_d)</text:span></text:p><text:p><text:span text:style-name="T39"><text:s text:c="4"/></text:span></text:p><text:p><text:span text:style-name="T39"><text:s text:c="4"/></text:span><text:span text:style-name="T43">### add country of uni</text:span></text:p><text:p><text:span text:style-name="T39"><text:s text:c="4"/></text:span><text:span text:style-name="T39">country_d </text:span><text:span text:style-name="T41">=</text:span><text:span text:style-name="T39"> { el[</text:span><text:span text:style-name="T41">1</text:span><text:span text:style-name="T39">]:el[</text:span><text:span text:style-name="T41">0</text:span><text:span text:style-name="T39">] </text:span><text:span text:style-name="T38">for</text:span><text:span text:style-name="T39"> el </text:span><text:span text:style-name="T44">in</text:span><text:span text:style-name="T39"> unis_in_countries() }</text:span></text:p><text:p><text:span text:style-name="T39"><text:s text:c="4"/></text:span><text:span text:style-name="T39">df_hit</text:span><text:span text:style-name="T41">.</text:span><text:span text:style-name="T39">loc[:,</text:span><text:span text:style-name="T42">'country'</text:span><text:span text:style-name="T39">] </text:span><text:span text:style-name="T41">=</text:span><text:span text:style-name="T39"> df_hit[</text:span><text:span text:style-name="T42">'uni'</text:span><text:span text:style-name="T39">]</text:span><text:span text:style-name="T41">.</text:span><text:span text:style-name="T39">map(country_d)</text:span></text:p><text:p><text:span text:style-name="T39"><text:s text:c="4"/></text:span></text:p><text:p><text:span text:style-name="T39"><text:s text:c="4"/></text:span><text:span text:style-name="T43">### give a column for native or non-native</text:span></text:p><text:p><text:span text:style-name="T39"><text:s text:c="4"/></text:span><text:span text:style-name="T39">native_d </text:span><text:span text:style-name="T41">=</text:span><text:span text:style-name="T39"> { el[</text:span><text:span text:style-name="T41">1</text:span><text:span text:style-name="T39">]:el[</text:span><text:span text:style-name="T41">0</text:span><text:span text:style-name="T39">] </text:span><text:span text:style-name="T38">for</text:span><text:span text:style-name="T39"> el </text:span><text:span text:style-name="T44">in</text:span><text:span text:style-name="T39"> native() }</text:span></text:p><text:p><text:span text:style-name="T39"><text:s text:c="4"/></text:span><text:span text:style-name="T39">df_hit</text:span><text:span text:style-name="T41">.</text:span><text:span text:style-name="T39">loc[:,</text:span><text:span text:style-name="T42">'native'</text:span><text:span text:style-name="T39">] </text:span><text:span text:style-name="T41">=</text:span><text:span text:style-name="T39"> df_hit[</text:span><text:span text:style-name="T42">'uni'</text:span><text:span text:style-name="T39">]</text:span><text:span text:style-name="T41">.</text:span><text:span text:style-name="T39">map(native_d)</text:span></text:p><text:p><text:span text:style-name="T39"/></text:p><text:p><text:span text:style-name="T39"><text:s text:c="4"/></text:span><text:span text:style-name="T38">print</text:span><text:span text:style-name="T39">(</text:span><text:span text:style-name="T42">'length after drop'</text:span><text:span text:style-name="T39">, </text:span><text:span text:style-name="T38">len</text:span><text:span text:style-name="T39">(df_hit))</text:span></text:p><text:p><text:span text:style-name="T39"><text:s text:c="4"/></text:span><text:span text:style-name="T38">print</text:span><text:span text:style-name="T39">(</text:span><text:span text:style-name="T42">'df_hit.head():'</text:span><text:span text:style-name="T39">, df_hit</text:span><text:span text:style-name="T41">.</text:span><text:span text:style-name="T39">head())</text:span></text:p><text:p><text:span text:style-name="T39"><text:s text:c="4"/></text:span><text:span text:style-name="T39">STORE_PATH </text:span><text:span text:style-name="T41">=</text:span><text:span text:style-name="T39"> </text:span><text:span text:style-name="T42">'/home/jtoma/nli/data/'</text:span></text:p><text:p><text:span text:style-name="T39"><text:s text:c="4"/></text:span><text:span text:style-name="T39">file_name </text:span><text:span text:style-name="T41">=</text:span><text:span text:style-name="T39"> </text:span><text:span text:style-name="T42">'ds1.pickle'</text:span></text:p><text:p><text:span text:style-name="T39"><text:s text:c="4"/></text:span><text:span text:style-name="T39">pickle_file </text:span><text:span text:style-name="T41">=</text:span><text:span text:style-name="T39"> os</text:span><text:span text:style-name="T41">.</text:span><text:span text:style-name="T39">path</text:span><text:span text:style-name="T41">.</text:span><text:span text:style-name="T39">join(STORE_PATH, file_name)</text:span></text:p><text:p><text:span text:style-name="T39"><text:s text:c="4"/></text:span><text:span text:style-name="T39">df_hit</text:span><text:span text:style-name="T41">.</text:span><text:span text:style-name="T39">to_pickle(pickle_file)</text:span></text:p><text:p><text:span text:style-name="T39"><text:s text:c="4"/></text:span><text:span text:style-name="T38">return</text:span><text:span text:style-name="T39"> df_hit</text:span></text:p><text:p><text:span text:style-name="T39"/></text:p><text:p><text:span text:style-name="T39">merge(</text:span><text:span text:style-name="T41">10</text:span><text:span text:style-name="T39">)</text:span></text:p><text:p><text:span text:style-name="T39"/></text:p></draw:text-box></draw:frame></text:h>
      <text:h text:style-name="P60" text:outline-level="2"><text:bookmark-start text:name="__RefHeading___Toc808_3833812238"/>Appendix <text:span text:style-name="T29">E: run.py</text:span><text:bookmark-end text:name="__RefHeading___Toc808_3833812238"/></text:h>
      <text:h text:style-name="P56" text:outline-level="2"><draw:frame text:anchor-type="paragraph" draw:z-index="8" draw:name="Shape6" draw:style-name="gr7" draw:text-style-name="P65" svg:width="6.976in" svg:height="9.2012in" svg:x="-0.0299in" svg:y="0.0217in"><draw:text-box><text:p><text:span text:style-name="T38">import</text:span><text:span text:style-name="T39"> </text:span><text:span text:style-name="T40">pandas</text:span><text:span text:style-name="T39"> </text:span><text:span text:style-name="T38">as</text:span><text:span text:style-name="T39"> </text:span><text:span text:style-name="T40">pd</text:span></text:p><text:p><text:span text:style-name="T38">from</text:span><text:span text:style-name="T39"> </text:span><text:span text:style-name="T40">sklearn</text:span><text:span text:style-name="T39"> </text:span><text:span text:style-name="T38">import</text:span><text:span text:style-name="T39"> metrics</text:span></text:p><text:p><text:span text:style-name="T38">from</text:span><text:span text:style-name="T39"> </text:span><text:span text:style-name="T40">sklearn.feature_extraction.text</text:span><text:span text:style-name="T39"> </text:span><text:span text:style-name="T38">import</text:span><text:span text:style-name="T39"> TfidfVectorizer, CountVectorizer</text:span></text:p><text:p><text:span text:style-name="T38">from</text:span><text:span text:style-name="T39"> </text:span><text:span text:style-name="T40">sklearn.model_selection</text:span><text:span text:style-name="T39"> </text:span><text:span text:style-name="T38">import</text:span><text:span text:style-name="T39"> train_test_split</text:span></text:p><text:p><text:span text:style-name="T38">from</text:span><text:span text:style-name="T39"> </text:span><text:span text:style-name="T40">sklearn.preprocessing</text:span><text:span text:style-name="T39"> </text:span><text:span text:style-name="T38">import</text:span><text:span text:style-name="T39"> Normalizer, LabelEncoder</text:span></text:p><text:p><text:span text:style-name="T38">from</text:span><text:span text:style-name="T39"> </text:span><text:span text:style-name="T40">sklearn.calibration</text:span><text:span text:style-name="T39"> </text:span><text:span text:style-name="T38">import</text:span><text:span text:style-name="T39"> CalibratedClassifierCV</text:span></text:p><text:p><text:span text:style-name="T38">from</text:span><text:span text:style-name="T39"> </text:span><text:span text:style-name="T40">sklearn.svm</text:span><text:span text:style-name="T39"> </text:span><text:span text:style-name="T38">import</text:span><text:span text:style-name="T39"> LinearSVC, SVC</text:span></text:p><text:p><text:span text:style-name="T38">from</text:span><text:span text:style-name="T39"> </text:span><text:span text:style-name="T40">sklearn.utils</text:span><text:span text:style-name="T39"> </text:span><text:span text:style-name="T38">import</text:span><text:span text:style-name="T39"> resample</text:span></text:p><text:p><text:span text:style-name="T38">from</text:span><text:span text:style-name="T39"> </text:span><text:span text:style-name="T40">sklearn.pipeline</text:span><text:span text:style-name="T39"> </text:span><text:span text:style-name="T38">import</text:span><text:span text:style-name="T39"> Pipeline</text:span></text:p><text:p><text:span text:style-name="T38">from</text:span><text:span text:style-name="T39"> </text:span><text:span text:style-name="T40">sklearn.ensemble</text:span><text:span text:style-name="T39"> </text:span><text:span text:style-name="T38">import</text:span><text:span text:style-name="T39"> RandomForestClassifier</text:span></text:p><text:p><text:span text:style-name="T38">from</text:span><text:span text:style-name="T39"> </text:span><text:span text:style-name="T40">joblib</text:span><text:span text:style-name="T39"> </text:span><text:span text:style-name="T38">import</text:span><text:span text:style-name="T39"> dump</text:span></text:p><text:p><text:span text:style-name="T38">import</text:span><text:span text:style-name="T39"> </text:span><text:span text:style-name="T40">re</text:span></text:p><text:p><text:span text:style-name="T38">import</text:span><text:span text:style-name="T39"> </text:span><text:span text:style-name="T40">time</text:span></text:p><text:p><text:span text:style-name="T39"/></text:p><text:p><text:span text:style-name="T39"/></text:p><text:p><text:span text:style-name="T38">def</text:span><text:span text:style-name="T39"> </text:span><text:span text:style-name="T40">pretty_print_cm</text:span><text:span text:style-name="T39">(cm, class_labels):</text:span></text:p><text:p><text:span text:style-name="T39"><text:s text:c="4"/></text:span><text:span text:style-name="T39">row_format </text:span><text:span text:style-name="T41">=</text:span><text:span text:style-name="T39"> </text:span><text:span text:style-name="T42">"</text:span><text:span text:style-name="T55">{:&gt;5}</text:span><text:span text:style-name="T42">"</text:span><text:span text:style-name="T39"> </text:span><text:span text:style-name="T41">*</text:span><text:span text:style-name="T39"> (</text:span><text:span text:style-name="T38">len</text:span><text:span text:style-name="T39">(class_labels) </text:span><text:span text:style-name="T41">+</text:span><text:span text:style-name="T39"> </text:span><text:span text:style-name="T41">1</text:span><text:span text:style-name="T39">)</text:span></text:p><text:p><text:span text:style-name="T39"><text:s text:c="4"/></text:span><text:span text:style-name="T38">print</text:span><text:span text:style-name="T39">(row_format</text:span><text:span text:style-name="T41">.</text:span><text:span text:style-name="T39">format(</text:span><text:span text:style-name="T42">""</text:span><text:span text:style-name="T39">, </text:span><text:span text:style-name="T41">*</text:span><text:span text:style-name="T39">class_labels))</text:span></text:p><text:p><text:span text:style-name="T39"><text:s text:c="4"/></text:span><text:span text:style-name="T38">for</text:span><text:span text:style-name="T39"> l1, row </text:span><text:span text:style-name="T44">in</text:span><text:span text:style-name="T39"> </text:span><text:span text:style-name="T38">zip</text:span><text:span text:style-name="T39">(class_labels, cm):</text:span></text:p><text:p><text:span text:style-name="T39"><text:s text:c="8"/></text:span><text:span text:style-name="T38">print</text:span><text:span text:style-name="T39">(row_format</text:span><text:span text:style-name="T41">.</text:span><text:span text:style-name="T39">format(l1, </text:span><text:span text:style-name="T41">*</text:span><text:span text:style-name="T39">row))</text:span></text:p><text:p><text:span text:style-name="T39"/></text:p><text:p><text:span text:style-name="T38">def</text:span><text:span text:style-name="T39"> </text:span><text:span text:style-name="T40">remove_bigram_stops</text:span><text:span text:style-name="T39">(doc):</text:span></text:p><text:p><text:span text:style-name="T39"><text:s text:c="4"/></text:span><text:span text:style-name="T39">doc </text:span><text:span text:style-name="T41">=</text:span><text:span text:style-name="T39"> re</text:span><text:span text:style-name="T41">.</text:span><text:span text:style-name="T39">sub(</text:span><text:span text:style-name="T42">'[^a-z\s]'</text:span><text:span text:style-name="T39">, </text:span><text:span text:style-name="T42">''</text:span><text:span text:style-name="T39">, doc</text:span><text:span text:style-name="T41">.</text:span><text:span text:style-name="T39">lower()) <text:s text:c="17"/></text:span><text:span text:style-name="T43"># get rid of noise</text:span></text:p><text:p><text:span text:style-name="T39"><text:s text:c="4"/></text:span><text:span text:style-name="T39">stop_phrases </text:span><text:span text:style-name="T41">=</text:span><text:span text:style-name="T39"> [</text:span></text:p><text:p><text:span text:style-name="T39"><text:s text:c="12"/></text:span><text:span text:style-name="T42">"of(\s?</text:span><text:span text:style-name="T45">\\</text:span><text:span text:style-name="T42">.?\s?)china"</text:span><text:span text:style-name="T39">,</text:span></text:p><text:p><text:span text:style-name="T39"><text:s text:c="12"/></text:span><text:span text:style-name="T42">"national(\s?</text:span><text:span text:style-name="T45">\\</text:span><text:span text:style-name="T42">.?\s?)natural"</text:span><text:span text:style-name="T39">,</text:span></text:p><text:p><text:span text:style-name="T39"><text:s text:c="12"/></text:span><text:span text:style-name="T42">"science(\s?</text:span><text:span text:style-name="T45">\\</text:span><text:span text:style-name="T42">.?\s?)foundation"</text:span><text:span text:style-name="T39">,</text:span></text:p><text:p><text:span text:style-name="T39"><text:s text:c="12"/></text:span><text:span text:style-name="T42">"eqnarray"</text:span><text:span text:style-name="T39">,</text:span></text:p><text:p><text:span text:style-name="T39"><text:s text:c="12"/></text:span><text:span text:style-name="T42">"et al."</text:span><text:span text:style-name="T39">,</text:span></text:p><text:p><text:span text:style-name="T39"><text:s text:c="12"/></text:span><text:span text:style-name="T39">]</text:span></text:p><text:p><text:span text:style-name="T39"><text:s text:c="4"/></text:span><text:span text:style-name="T38">for</text:span><text:span text:style-name="T39"> phrase </text:span><text:span text:style-name="T44">in</text:span><text:span text:style-name="T39"> stop_phrases:</text:span></text:p><text:p><text:span text:style-name="T39"><text:s text:c="8"/></text:span><text:span text:style-name="T39">doc </text:span><text:span text:style-name="T41">=</text:span><text:span text:style-name="T39"> re</text:span><text:span text:style-name="T41">.</text:span><text:span text:style-name="T39">sub(phrase, </text:span><text:span text:style-name="T42">""</text:span><text:span text:style-name="T39">, doc, flags</text:span><text:span text:style-name="T41">=</text:span><text:span text:style-name="T39">re</text:span><text:span text:style-name="T41">.</text:span><text:span text:style-name="T39">IGNORECASE)</text:span></text:p><text:p><text:span text:style-name="T39"><text:s text:c="4"/></text:span><text:span text:style-name="T38">return</text:span><text:span text:style-name="T39"> doc</text:span></text:p><text:p><text:span text:style-name="T39"/></text:p><text:p><text:span text:style-name="T38">def</text:span><text:span text:style-name="T39"> </text:span><text:span text:style-name="T40">under_sample</text:span><text:span text:style-name="T39">(df):</text:span></text:p><text:p><text:span text:style-name="T39"><text:s text:c="4"/></text:span><text:span text:style-name="T38">print</text:span><text:span text:style-name="T39">(</text:span><text:span text:style-name="T42">'Original counts:'</text:span><text:span text:style-name="T39">)</text:span></text:p><text:p><text:span text:style-name="T39"><text:s text:c="4"/></text:span><text:span text:style-name="T38">print</text:span><text:span text:style-name="T39">(</text:span><text:span text:style-name="T42">'non native:'</text:span><text:span text:style-name="T39">, df[df</text:span><text:span text:style-name="T41">.</text:span><text:span text:style-name="T39">native </text:span><text:span text:style-name="T41">==</text:span><text:span text:style-name="T39"> </text:span><text:span text:style-name="T38">False</text:span><text:span text:style-name="T39">]</text:span><text:span text:style-name="T41">.</text:span><text:span text:style-name="T39">shape[</text:span><text:span text:style-name="T41">0</text:span><text:span text:style-name="T39">], </text:span><text:span text:style-name="T42">'| native:'</text:span><text:span text:style-name="T39">, df[df</text:span><text:span text:style-name="T41">.</text:span><text:span text:style-name="T39">native </text:span><text:span text:style-name="T41">==</text:span><text:span text:style-name="T39"> </text:span><text:span text:style-name="T38">True</text:span><text:span text:style-name="T39">]</text:span><text:span text:style-name="T41">.</text:span><text:span text:style-name="T39">shape[</text:span><text:span text:style-name="T41">0</text:span><text:span text:style-name="T39">])</text:span></text:p><text:p><text:span text:style-name="T39"><text:s text:c="4"/></text:span><text:span text:style-name="T39">df_maj </text:span><text:span text:style-name="T41">=</text:span><text:span text:style-name="T39"> df[df</text:span><text:span text:style-name="T41">.</text:span><text:span text:style-name="T39">native</text:span><text:span text:style-name="T41">==</text:span><text:span text:style-name="T38">True</text:span><text:span text:style-name="T39">]</text:span></text:p><text:p><text:span text:style-name="T39"><text:s text:c="4"/></text:span><text:span text:style-name="T39">df_min </text:span><text:span text:style-name="T41">=</text:span><text:span text:style-name="T39"> df[df</text:span><text:span text:style-name="T41">.</text:span><text:span text:style-name="T39">native</text:span><text:span text:style-name="T41">==</text:span><text:span text:style-name="T38">False</text:span><text:span text:style-name="T39">]</text:span></text:p><text:p><text:span text:style-name="T39"><text:s text:c="4"/></text:span><text:span text:style-name="T39">df_maj_under </text:span><text:span text:style-name="T41">=</text:span><text:span text:style-name="T39"> resample(df_maj, replace</text:span><text:span text:style-name="T41">=</text:span><text:span text:style-name="T38">False</text:span><text:span text:style-name="T39">, n_samples</text:span><text:span text:style-name="T41">=</text:span><text:span text:style-name="T39">df_min</text:span><text:span text:style-name="T41">.</text:span><text:span text:style-name="T39">shape[</text:span><text:span text:style-name="T41">0</text:span><text:span text:style-name="T39">],</text:span></text:p><text:p><text:span text:style-name="T39"><text:s text:c="12"/></text:span><text:span text:style-name="T39">random_state</text:span><text:span text:style-name="T41">=123</text:span><text:span text:style-name="T39">)</text:span></text:p><text:p><text:span text:style-name="T39"><text:s text:c="4"/></text:span><text:span text:style-name="T39">df_under </text:span><text:span text:style-name="T41">=</text:span><text:span text:style-name="T39"> pd</text:span><text:span text:style-name="T41">.</text:span><text:span text:style-name="T39">concat([df_min, df_maj_under])</text:span></text:p><text:p><text:span text:style-name="T39"><text:s text:c="4"/></text:span><text:span text:style-name="T38">print</text:span><text:span text:style-name="T39">(</text:span><text:span text:style-name="T42">'count of native after resample:'</text:span><text:span text:style-name="T39">, df_under</text:span><text:span text:style-name="T41">.</text:span><text:span text:style-name="T39">native</text:span><text:span text:style-name="T41">.</text:span><text:span text:style-name="T39">value_counts()[</text:span><text:span text:style-name="T41">0</text:span><text:span text:style-name="T39">])</text:span></text:p><text:p><text:span text:style-name="T39"><text:s text:c="4"/></text:span><text:span text:style-name="T38">print</text:span><text:span text:style-name="T39">(</text:span><text:span text:style-name="T42">'----'</text:span><text:span text:style-name="T39">)</text:span></text:p><text:p><text:span text:style-name="T39"><text:s text:c="4"/></text:span><text:span text:style-name="T38">return</text:span><text:span text:style-name="T39"> df_under</text:span></text:p><text:p><text:span text:style-name="T39"/></text:p><text:p/><text:p/></draw:text-box></draw:frame></text:h>
      <text:p text:style-name="P42"><text:span text:style-name="T30">Appendix E (Cont. </text:span><text:span text:style-name="T31">2</text:span><text:span text:style-name="T30">): run.py</text:span></text:p>
      <text:p text:style-name="Text_20_body"><draw:frame text:anchor-type="paragraph" draw:z-index="9" draw:name="Shape7" draw:style-name="gr8" draw:text-style-name="P65" svg:width="6.8823in" svg:height="9.2012in" svg:x="-0.0043in" svg:y="0.0429in"><draw:text-box><text:p><text:span text:style-name="T38">def</text:span><text:span text:style-name="T39"> </text:span><text:span text:style-name="T40">filter_categories</text:span><text:span text:style-name="T39">(df):</text:span></text:p><text:p><text:span text:style-name="T39"><text:s text:c="4"/></text:span><text:span text:style-name="T43"># only cs and not physics</text:span></text:p><text:p><text:span text:style-name="T39"><text:s text:c="4"/></text:span><text:span text:style-name="T39">df1 </text:span><text:span text:style-name="T41">=</text:span><text:span text:style-name="T39"> df[df[</text:span><text:span text:style-name="T42">'categories'</text:span><text:span text:style-name="T39">]</text:span><text:span text:style-name="T41">.</text:span><text:span text:style-name="T39">str</text:span><text:span text:style-name="T41">.</text:span><text:span text:style-name="T39">contains(</text:span><text:span text:style-name="T42">'cs.'</text:span><text:span text:style-name="T39">) </text:span><text:span text:style-name="T41">&amp;</text:span><text:span text:style-name="T39"> </text:span><text:span text:style-name="T41">~</text:span><text:span text:style-name="T39">(df[</text:span><text:span text:style-name="T42">'categories'</text:span><text:span text:style-name="T39">]</text:span><text:span text:style-name="T41">.</text:span><text:span text:style-name="T39">str</text:span><text:span text:style-name="T41">.</text:span><text:span text:style-name="T39">contains(</text:span><text:span text:style-name="T42">'ics.'</text:span><text:span text:style-name="T39">))]</text:span></text:p><text:p><text:span text:style-name="T39"><text:s text:c="4"/></text:span><text:span text:style-name="T38">return</text:span><text:span text:style-name="T39"> df1</text:span></text:p><text:p><text:span text:style-name="T39"/></text:p><text:p><text:span text:style-name="T38">def</text:span><text:span text:style-name="T39"> </text:span><text:span text:style-name="T40">cut_content</text:span><text:span text:style-name="T39">(df):</text:span></text:p><text:p><text:span text:style-name="T39"><text:s text:c="4"/></text:span><text:span text:style-name="T39">mean_len_content_before </text:span><text:span text:style-name="T41">=</text:span><text:span text:style-name="T39"> df</text:span><text:span text:style-name="T41">.</text:span><text:span text:style-name="T39">content</text:span><text:span text:style-name="T41">.</text:span><text:span text:style-name="T39">apply(</text:span><text:span text:style-name="T38">lambda</text:span><text:span text:style-name="T39"> x:</text:span><text:span text:style-name="T38">len</text:span><text:span text:style-name="T39">(x))</text:span><text:span text:style-name="T41">.</text:span><text:span text:style-name="T39">mean()</text:span></text:p><text:p><text:span text:style-name="T39"><text:s text:c="4"/></text:span><text:span text:style-name="T39">df</text:span><text:span text:style-name="T41">.</text:span><text:span text:style-name="T39">content </text:span><text:span text:style-name="T41">=</text:span><text:span text:style-name="T39"> df</text:span><text:span text:style-name="T41">.</text:span><text:span text:style-name="T39">content</text:span><text:span text:style-name="T41">.</text:span><text:span text:style-name="T39">str[:</text:span><text:span text:style-name="T41">20000</text:span><text:span text:style-name="T39">]</text:span></text:p><text:p><text:span text:style-name="T39"><text:s text:c="4"/></text:span><text:span text:style-name="T39">mean_len_content_after </text:span><text:span text:style-name="T41">=</text:span><text:span text:style-name="T39"> df</text:span><text:span text:style-name="T41">.</text:span><text:span text:style-name="T39">content</text:span><text:span text:style-name="T41">.</text:span><text:span text:style-name="T39">apply(</text:span><text:span text:style-name="T38">lambda</text:span><text:span text:style-name="T39"> x:</text:span><text:span text:style-name="T38">len</text:span><text:span text:style-name="T39">(x))</text:span><text:span text:style-name="T41">.</text:span><text:span text:style-name="T39">mean()</text:span></text:p><text:p><text:span text:style-name="T39"><text:s text:c="4"/></text:span><text:span text:style-name="T38">print</text:span><text:span text:style-name="T39">(</text:span><text:span text:style-name="T42">'Average character count in content:'</text:span><text:span text:style-name="T39">)</text:span></text:p><text:p><text:span text:style-name="T39"><text:s text:c="4"/></text:span><text:span text:style-name="T38">print</text:span><text:span text:style-name="T39">(</text:span><text:span text:style-name="T42">'before cut:'</text:span><text:span text:style-name="T39">, mean_len_content_before, </text:span><text:span text:style-name="T42">'| after cut:'</text:span><text:span text:style-name="T39">,</text:span></text:p><text:p><text:span text:style-name="T39"><text:s text:c="12"/></text:span><text:span text:style-name="T39">mean_len_content_after)</text:span></text:p><text:p><text:span text:style-name="T39"><text:s text:c="4"/></text:span><text:span text:style-name="T38">print</text:span><text:span text:style-name="T39">(</text:span><text:span text:style-name="T42">'----'</text:span><text:span text:style-name="T39">)</text:span></text:p><text:p><text:span text:style-name="T39"><text:s text:c="4"/></text:span><text:span text:style-name="T38">return</text:span><text:span text:style-name="T39"> df</text:span></text:p><text:p><text:span text:style-name="T39"/></text:p><text:p><text:span text:style-name="T38">def</text:span><text:span text:style-name="T39"> </text:span><text:span text:style-name="T40">run</text:span><text:span text:style-name="T39">():</text:span></text:p><text:p><text:span text:style-name="T39"><text:s text:c="4"/></text:span><text:span text:style-name="T43">#CLASS_LABELS = ['CN', 'GB', 'IN', 'US']</text:span></text:p><text:p><text:span text:style-name="T39"><text:s text:c="4"/></text:span><text:span text:style-name="T39">CLASS_LABELS </text:span><text:span text:style-name="T41">=</text:span><text:span text:style-name="T39"> [</text:span><text:span text:style-name="T42">'NON'</text:span><text:span text:style-name="T39">, </text:span><text:span text:style-name="T42">'NAT'</text:span><text:span text:style-name="T39">]</text:span></text:p><text:p><text:span text:style-name="T39"><text:s text:c="4"/></text:span></text:p><text:p><text:span text:style-name="T39"><text:s text:c="4"/></text:span><text:span text:style-name="T43"># get data</text:span></text:p><text:p><text:span text:style-name="T39"><text:s text:c="4"/></text:span><text:span text:style-name="T39">df </text:span><text:span text:style-name="T41">=</text:span><text:span text:style-name="T39"> pd</text:span><text:span text:style-name="T41">.</text:span><text:span text:style-name="T39">read_pickle(</text:span><text:span text:style-name="T42">'data/ds1.pickle'</text:span><text:span text:style-name="T39">)</text:span></text:p><text:p><text:span text:style-name="T39"/></text:p><text:p><text:span text:style-name="T39"><text:s text:c="4"/></text:span><text:span text:style-name="T43"># filter categories</text:span></text:p><text:p><text:span text:style-name="T39"><text:s text:c="4"/></text:span><text:span text:style-name="T39">df </text:span><text:span text:style-name="T41">=</text:span><text:span text:style-name="T39"> filter_categories(df)</text:span></text:p><text:p><text:span text:style-name="T39"><text:s text:c="4"/></text:span></text:p><text:p><text:span text:style-name="T39"><text:s text:c="4"/></text:span><text:span text:style-name="T43"># undersample majority class to size of minority</text:span></text:p><text:p><text:span text:style-name="T39"><text:s text:c="4"/></text:span><text:span text:style-name="T39">df_under </text:span><text:span text:style-name="T41">=</text:span><text:span text:style-name="T39"> under_sample(df)</text:span></text:p><text:p><text:span text:style-name="T39"><text:s text:c="4"/></text:span></text:p><text:p><text:span text:style-name="T39"><text:s text:c="4"/></text:span><text:span text:style-name="T43"># trim content length for faster training</text:span></text:p><text:p><text:span text:style-name="T39"><text:s text:c="4"/></text:span><text:span text:style-name="T43">#df_under = cut_content(df_under)</text:span></text:p><text:p><text:span text:style-name="T39"/></text:p><text:p><text:span text:style-name="T39"><text:s text:c="4"/></text:span><text:span text:style-name="T43"># remove nonlinguistic indicators</text:span></text:p><text:p><text:span text:style-name="T39"><text:s text:c="4"/></text:span><text:span text:style-name="T39">df_under</text:span><text:span text:style-name="T41">.</text:span><text:span text:style-name="T39">content </text:span><text:span text:style-name="T41">=</text:span><text:span text:style-name="T39"> df_under</text:span><text:span text:style-name="T41">.</text:span><text:span text:style-name="T39">content</text:span><text:span text:style-name="T41">.</text:span><text:span text:style-name="T39">apply(remove_bigram_stops)</text:span></text:p><text:p><text:span text:style-name="T39"/></text:p><text:p><text:span text:style-name="T39"><text:s text:c="4"/></text:span><text:span text:style-name="T43"># set data</text:span></text:p><text:p><text:span text:style-name="T39"><text:s text:c="4"/></text:span><text:span text:style-name="T39">X </text:span><text:span text:style-name="T41">=</text:span><text:span text:style-name="T39"> df_under</text:span><text:span text:style-name="T41">.</text:span><text:span text:style-name="T39">content</text:span></text:p><text:p><text:span text:style-name="T39"><text:s text:c="4"/></text:span><text:span text:style-name="T39">y </text:span><text:span text:style-name="T41">=</text:span><text:span text:style-name="T39"> df_under</text:span><text:span text:style-name="T41">.</text:span><text:span text:style-name="T39">native</text:span></text:p><text:p><text:span text:style-name="T39"><text:s text:c="4"/></text:span><text:span text:style-name="T38">print</text:span><text:span text:style-name="T39">(</text:span><text:span text:style-name="T42">'length of X:'</text:span><text:span text:style-name="T39">, </text:span><text:span text:style-name="T38">len</text:span><text:span text:style-name="T39">(X))</text:span></text:p><text:p><text:span text:style-name="T39"><text:s text:c="4"/></text:span></text:p><text:p><text:span text:style-name="T39"><text:s text:c="4"/></text:span><text:span text:style-name="T39">clf </text:span><text:span text:style-name="T41">=</text:span><text:span text:style-name="T39"> Pipeline(</text:span></text:p><text:p><text:span text:style-name="T39"><text:s text:c="12"/></text:span><text:span text:style-name="T39">steps</text:span><text:span text:style-name="T41">=</text:span><text:span text:style-name="T39">[</text:span></text:p><text:p><text:span text:style-name="T39"><text:s text:c="16"/></text:span><text:span text:style-name="T39">(</text:span><text:span text:style-name="T42">'tfidf'</text:span><text:span text:style-name="T39">, TfidfVectorizer(ngram_range</text:span><text:span text:style-name="T41">=</text:span><text:span text:style-name="T39">(</text:span><text:span text:style-name="T41">2</text:span><text:span text:style-name="T39">,</text:span><text:span text:style-name="T41">3</text:span><text:span text:style-name="T39">), analyzer</text:span><text:span text:style-name="T41">=</text:span><text:span text:style-name="T42">'word'</text:span><text:span text:style-name="T39">,</text:span></text:p><text:p><text:span text:style-name="T39"><text:s text:c="20"/></text:span><text:span text:style-name="T39">binary</text:span><text:span text:style-name="T41">=</text:span><text:span text:style-name="T38">True</text:span><text:span text:style-name="T39">, max_features</text:span><text:span text:style-name="T41">=5000</text:span><text:span text:style-name="T39">)),</text:span></text:p><text:p><text:span text:style-name="T39"><text:s text:c="16"/></text:span><text:span text:style-name="T39">(</text:span><text:span text:style-name="T42">'svc'</text:span><text:span text:style-name="T39">, LinearSVC(multi_class</text:span><text:span text:style-name="T41">=</text:span><text:span text:style-name="T42">'crammer_singer'</text:span><text:span text:style-name="T39">,</text:span></text:p><text:p><text:span text:style-name="T39"><text:s text:c="20"/></text:span><text:span text:style-name="T39">class_weight</text:span><text:span text:style-name="T41">=</text:span><text:span text:style-name="T42">'balanced'</text:span><text:span text:style-name="T39">)),</text:span></text:p><text:p><text:span text:style-name="T39"><text:s text:c="12"/></text:span><text:span text:style-name="T39">]</text:span></text:p><text:p><text:span text:style-name="T39"><text:s text:c="4"/></text:span><text:span text:style-name="T39">)</text:span></text:p><text:p><text:span text:style-name="T39"/></text:p></draw:text-box></draw:frame><text:span text:style-name="T30"/></text:p>
      <text:p text:style-name="P46"><text:span text:style-name="T30">Appendix E (Cont. </text:span><text:span text:style-name="T31">3</text:span><text:span text:style-name="T30">): run.py</text:span></text:p>
      <text:p text:style-name="P38"><draw:frame text:anchor-type="paragraph" draw:z-index="10" draw:name="Shape8" draw:style-name="gr9" draw:text-style-name="P65" svg:width="6.9331in" svg:height="9.0988in" svg:x="-0.0043in" svg:y="0.061in"><draw:text-box><text:p><text:span text:style-name="T39"><text:s text:c="4"/></text:span><text:span text:style-name="T39">X_train, X_test, y_train, y_test </text:span><text:span text:style-name="T41">=</text:span><text:span text:style-name="T39"> train_test_split(X, y,</text:span></text:p><text:p><text:span text:style-name="T39"><text:s text:c="12"/></text:span><text:span text:style-name="T39">test_size</text:span><text:span text:style-name="T41">=0.2</text:span><text:span text:style-name="T39">, random_state</text:span><text:span text:style-name="T41">=7</text:span><text:span text:style-name="T39">)</text:span></text:p><text:p><text:span text:style-name="T39"><text:s text:c="4"/></text:span></text:p><text:p><text:span text:style-name="T39"><text:s text:c="4"/></text:span><text:span text:style-name="T39">s </text:span><text:span text:style-name="T41">=</text:span><text:span text:style-name="T39"> time</text:span><text:span text:style-name="T41">.</text:span><text:span text:style-name="T39">time()</text:span></text:p><text:p><text:span text:style-name="T39"><text:s text:c="4"/></text:span><text:span text:style-name="T38">print</text:span><text:span text:style-name="T39">(</text:span><text:span text:style-name="T42">"Training LinearSVC..."</text:span><text:span text:style-name="T39">)</text:span></text:p><text:p><text:span text:style-name="T39"><text:s text:c="4"/></text:span><text:span text:style-name="T39">clf</text:span><text:span text:style-name="T41">.</text:span><text:span text:style-name="T39">fit(X_train, y_train)</text:span></text:p><text:p><text:span text:style-name="T39"><text:s text:c="4"/></text:span><text:span text:style-name="T38">print</text:span><text:span text:style-name="T39">(</text:span><text:span text:style-name="T42">"Training Time"</text:span><text:span text:style-name="T39"> </text:span><text:span text:style-name="T41">+</text:span><text:span text:style-name="T39"> </text:span><text:span text:style-name="T38">str</text:span><text:span text:style-name="T39">(time</text:span><text:span text:style-name="T41">.</text:span><text:span text:style-name="T39">time() </text:span><text:span text:style-name="T41">-</text:span><text:span text:style-name="T39">s ))</text:span></text:p><text:p><text:span text:style-name="T39"><text:s text:c="4"/></text:span><text:span text:style-name="T39">s</text:span><text:span text:style-name="T41">=</text:span><text:span text:style-name="T39"> time</text:span><text:span text:style-name="T41">.</text:span><text:span text:style-name="T39">time()</text:span></text:p><text:p><text:span text:style-name="T39"><text:s text:c="4"/></text:span><text:span text:style-name="T38">print</text:span><text:span text:style-name="T39">(</text:span><text:span text:style-name="T42">"Linear SVC Score- "</text:span><text:span text:style-name="T41">+</text:span><text:span text:style-name="T39"> </text:span><text:span text:style-name="T38">str</text:span><text:span text:style-name="T39">(clf</text:span><text:span text:style-name="T41">.</text:span><text:span text:style-name="T39">score(X_test, y_test)))</text:span></text:p><text:p><text:span text:style-name="T39"><text:s text:c="4"/></text:span><text:span text:style-name="T39">predicted </text:span><text:span text:style-name="T41">=</text:span><text:span text:style-name="T39"> clf</text:span><text:span text:style-name="T41">.</text:span><text:span text:style-name="T39">predict(X_test)</text:span></text:p><text:p><text:span text:style-name="T39"><text:s text:c="4"/></text:span></text:p><text:p><text:span text:style-name="T39"><text:s text:c="4"/></text:span><text:span text:style-name="T38">print</text:span><text:span text:style-name="T39">(</text:span><text:span text:style-name="T42">'Results'</text:span><text:span text:style-name="T39">)</text:span></text:p><text:p><text:span text:style-name="T39"><text:s text:c="4"/></text:span><text:span text:style-name="T38">print</text:span><text:span text:style-name="T39">(</text:span><text:span text:style-name="T42">"</text:span><text:span text:style-name="T45">\n</text:span><text:span text:style-name="T42">Confusion Matrix:</text:span><text:span text:style-name="T45">\n</text:span><text:span text:style-name="T42">"</text:span><text:span text:style-name="T39">)</text:span></text:p><text:p><text:span text:style-name="T39"><text:s text:c="4"/></text:span><text:span text:style-name="T39">cm </text:span><text:span text:style-name="T41">=</text:span><text:span text:style-name="T39"> metrics</text:span><text:span text:style-name="T41">.</text:span><text:span text:style-name="T39">confusion_matrix(y_test, predicted)</text:span><text:span text:style-name="T41">.</text:span><text:span text:style-name="T39">tolist()</text:span></text:p><text:p><text:span text:style-name="T39"><text:s text:c="4"/></text:span><text:span text:style-name="T39">pretty_print_cm(cm, CLASS_LABELS)</text:span></text:p><text:p><text:span text:style-name="T39"><text:s text:c="4"/></text:span><text:span text:style-name="T38">print</text:span><text:span text:style-name="T39">(</text:span><text:span text:style-name="T42">"</text:span><text:span text:style-name="T45">\n</text:span><text:span text:style-name="T42">Classification Results:</text:span><text:span text:style-name="T45">\n</text:span><text:span text:style-name="T42">"</text:span><text:span text:style-name="T39">)</text:span></text:p><text:p><text:span text:style-name="T39"><text:s text:c="4"/></text:span><text:span text:style-name="T38">print</text:span><text:span text:style-name="T39">(metrics</text:span><text:span text:style-name="T41">.</text:span><text:span text:style-name="T39">classification_report(y_test, predicted, target_names</text:span><text:span text:style-name="T41">=</text:span><text:span text:style-name="T39">CLASS_LABELS, digits</text:span><text:span text:style-name="T41">=4</text:span><text:span text:style-name="T39">))</text:span></text:p><text:p><text:span text:style-name="T39"/></text:p><text:p><text:span text:style-name="T39"><text:s text:c="4"/></text:span><text:span text:style-name="T39">dump(clf, </text:span><text:span text:style-name="T42">'data/pipe1.joblib'</text:span><text:span text:style-name="T39">)</text:span></text:p><text:p><text:span text:style-name="T39"><text:s text:c="4"/></text:span><text:span text:style-name="T38">print</text:span><text:span text:style-name="T39">(</text:span><text:span text:style-name="T42">'pipeline dumped to pipe1.joblib'</text:span></text:p><text:p><text:span text:style-name="T39"/></text:p><text:p><text:span text:style-name="T39"><text:s text:c="4"/></text:span><text:span text:style-name="T43">#feature_names = clf.named_steps.tfidf.get_feature_names() </text:span></text:p><text:p><text:span text:style-name="T39"><text:s text:c="4"/></text:span><text:span text:style-name="T43"># if using calibratedclassifierCV</text:span></text:p><text:p><text:span text:style-name="T39"><text:s text:c="4"/></text:span><text:span text:style-name="T43">#coef_avg = 0</text:span></text:p><text:p><text:span text:style-name="T39"><text:s text:c="4"/></text:span><text:span text:style-name="T43">#for i in clf.calibrated_classifiers_:</text:span></text:p><text:p><text:span text:style-name="T39"><text:s text:c="4"/></text:span><text:span text:style-name="T43"># <text:s text:c="3"/>coef_avg = coef_avg + i.base_estimator.coef_</text:span></text:p><text:p><text:span text:style-name="T39"><text:s text:c="4"/></text:span><text:span text:style-name="T43">#coef_avg <text:s/>= coef_avg/len(clf.calibrated_classifiers_)</text:span></text:p><text:p><text:span text:style-name="T39"><text:s text:c="4"/></text:span><text:span text:style-name="T43">#coefs_with_fns = sorted(zip(coef_avg, feature_names)) </text:span></text:p><text:p><text:span text:style-name="T39"/></text:p><text:p><text:span text:style-name="T39"><text:s text:c="4"/></text:span><text:span text:style-name="T43">#coefs_with_fns = sorted(zip(clf.named_steps.svc.coef_[0], feature_names)) </text:span></text:p><text:p><text:span text:style-name="T39"><text:s text:c="4"/></text:span><text:span text:style-name="T43">#df=pd.DataFrame(coefs_with_fns)</text:span></text:p><text:p><text:span text:style-name="T39"><text:s text:c="4"/></text:span><text:span text:style-name="T43">#df.columns='coefficient','n-gram'</text:span></text:p><text:p><text:span text:style-name="T39"><text:s text:c="4"/></text:span><text:span text:style-name="T43">#df.sort_values(by='coefficient')</text:span></text:p><text:p><text:span text:style-name="T39"><text:s text:c="4"/></text:span><text:span text:style-name="T43">#print('top 50 ngrams indicating non native:')</text:span></text:p><text:p><text:span text:style-name="T39"><text:s text:c="4"/></text:span><text:span text:style-name="T43">#print(df[:50])</text:span></text:p><text:p><text:span text:style-name="T39"><text:s text:c="4"/></text:span><text:span text:style-name="T43">#print('top 50 ngrams indicating native:')</text:span></text:p><text:p><text:span text:style-name="T39"><text:s text:c="4"/></text:span><text:span text:style-name="T43">#print(df[-50:])</text:span></text:p><text:p><text:span text:style-name="T39"><text:s text:c="4"/></text:span><text:span text:style-name="T43">#print('----')</text:span></text:p><text:p><text:span text:style-name="T39"><text:s text:c="4"/></text:span><text:span text:style-name="T43">#pickle.dump([clf, vectorizer], open('data/clf1.pickle', 'wb'))</text:span></text:p><text:p><text:span text:style-name="T39"><text:s text:c="4"/></text:span><text:span text:style-name="T43">#print('classifier, vectorizer, and features dumped to pickle clf1.pickle')</text:span></text:p><text:p><text:span text:style-name="T39"><text:s text:c="4"/></text:span><text:span text:style-name="T38">print</text:span><text:span text:style-name="T39">(</text:span><text:span text:style-name="T42">'run completed'</text:span><text:span text:style-name="T39">)</text:span></text:p><text:p><text:span text:style-name="T39"/></text:p><text:p><text:span text:style-name="T39">run()</text:span></text:p><text:p><text:span text:style-name="T39"/></text:p></draw:text-box></draw:frame><text:span text:style-name="T30"/></text:p>
      <text:h text:style-name="P56" text:outline-level="2"/>
      <text:h text:style-name="P60" text:outline-level="2"><text:bookmark-start text:name="__RefHeading___Toc810_3833812238"/>Appendix <text:span text:style-name="T29">E: site/app.py</text:span><text:bookmark-end text:name="__RefHeading___Toc810_3833812238"/></text:h>
      <text:h text:style-name="P56" text:outline-level="2"><draw:frame text:anchor-type="paragraph" draw:z-index="11" draw:name="Shape9" draw:style-name="gr10" draw:text-style-name="P65" svg:width="6.9677in" svg:height="9.0406in" svg:x="-0.0299in" svg:y="0.0035in"><draw:text-box><text:p><text:span text:style-name="T38">from</text:span><text:span text:style-name="T39"> </text:span><text:span text:style-name="T40">flask</text:span><text:span text:style-name="T39"> </text:span><text:span text:style-name="T38">import</text:span><text:span text:style-name="T39"> Flask, render_template, request, request, url_for, flash, send_from_directory</text:span></text:p><text:p><text:span text:style-name="T38">import</text:span><text:span text:style-name="T39"> </text:span><text:span text:style-name="T40">sys</text:span></text:p><text:p><text:span text:style-name="T39">sys</text:span><text:span text:style-name="T41">.</text:span><text:span text:style-name="T39">path</text:span><text:span text:style-name="T41">.</text:span><text:span text:style-name="T39">append(</text:span><text:span text:style-name="T42">"/home/jtoma/nli"</text:span><text:span text:style-name="T39">)</text:span></text:p><text:p><text:span text:style-name="T38">from</text:span><text:span text:style-name="T39"> </text:span><text:span text:style-name="T40">single</text:span><text:span text:style-name="T39"> </text:span><text:span text:style-name="T38">import</text:span><text:span text:style-name="T39"> display_text</text:span></text:p><text:p><text:span text:style-name="T39"/></text:p><text:p><text:span text:style-name="T39">UPLOAD_FOLDER </text:span><text:span text:style-name="T41">=</text:span><text:span text:style-name="T39"> </text:span><text:span text:style-name="T42">'/home/jtoma/nli/static'</text:span></text:p><text:p><text:span text:style-name="T39">ALLOWED_EXTENSIONS </text:span><text:span text:style-name="T41">=</text:span><text:span text:style-name="T39"> {</text:span><text:span text:style-name="T42">'txt'</text:span><text:span text:style-name="T39">}</text:span></text:p><text:p><text:span text:style-name="T39"/></text:p><text:p><text:span text:style-name="T39">app </text:span><text:span text:style-name="T41">=</text:span><text:span text:style-name="T39"> Flask(</text:span><text:span text:style-name="T56">__name__</text:span><text:span text:style-name="T39">)</text:span></text:p><text:p><text:span text:style-name="T39">app</text:span><text:span text:style-name="T41">.</text:span><text:span text:style-name="T39">config[</text:span><text:span text:style-name="T42">"SEND_FILE_MAX_AGE_DEFAULT"</text:span><text:span text:style-name="T39">] </text:span><text:span text:style-name="T41">=</text:span><text:span text:style-name="T39"> </text:span><text:span text:style-name="T41">1</text:span></text:p><text:p><text:span text:style-name="T39">app</text:span><text:span text:style-name="T41">.</text:span><text:span text:style-name="T39">config[</text:span><text:span text:style-name="T42">'UPLOAD_FOLDER'</text:span><text:span text:style-name="T39">] </text:span><text:span text:style-name="T41">=</text:span><text:span text:style-name="T39"> UPLOAD_FOLDER</text:span></text:p><text:p><text:span text:style-name="T39"/></text:p><text:p><text:span text:style-name="T38">def</text:span><text:span text:style-name="T39"> </text:span><text:span text:style-name="T40">allowed_file</text:span><text:span text:style-name="T39">(filename):</text:span></text:p><text:p><text:span text:style-name="T39"><text:s text:c="4"/></text:span><text:span text:style-name="T38">return</text:span><text:span text:style-name="T39"> </text:span><text:span text:style-name="T42">'.'</text:span><text:span text:style-name="T39"> </text:span><text:span text:style-name="T44">in</text:span><text:span text:style-name="T39"> filename </text:span><text:span text:style-name="T44">and</text:span><text:span text:style-name="T39"> \</text:span></text:p><text:p><text:span text:style-name="T39"><text:s text:c="11"/></text:span><text:span text:style-name="T39">filename</text:span><text:span text:style-name="T41">.</text:span><text:span text:style-name="T39">rsplit(</text:span><text:span text:style-name="T42">'.'</text:span><text:span text:style-name="T39">, </text:span><text:span text:style-name="T41">1</text:span><text:span text:style-name="T39">)[</text:span><text:span text:style-name="T41">1</text:span><text:span text:style-name="T39">]</text:span><text:span text:style-name="T41">.</text:span><text:span text:style-name="T39">lower() </text:span><text:span text:style-name="T44">in</text:span><text:span text:style-name="T39"> ALLOWED_EXTENSIONS</text:span></text:p><text:p><text:span text:style-name="T39"/></text:p><text:p><text:span text:style-name="T44">@app</text:span><text:span text:style-name="T41">.</text:span><text:span text:style-name="T39">route(</text:span><text:span text:style-name="T42">'/'</text:span><text:span text:style-name="T39">, methods</text:span><text:span text:style-name="T41">=</text:span><text:span text:style-name="T39">[</text:span><text:span text:style-name="T42">'GET'</text:span><text:span text:style-name="T39">,</text:span><text:span text:style-name="T42">'POST'</text:span><text:span text:style-name="T39">])</text:span></text:p><text:p><text:span text:style-name="T38">def</text:span><text:span text:style-name="T39"> </text:span><text:span text:style-name="T40">upload</text:span><text:span text:style-name="T39">():</text:span></text:p><text:p><text:span text:style-name="T39"><text:s text:c="4"/></text:span><text:span text:style-name="T38">if</text:span><text:span text:style-name="T39"> request</text:span><text:span text:style-name="T41">.</text:span><text:span text:style-name="T39">method </text:span><text:span text:style-name="T41">==</text:span><text:span text:style-name="T39"> </text:span><text:span text:style-name="T42">'POST'</text:span><text:span text:style-name="T39">:</text:span></text:p><text:p><text:span text:style-name="T39"><text:s text:c="8"/></text:span><text:span text:style-name="T43">#if 'file' not in request.files:</text:span></text:p><text:p><text:span text:style-name="T39"><text:s text:c="8"/></text:span><text:span text:style-name="T43"># <text:s text:c="3"/>flash('No file part')</text:span></text:p><text:p><text:span text:style-name="T39"><text:s text:c="8"/></text:span><text:span text:style-name="T43"># <text:s text:c="3"/>return redirect(request.url)</text:span></text:p><text:p><text:span text:style-name="T39"><text:s text:c="8"/></text:span><text:span text:style-name="T38">if</text:span><text:span text:style-name="T39"> </text:span><text:span text:style-name="T42">'file'</text:span><text:span text:style-name="T39"> </text:span><text:span text:style-name="T44">in</text:span><text:span text:style-name="T39"> request</text:span><text:span text:style-name="T41">.</text:span><text:span text:style-name="T39">files:</text:span></text:p><text:p><text:span text:style-name="T39"><text:s text:c="12"/></text:span><text:span text:style-name="T39">f </text:span><text:span text:style-name="T41">=</text:span><text:span text:style-name="T39"> request</text:span><text:span text:style-name="T41">.</text:span><text:span text:style-name="T39">files[</text:span><text:span text:style-name="T42">'file'</text:span><text:span text:style-name="T39">]</text:span></text:p><text:p><text:span text:style-name="T39"><text:s text:c="12"/></text:span><text:span text:style-name="T38">if</text:span><text:span text:style-name="T39"> f</text:span><text:span text:style-name="T41">.</text:span><text:span text:style-name="T39">filename </text:span><text:span text:style-name="T41">==</text:span><text:span text:style-name="T39"> </text:span><text:span text:style-name="T42">''</text:span><text:span text:style-name="T39">:</text:span></text:p><text:p><text:span text:style-name="T39"><text:s text:c="16"/></text:span><text:span text:style-name="T39">flash(</text:span><text:span text:style-name="T42">'no selected file'</text:span><text:span text:style-name="T39">)</text:span></text:p><text:p><text:span text:style-name="T39"><text:s text:c="16"/></text:span><text:span text:style-name="T38">return</text:span><text:span text:style-name="T39"> redirect(request</text:span><text:span text:style-name="T41">.</text:span><text:span text:style-name="T39">url)</text:span></text:p><text:p><text:span text:style-name="T39"><text:s text:c="12"/></text:span><text:span text:style-name="T38">if</text:span><text:span text:style-name="T39"> f </text:span><text:span text:style-name="T44">and</text:span><text:span text:style-name="T39"> allowed_file(f</text:span><text:span text:style-name="T41">.</text:span><text:span text:style-name="T39">filename):</text:span></text:p><text:p><text:span text:style-name="T39"><text:s text:c="16"/></text:span><text:span text:style-name="T39">f</text:span><text:span text:style-name="T41">.</text:span><text:span text:style-name="T39">save(os</text:span><text:span text:style-name="T41">.</text:span><text:span text:style-name="T39">path</text:span><text:span text:style-name="T41">.</text:span><text:span text:style-name="T39">join(app</text:span><text:span text:style-name="T41">.</text:span><text:span text:style-name="T39">config[</text:span><text:span text:style-name="T42">'UPLOAD_FOLDER'</text:span><text:span text:style-name="T39">], filename))</text:span></text:p><text:p><text:span text:style-name="T39"><text:s text:c="16"/></text:span><text:span text:style-name="T38">return</text:span><text:span text:style-name="T39"> redirect(url_for(</text:span><text:span text:style-name="T42">'pred_up'</text:span><text:span text:style-name="T39">))</text:span></text:p><text:p><text:span text:style-name="T39"><text:s text:c="8"/></text:span><text:span text:style-name="T38">if</text:span><text:span text:style-name="T39"> </text:span><text:span text:style-name="T42">'doc'</text:span><text:span text:style-name="T39"> </text:span><text:span text:style-name="T44">in</text:span><text:span text:style-name="T39"> request</text:span><text:span text:style-name="T41">.</text:span><text:span text:style-name="T39">form:</text:span></text:p><text:p><text:span text:style-name="T39"><text:s text:c="12"/></text:span><text:span text:style-name="T38">return</text:span><text:span text:style-name="T39"> redirect(url_for(</text:span><text:span text:style-name="T42">'pred_paste'</text:span><text:span text:style-name="T39">))</text:span></text:p><text:p><text:span text:style-name="T39"/></text:p><text:p><text:span text:style-name="T39"><text:s text:c="4"/></text:span><text:span text:style-name="T38">return</text:span><text:span text:style-name="T39"> render_template(</text:span><text:span text:style-name="T42">'index.html'</text:span><text:span text:style-name="T39">)</text:span></text:p><text:p><text:span text:style-name="T39"/></text:p><text:p><text:span text:style-name="T44">@app</text:span><text:span text:style-name="T41">.</text:span><text:span text:style-name="T39">route(</text:span><text:span text:style-name="T42">'/pred_up'</text:span><text:span text:style-name="T39">, methods</text:span><text:span text:style-name="T41">=</text:span><text:span text:style-name="T39">[</text:span><text:span text:style-name="T42">'GET'</text:span><text:span text:style-name="T39">,</text:span><text:span text:style-name="T42">'POST'</text:span><text:span text:style-name="T39">])</text:span></text:p><text:p><text:span text:style-name="T38">def</text:span><text:span text:style-name="T39"> </text:span><text:span text:style-name="T40">pred_up</text:span><text:span text:style-name="T39">():</text:span></text:p><text:p><text:span text:style-name="T39"><text:s text:c="4"/></text:span><text:span text:style-name="T39">up_content </text:span><text:span text:style-name="T41">=</text:span><text:span text:style-name="T39"> request</text:span><text:span text:style-name="T41">.</text:span><text:span text:style-name="T39">files[</text:span><text:span text:style-name="T42">'doc'</text:span><text:span text:style-name="T39">]</text:span></text:p><text:p><text:span text:style-name="T39"><text:s text:c="4"/></text:span><text:span text:style-name="T39">pred, prob, mkdn </text:span><text:span text:style-name="T41">=</text:span><text:span text:style-name="T39"> display_text(up_content)</text:span></text:p><text:p><text:span text:style-name="T39"><text:s text:c="4"/></text:span><text:span text:style-name="T39">data </text:span><text:span text:style-name="T41">=</text:span><text:span text:style-name="T39"> [pred[</text:span><text:span text:style-name="T41">0</text:span><text:span text:style-name="T39">],prob, mkdn]</text:span></text:p><text:p><text:span text:style-name="T39"><text:s text:c="4"/></text:span><text:span text:style-name="T38">return</text:span><text:span text:style-name="T39"> render_template(</text:span><text:span text:style-name="T42">'prediction.html'</text:span><text:span text:style-name="T39">, data</text:span><text:span text:style-name="T41">=</text:span><text:span text:style-name="T39">data)</text:span></text:p><text:p><text:span text:style-name="T39"/></text:p><text:p/><text:p/></draw:text-box></draw:frame><draw:frame text:anchor-type="paragraph" draw:z-index="12" draw:name="Shape10" draw:style-name="gr11" draw:text-style-name="P65" svg:width="3.4331in" svg:height="3.2886in" svg:x="3.7598in" svg:y="5.7555in"><draw:text-box><text:p><text:span text:style-name="T44">@app</text:span><text:span text:style-name="T41">.</text:span><text:span text:style-name="T39">route(</text:span><text:span text:style-name="T42">'/pred_paste'</text:span><text:span text:style-name="T39">, methods</text:span><text:span text:style-name="T41">=</text:span><text:span text:style-name="T39">[</text:span><text:span text:style-name="T42">'GET'</text:span><text:span text:style-name="T39">,</text:span><text:span text:style-name="T42">'POST'</text:span><text:span text:style-name="T39">])</text:span></text:p><text:p><text:span text:style-name="T38">def</text:span><text:span text:style-name="T39"> </text:span><text:span text:style-name="T40">pred_paste</text:span><text:span text:style-name="T39">():</text:span></text:p><text:p><text:span text:style-name="T39"><text:s text:c="4"/></text:span><text:span text:style-name="T39">paste_content </text:span><text:span text:style-name="T41">=</text:span><text:span text:style-name="T39"> <text:s/>request</text:span><text:span text:style-name="T41">.</text:span><text:span text:style-name="T39">form[</text:span><text:span text:style-name="T42">'paste'</text:span><text:span text:style-name="T39">]</text:span></text:p><text:p><text:span text:style-name="T39"><text:s text:c="4"/></text:span><text:span text:style-name="T39">pred, prob, mkdn </text:span><text:span text:style-name="T41">=</text:span><text:span text:style-name="T39"> display_text(paste_content)</text:span></text:p><text:p><text:span text:style-name="T39"><text:s text:c="4"/></text:span><text:span text:style-name="T39">data </text:span><text:span text:style-name="T41">=</text:span><text:span text:style-name="T39"> [pred[</text:span><text:span text:style-name="T41">0</text:span><text:span text:style-name="T39">],prob, mkdn]</text:span></text:p><text:p><text:span text:style-name="T39"><text:s text:c="4"/></text:span><text:span text:style-name="T38">return</text:span><text:span text:style-name="T39"> render_template(</text:span><text:span text:style-name="T42">'prediction.html'</text:span><text:span text:style-name="T39">, data</text:span><text:span text:style-name="T41">=</text:span><text:span text:style-name="T39">data)</text:span></text:p><text:p><text:span text:style-name="T39"/></text:p><text:p><text:span text:style-name="T44">@app</text:span><text:span text:style-name="T41">.</text:span><text:span text:style-name="T39">route(</text:span><text:span text:style-name="T42">'/&lt;string:page_name&gt;/'</text:span><text:span text:style-name="T39">)</text:span></text:p><text:p><text:span text:style-name="T38">def</text:span><text:span text:style-name="T39"> </text:span><text:span text:style-name="T40">render_static</text:span><text:span text:style-name="T39">(page_name):</text:span></text:p><text:p><text:span text:style-name="T39"><text:s text:c="4"/></text:span><text:span text:style-name="T38">return</text:span><text:span text:style-name="T39"> render_template(</text:span><text:span text:style-name="T42">'</text:span><text:span text:style-name="T55">%s</text:span><text:span text:style-name="T42">.html'</text:span><text:span text:style-name="T39"> </text:span><text:span text:style-name="T41">%</text:span><text:span text:style-name="T39"> page_name)</text:span></text:p><text:p><text:span text:style-name="T39"/></text:p><text:p><text:span text:style-name="T38">if</text:span><text:span text:style-name="T39"> </text:span><text:span text:style-name="T56">__name__</text:span><text:span text:style-name="T39"> </text:span><text:span text:style-name="T41">==</text:span><text:span text:style-name="T39"> </text:span><text:span text:style-name="T42">'__main__'</text:span><text:span text:style-name="T39">:</text:span></text:p><text:p><text:span text:style-name="T39"><text:s text:c="4"/></text:span><text:span text:style-name="T39">app</text:span><text:span text:style-name="T41">.</text:span><text:span text:style-name="T39">run(host</text:span><text:span text:style-name="T41">=</text:span><text:span text:style-name="T42">'0.0.0.0'</text:span><text:span text:style-name="T39">, debug</text:span><text:span text:style-name="T41">=</text:span><text:span text:style-name="T38">True</text:span><text:span text:style-name="T39">)</text:span></text:p></draw:text-box></draw:frame></text:h>
      <text:h text:style-name="P60" text:outline-level="2"><text:bookmark-start text:name="__RefHeading___Toc812_3833812238"/>Appendix <text:span text:style-name="T29">F: site/single.py</text:span><text:bookmark-end text:name="__RefHeading___Toc812_3833812238"/></text:h>
      <text:p text:style-name="P35"><draw:frame text:anchor-type="paragraph" draw:z-index="13" draw:name="Shape11" draw:style-name="gr12" draw:text-style-name="P65" svg:width="6.9421in" svg:height="8.9551in" svg:x="-0.0299in" svg:y="0.0543in"><draw:text-box><text:p><text:span text:style-name="T38">from</text:span><text:span text:style-name="T39"> </text:span><text:span text:style-name="T40">joblib</text:span><text:span text:style-name="T39"> </text:span><text:span text:style-name="T38">import</text:span><text:span text:style-name="T39"> load</text:span></text:p><text:p><text:span text:style-name="T38">from</text:span><text:span text:style-name="T39"> </text:span><text:span text:style-name="T40">markupsafe</text:span><text:span text:style-name="T39"> </text:span><text:span text:style-name="T38">import</text:span><text:span text:style-name="T39"> Markup</text:span></text:p><text:p><text:span text:style-name="T38">import</text:span><text:span text:style-name="T39"> </text:span><text:span text:style-name="T40">nltk</text:span></text:p><text:p><text:span text:style-name="T39">nltk</text:span><text:span text:style-name="T41">.</text:span><text:span text:style-name="T39">download(</text:span><text:span text:style-name="T42">'punkt'</text:span><text:span text:style-name="T39">)</text:span></text:p><text:p><text:span text:style-name="T38">from</text:span><text:span text:style-name="T39"> </text:span><text:span text:style-name="T40">nltk.tokenize</text:span><text:span text:style-name="T39"> </text:span><text:span text:style-name="T38">import</text:span><text:span text:style-name="T39"> sent_tokenize, word_tokenize</text:span></text:p><text:p><text:span text:style-name="T38">from</text:span><text:span text:style-name="T39"> </text:span><text:span text:style-name="T40">pathlib</text:span><text:span text:style-name="T39"> </text:span><text:span text:style-name="T38">import</text:span><text:span text:style-name="T39"> Path</text:span></text:p><text:p><text:span text:style-name="T39"/></text:p><text:p><text:span text:style-name="T43">#clf, vectorizer = pickle.load(open('data/clf1.pickle','rb'))</text:span></text:p><text:p><text:span text:style-name="T39">model_file </text:span><text:span text:style-name="T41">=</text:span><text:span text:style-name="T39"> Path(</text:span><text:span text:style-name="T42">'../data/pipe1.joblib'</text:span><text:span text:style-name="T39">)</text:span></text:p><text:p><text:span text:style-name="T39">pipeline </text:span><text:span text:style-name="T41">=</text:span><text:span text:style-name="T39"> load(model_file)</text:span></text:p><text:p><text:span text:style-name="T39">clf </text:span><text:span text:style-name="T41">=</text:span><text:span text:style-name="T39"> pipeline</text:span><text:span text:style-name="T41">.</text:span><text:span text:style-name="T39">named_steps</text:span><text:span text:style-name="T41">.</text:span><text:span text:style-name="T39">svc</text:span></text:p><text:p><text:span text:style-name="T39">vectorizer </text:span><text:span text:style-name="T41">=</text:span><text:span text:style-name="T39"> pipeline</text:span><text:span text:style-name="T41">.</text:span><text:span text:style-name="T39">named_steps</text:span><text:span text:style-name="T41">.</text:span><text:span text:style-name="T39">tfidf</text:span></text:p><text:p><text:span text:style-name="T39"/></text:p><text:p><text:span text:style-name="T38">def</text:span><text:span text:style-name="T39"> </text:span><text:span text:style-name="T40">feature_in_sentence</text:span><text:span text:style-name="T39">(l, s):</text:span></text:p><text:p><text:span text:style-name="T39"><text:s text:c="4"/></text:span><text:span text:style-name="T42">'''</text:span></text:p><text:p><text:span text:style-name="T42"><text:s text:c="8"/></text:span><text:span text:style-name="T42">input</text:span></text:p><text:p><text:span text:style-name="T42"><text:s text:c="12"/></text:span><text:span text:style-name="T42">list of sentences</text:span></text:p><text:p><text:span text:style-name="T42"><text:s text:c="12"/></text:span><text:span text:style-name="T42">query</text:span></text:p><text:p><text:span text:style-name="T42"><text:s text:c="8"/></text:span><text:span text:style-name="T42">output</text:span></text:p><text:p><text:span text:style-name="T42"><text:s text:c="12"/></text:span><text:span text:style-name="T42">index of sentences that contain query</text:span></text:p><text:p><text:span text:style-name="T42"><text:s text:c="4"/></text:span><text:span text:style-name="T42">'''</text:span></text:p><text:p><text:span text:style-name="T39"><text:s text:c="4"/></text:span><text:span text:style-name="T38">return</text:span><text:span text:style-name="T39"> [index </text:span><text:span text:style-name="T38">for</text:span><text:span text:style-name="T39"> index, value </text:span><text:span text:style-name="T44">in</text:span><text:span text:style-name="T39"> </text:span><text:span text:style-name="T38">enumerate</text:span><text:span text:style-name="T39">(l) </text:span><text:span text:style-name="T38">if</text:span><text:span text:style-name="T39"> s </text:span><text:span text:style-name="T44">in</text:span><text:span text:style-name="T39"> value]</text:span></text:p><text:p><text:span text:style-name="T39"/></text:p><text:p><text:span text:style-name="T38">def</text:span><text:span text:style-name="T39"> </text:span><text:span text:style-name="T40">display_text</text:span><text:span text:style-name="T39">(content):</text:span></text:p><text:p><text:span text:style-name="T39"><text:s text:c="4"/></text:span><text:span text:style-name="T38">if</text:span><text:span text:style-name="T39"> </text:span><text:span text:style-name="T38">type</text:span><text:span text:style-name="T39">(content) </text:span><text:span text:style-name="T41">==</text:span><text:span text:style-name="T39"> </text:span><text:span text:style-name="T38">str</text:span><text:span text:style-name="T39">:</text:span></text:p><text:p><text:span text:style-name="T39"><text:s text:c="8"/></text:span><text:span text:style-name="T38">pass</text:span></text:p><text:p><text:span text:style-name="T39"><text:s text:c="4"/></text:span><text:span text:style-name="T38">else</text:span><text:span text:style-name="T39">:</text:span></text:p><text:p><text:span text:style-name="T39"><text:s text:c="8"/></text:span><text:span text:style-name="T39">content </text:span><text:span text:style-name="T41">=</text:span><text:span text:style-name="T39"> content</text:span><text:span text:style-name="T41">.</text:span><text:span text:style-name="T39">read()</text:span><text:span text:style-name="T41">.</text:span><text:span text:style-name="T39">decode(</text:span><text:span text:style-name="T42">'utf-8'</text:span><text:span text:style-name="T39">)</text:span></text:p><text:p><text:span text:style-name="T39"><text:s text:c="4"/></text:span><text:span text:style-name="T39">content_vectorized </text:span><text:span text:style-name="T41">=</text:span><text:span text:style-name="T39"> vectorizer</text:span><text:span text:style-name="T41">.</text:span><text:span text:style-name="T39">transform([content])</text:span></text:p><text:p><text:span text:style-name="T39"><text:s text:c="4"/></text:span><text:span text:style-name="T39">prediction </text:span><text:span text:style-name="T41">=</text:span><text:span text:style-name="T39"> clf</text:span><text:span text:style-name="T41">.</text:span><text:span text:style-name="T39">predict(content_vectorized)</text:span></text:p><text:p><text:span text:style-name="T39"><text:s text:c="4"/></text:span><text:span text:style-name="T43">#print('prediction:', prediction)</text:span></text:p><text:p><text:span text:style-name="T39"><text:s text:c="4"/></text:span><text:span text:style-name="T39">proba </text:span><text:span text:style-name="T41">=</text:span><text:span text:style-name="T39"> clf</text:span><text:span text:style-name="T41">.</text:span><text:span text:style-name="T39">decision_function(content_vectorized)</text:span></text:p><text:p><text:span text:style-name="T39"><text:s text:c="4"/></text:span><text:span text:style-name="T39">proba </text:span><text:span text:style-name="T41">=</text:span><text:span text:style-name="T39"> </text:span><text:span text:style-name="T38">round</text:span><text:span text:style-name="T39">(proba[</text:span><text:span text:style-name="T41">0</text:span><text:span text:style-name="T39">],</text:span><text:span text:style-name="T41">4</text:span><text:span text:style-name="T39">)</text:span></text:p><text:p><text:span text:style-name="T39"><text:s text:c="4"/></text:span><text:span text:style-name="T43">#print('proba:', proba)</text:span></text:p><text:p><text:span text:style-name="T39"><text:s text:c="4"/></text:span><text:span text:style-name="T39">content </text:span><text:span text:style-name="T41">=</text:span><text:span text:style-name="T39"> display_list(content, vectorizer)</text:span></text:p><text:p><text:span text:style-name="T39"><text:s text:c="4"/></text:span><text:span text:style-name="T38">return</text:span><text:span text:style-name="T39"> prediction, proba, content </text:span></text:p><text:p><text:span text:style-name="T39"/></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9"><text:soft-page-break/>Appendix F (Cont. 2): site/single.py</text:p>
      <text:h text:style-name="P54" text:outline-level="2"><draw:frame text:anchor-type="paragraph" draw:z-index="14" draw:name="Shape12" draw:style-name="gr13" draw:text-style-name="P65" svg:width="6.9677in" svg:height="9.4358in" svg:x="-0.0299in" svg:y="0.0083in"><draw:text-box><text:p><text:span text:style-name="T57">def</text:span><text:span text:style-name="T58"> </text:span><text:span text:style-name="T59">display_list</text:span><text:span text:style-name="T58">(c,v):</text:span></text:p><text:p><text:span text:style-name="T58"><text:s text:c="4"/></text:span><text:span text:style-name="T58">feature_names </text:span><text:span text:style-name="T60">=</text:span><text:span text:style-name="T58"> vectorizer</text:span><text:span text:style-name="T60">.</text:span><text:span text:style-name="T58">get_feature_names() </text:span></text:p><text:p><text:span text:style-name="T58"><text:s text:c="4"/></text:span><text:span text:style-name="T58">coefs_with_fns </text:span><text:span text:style-name="T60">=</text:span><text:span text:style-name="T58"> </text:span><text:span text:style-name="T57">sorted</text:span><text:span text:style-name="T58">(</text:span><text:span text:style-name="T57">zip</text:span><text:span text:style-name="T58">(clf</text:span><text:span text:style-name="T60">.</text:span><text:span text:style-name="T58">coef_[</text:span><text:span text:style-name="T60">0</text:span><text:span text:style-name="T58">], feature_names)) </text:span></text:p><text:p><text:span text:style-name="T58"/></text:p><text:p><text:span text:style-name="T58"><text:s text:c="4"/></text:span><text:span text:style-name="T58">strong_non </text:span><text:span text:style-name="T60">=</text:span><text:span text:style-name="T58"> coefs_with_fns[:</text:span><text:span text:style-name="T60">100</text:span><text:span text:style-name="T58">]</text:span></text:p><text:p><text:span text:style-name="T58"><text:s text:c="4"/></text:span><text:span text:style-name="T58">count_strong_non, count_weak_non, count_weak_nat, count_strong_nat </text:span><text:span text:style-name="T60">=</text:span><text:span text:style-name="T58"> </text:span><text:span text:style-name="T60">0</text:span><text:span text:style-name="T58">, </text:span><text:span text:style-name="T60">0</text:span><text:span text:style-name="T58">, </text:span><text:span text:style-name="T60">0</text:span><text:span text:style-name="T58">, </text:span><text:span text:style-name="T60">0</text:span></text:p><text:p><text:span text:style-name="T58"><text:s text:c="4"/></text:span><text:span text:style-name="T58">strong_non_list, weak_non_list, weak_nat_list, <text:s/>strong_nat_list </text:span><text:span text:style-name="T60">=</text:span><text:span text:style-name="T58"> [], [], [], []</text:span></text:p><text:p><text:span text:style-name="T58"><text:s text:c="4"/></text:span><text:span text:style-name="T58">weak_non </text:span><text:span text:style-name="T60">=</text:span><text:span text:style-name="T58"> coefs_with_fns[</text:span><text:span text:style-name="T60">100</text:span><text:span text:style-name="T58">:</text:span><text:span text:style-name="T60">1000</text:span><text:span text:style-name="T58">]</text:span></text:p><text:p><text:span text:style-name="T58"><text:s text:c="4"/></text:span><text:span text:style-name="T58">weak_nat </text:span><text:span text:style-name="T60">=</text:span><text:span text:style-name="T58"> coefs_with_fns[</text:span><text:span text:style-name="T60">-1000</text:span><text:span text:style-name="T58">:</text:span><text:span text:style-name="T60">-100</text:span><text:span text:style-name="T58">]</text:span></text:p><text:p><text:span text:style-name="T58"><text:s text:c="4"/></text:span><text:span text:style-name="T58">strong_nat </text:span><text:span text:style-name="T60">=</text:span><text:span text:style-name="T58"> coefs_with_fns[</text:span><text:span text:style-name="T60">-100</text:span><text:span text:style-name="T58">:]</text:span></text:p><text:p><text:span text:style-name="T58"/></text:p><text:p><text:span text:style-name="T58"><text:s text:c="4"/></text:span><text:span text:style-name="T58">sent_tokens </text:span><text:span text:style-name="T60">=</text:span><text:span text:style-name="T58"> sent_tokenize(c)</text:span></text:p><text:p><text:span text:style-name="T58"><text:s text:c="4"/></text:span><text:span text:style-name="T61">#print('sent tokens:', sent_tokens)</text:span></text:p><text:p><text:span text:style-name="T58"><text:s text:c="4"/></text:span><text:span text:style-name="T57">for</text:span><text:span text:style-name="T58"> phrase </text:span><text:span text:style-name="T62">in</text:span><text:span text:style-name="T58"> strong_non:</text:span></text:p><text:p><text:span text:style-name="T58"><text:s text:c="8"/></text:span><text:span text:style-name="T58">spaced_phrase </text:span><text:span text:style-name="T60">=</text:span><text:span text:style-name="T58"> </text:span><text:span text:style-name="T63">' '</text:span><text:span text:style-name="T58"> </text:span><text:span text:style-name="T60">+</text:span><text:span text:style-name="T58"> phrase[</text:span><text:span text:style-name="T60">1</text:span><text:span text:style-name="T58">] </text:span><text:span text:style-name="T60">+</text:span><text:span text:style-name="T58"> </text:span><text:span text:style-name="T63">' '</text:span></text:p><text:p><text:span text:style-name="T58"><text:s text:c="8"/></text:span><text:span text:style-name="T58">indices_of_occurences </text:span><text:span text:style-name="T60">=</text:span><text:span text:style-name="T58"> feature_in_sentence(sent_tokens, spaced_phrase)</text:span></text:p><text:p><text:span text:style-name="T58"><text:s text:c="8"/></text:span><text:span text:style-name="T61">#print('strong non indices of occurences:', indices_of_occurences)</text:span></text:p><text:p><text:span text:style-name="T58"><text:s text:c="8"/></text:span><text:span text:style-name="T57">for</text:span><text:span text:style-name="T58"> i </text:span><text:span text:style-name="T62">in</text:span><text:span text:style-name="T58"> indices_of_occurences:</text:span></text:p><text:p><text:span text:style-name="T58"><text:s text:c="12"/></text:span><text:span text:style-name="T58">sent </text:span><text:span text:style-name="T60">=</text:span><text:span text:style-name="T58"> sent_tokens[i]</text:span></text:p><text:p><text:span text:style-name="T58"><text:s text:c="12"/></text:span><text:span text:style-name="T58">count_strong_non </text:span><text:span text:style-name="T60">+=</text:span><text:span text:style-name="T58"> </text:span><text:span text:style-name="T60">1</text:span></text:p><text:p><text:span text:style-name="T58"><text:s text:c="12"/></text:span><text:span text:style-name="T58">replacement </text:span><text:span text:style-name="T60">=</text:span><text:span text:style-name="T58"> </text:span><text:span text:style-name="T63">'&lt;span style="color:red"&gt;'</text:span><text:span text:style-name="T58"> </text:span><text:span text:style-name="T60">+</text:span><text:span text:style-name="T58"> spaced_phrase </text:span><text:span text:style-name="T60">+</text:span><text:span text:style-name="T58"> </text:span><text:span text:style-name="T63">'&lt;/span&gt;'</text:span></text:p><text:p><text:span text:style-name="T58"><text:s text:c="12"/></text:span><text:span text:style-name="T58">sent </text:span><text:span text:style-name="T60">=</text:span><text:span text:style-name="T58"> sent</text:span><text:span text:style-name="T60">.</text:span><text:span text:style-name="T58">replace(spaced_phrase, replacement)</text:span></text:p><text:p><text:span text:style-name="T58"><text:s text:c="12"/></text:span><text:span text:style-name="T58">sent </text:span><text:span text:style-name="T60">=</text:span><text:span text:style-name="T58"> Markup(sent)</text:span></text:p><text:p><text:span text:style-name="T58"><text:s text:c="12"/></text:span><text:span text:style-name="T58">strong_non_list</text:span><text:span text:style-name="T60">.</text:span><text:span text:style-name="T58">append([i, sent, phrase[</text:span><text:span text:style-name="T60">1</text:span><text:span text:style-name="T58">], </text:span><text:span text:style-name="T57">round</text:span><text:span text:style-name="T58">(phrase[</text:span><text:span text:style-name="T60">0</text:span><text:span text:style-name="T58">],</text:span><text:span text:style-name="T60">4</text:span><text:span text:style-name="T58">)])</text:span></text:p><text:p><text:span text:style-name="T58"><text:s text:c="4"/></text:span><text:span text:style-name="T57">for</text:span><text:span text:style-name="T58"> phrase </text:span><text:span text:style-name="T62">in</text:span><text:span text:style-name="T58"> weak_non:</text:span></text:p><text:p><text:span text:style-name="T58"><text:s text:c="8"/></text:span><text:span text:style-name="T58">spaced_phrase </text:span><text:span text:style-name="T60">=</text:span><text:span text:style-name="T58"> </text:span><text:span text:style-name="T63">' '</text:span><text:span text:style-name="T58"> </text:span><text:span text:style-name="T60">+</text:span><text:span text:style-name="T58"> phrase[</text:span><text:span text:style-name="T60">1</text:span><text:span text:style-name="T58">] </text:span><text:span text:style-name="T60">+</text:span><text:span text:style-name="T58"> </text:span><text:span text:style-name="T63">' '</text:span></text:p><text:p><text:span text:style-name="T58"><text:s text:c="8"/></text:span><text:span text:style-name="T58">indices_of_occurences </text:span><text:span text:style-name="T60">=</text:span><text:span text:style-name="T58"> feature_in_sentence(sent_tokens, spaced_phrase)</text:span></text:p><text:p><text:span text:style-name="T58"><text:s text:c="8"/></text:span><text:span text:style-name="T57">for</text:span><text:span text:style-name="T58"> i </text:span><text:span text:style-name="T62">in</text:span><text:span text:style-name="T58"> indices_of_occurences:</text:span></text:p><text:p><text:span text:style-name="T58"><text:s text:c="12"/></text:span><text:span text:style-name="T58">sent </text:span><text:span text:style-name="T60">=</text:span><text:span text:style-name="T58"> sent_tokens[i]</text:span></text:p><text:p><text:span text:style-name="T58"><text:s text:c="12"/></text:span><text:span text:style-name="T58">count_weak_non </text:span><text:span text:style-name="T60">+=</text:span><text:span text:style-name="T58"> </text:span><text:span text:style-name="T60">1</text:span></text:p><text:p><text:span text:style-name="T58"><text:s text:c="12"/></text:span><text:span text:style-name="T58">replacement </text:span><text:span text:style-name="T60">=</text:span><text:span text:style-name="T58"> </text:span><text:span text:style-name="T63">'&lt;span style="color:orange"&gt;'</text:span><text:span text:style-name="T58"> </text:span><text:span text:style-name="T60">+</text:span><text:span text:style-name="T58"> spaced_phrase </text:span><text:span text:style-name="T60">+</text:span><text:span text:style-name="T58"> </text:span><text:span text:style-name="T63">'&lt;/span&gt;'</text:span></text:p><text:p><text:span text:style-name="T58"><text:s text:c="12"/></text:span><text:span text:style-name="T58">sent </text:span><text:span text:style-name="T60">=</text:span><text:span text:style-name="T58"> sent</text:span><text:span text:style-name="T60">.</text:span><text:span text:style-name="T58">replace(spaced_phrase, replacement)</text:span></text:p><text:p><text:span text:style-name="T58"><text:s text:c="12"/></text:span><text:span text:style-name="T58">sent </text:span><text:span text:style-name="T60">=</text:span><text:span text:style-name="T58"> Markup(sent)</text:span></text:p><text:p><text:span text:style-name="T58"><text:s text:c="12"/></text:span><text:span text:style-name="T58">weak_non_list</text:span><text:span text:style-name="T60">.</text:span><text:span text:style-name="T58">append([i, sent, phrase[</text:span><text:span text:style-name="T60">1</text:span><text:span text:style-name="T58">], </text:span><text:span text:style-name="T57">round</text:span><text:span text:style-name="T58">(phrase[</text:span><text:span text:style-name="T60">0</text:span><text:span text:style-name="T58">],</text:span><text:span text:style-name="T60">4</text:span><text:span text:style-name="T58">)])</text:span></text:p><text:p><text:span text:style-name="T58"><text:s text:c="4"/></text:span><text:span text:style-name="T57">for</text:span><text:span text:style-name="T58"> phrase </text:span><text:span text:style-name="T62">in</text:span><text:span text:style-name="T58"> weak_nat:</text:span></text:p><text:p><text:span text:style-name="T58"><text:s text:c="8"/></text:span><text:span text:style-name="T58">spaced_phrase </text:span><text:span text:style-name="T60">=</text:span><text:span text:style-name="T58"> </text:span><text:span text:style-name="T63">' '</text:span><text:span text:style-name="T58"> </text:span><text:span text:style-name="T60">+</text:span><text:span text:style-name="T58"> phrase[</text:span><text:span text:style-name="T60">1</text:span><text:span text:style-name="T58">] </text:span><text:span text:style-name="T60">+</text:span><text:span text:style-name="T58"> </text:span><text:span text:style-name="T63">' '</text:span></text:p><text:p><text:span text:style-name="T58"><text:s text:c="8"/></text:span><text:span text:style-name="T58">indices_of_occurences </text:span><text:span text:style-name="T60">=</text:span><text:span text:style-name="T58"> feature_in_sentence(sent_tokens, spaced_phrase)</text:span></text:p><text:p><text:span text:style-name="T58"><text:s text:c="8"/></text:span><text:span text:style-name="T57">for</text:span><text:span text:style-name="T58"> i </text:span><text:span text:style-name="T62">in</text:span><text:span text:style-name="T58"> indices_of_occurences:</text:span></text:p><text:p><text:span text:style-name="T58"><text:s text:c="12"/></text:span><text:span text:style-name="T58">sent </text:span><text:span text:style-name="T60">=</text:span><text:span text:style-name="T58"> sent_tokens[i]</text:span></text:p><text:p><text:span text:style-name="T58"><text:s text:c="12"/></text:span><text:span text:style-name="T58">count_weak_nat </text:span><text:span text:style-name="T60">+=</text:span><text:span text:style-name="T58"> </text:span><text:span text:style-name="T60">1</text:span></text:p><text:p><text:span text:style-name="T58"><text:s text:c="12"/></text:span><text:span text:style-name="T58">replacement </text:span><text:span text:style-name="T60">=</text:span><text:span text:style-name="T58"> </text:span><text:span text:style-name="T63">'&lt;span style="color:yellowgreen"&gt;'</text:span><text:span text:style-name="T58"> </text:span><text:span text:style-name="T60">+</text:span><text:span text:style-name="T58"> spaced_phrase </text:span><text:span text:style-name="T60">+</text:span><text:span text:style-name="T58"> </text:span><text:span text:style-name="T63">'&lt;/span&gt;'</text:span></text:p><text:p><text:span text:style-name="T58"><text:s text:c="12"/></text:span><text:span text:style-name="T58">sent </text:span><text:span text:style-name="T60">=</text:span><text:span text:style-name="T58"> sent</text:span><text:span text:style-name="T60">.</text:span><text:span text:style-name="T58">replace(spaced_phrase, replacement)</text:span></text:p><text:p><text:span text:style-name="T58"><text:s text:c="12"/></text:span><text:span text:style-name="T58">sent </text:span><text:span text:style-name="T60">=</text:span><text:span text:style-name="T58"> Markup(sent)</text:span></text:p><text:p><text:span text:style-name="T58"><text:s text:c="12"/></text:span><text:span text:style-name="T58">weak_nat_list</text:span><text:span text:style-name="T60">.</text:span><text:span text:style-name="T58">append([i, sent, phrase[</text:span><text:span text:style-name="T60">1</text:span><text:span text:style-name="T58">], </text:span><text:span text:style-name="T57">round</text:span><text:span text:style-name="T58">(phrase[</text:span><text:span text:style-name="T60">0</text:span><text:span text:style-name="T58">],</text:span><text:span text:style-name="T60">4</text:span><text:span text:style-name="T58">)])</text:span></text:p><text:p><text:span text:style-name="T58"><text:s text:c="4"/></text:span><text:span text:style-name="T57">for</text:span><text:span text:style-name="T58"> phrase </text:span><text:span text:style-name="T62">in</text:span><text:span text:style-name="T58"> strong_nat:</text:span></text:p><text:p><text:span text:style-name="T58"><text:s text:c="8"/></text:span><text:span text:style-name="T58">spaced_phrase </text:span><text:span text:style-name="T60">=</text:span><text:span text:style-name="T58"> </text:span><text:span text:style-name="T63">' '</text:span><text:span text:style-name="T58"> </text:span><text:span text:style-name="T60">+</text:span><text:span text:style-name="T58"> phrase[</text:span><text:span text:style-name="T60">1</text:span><text:span text:style-name="T58">] </text:span><text:span text:style-name="T60">+</text:span><text:span text:style-name="T58"> </text:span><text:span text:style-name="T63">' '</text:span></text:p><text:p><text:span text:style-name="T58"><text:s text:c="8"/></text:span><text:span text:style-name="T58">indices_of_occurences </text:span><text:span text:style-name="T60">=</text:span><text:span text:style-name="T58"> feature_in_sentence(sent_tokens, spaced_phrase)</text:span></text:p><text:p><text:span text:style-name="T58"><text:s text:c="8"/></text:span><text:span text:style-name="T57">for</text:span><text:span text:style-name="T58"> i </text:span><text:span text:style-name="T62">in</text:span><text:span text:style-name="T58"> indices_of_occurences:</text:span></text:p><text:p><text:span text:style-name="T58"><text:s text:c="12"/></text:span><text:span text:style-name="T58">sent </text:span><text:span text:style-name="T60">=</text:span><text:span text:style-name="T58"> sent_tokens[i]</text:span></text:p><text:p><text:span text:style-name="T58"><text:s text:c="12"/></text:span><text:span text:style-name="T58">count_strong_nat </text:span><text:span text:style-name="T60">+=</text:span><text:span text:style-name="T58"> </text:span><text:span text:style-name="T60">1</text:span></text:p><text:p><text:span text:style-name="T58"><text:s text:c="12"/></text:span><text:span text:style-name="T58">replacement </text:span><text:span text:style-name="T60">=</text:span><text:span text:style-name="T58"> </text:span><text:span text:style-name="T63">'&lt;span style="color:green"&gt;'</text:span><text:span text:style-name="T58"> </text:span><text:span text:style-name="T60">+</text:span><text:span text:style-name="T58"> spaced_phrase </text:span><text:span text:style-name="T60">+</text:span><text:span text:style-name="T58"> </text:span><text:span text:style-name="T63">'&lt;/span&gt;'</text:span></text:p><text:p><text:span text:style-name="T58"><text:s text:c="12"/></text:span><text:span text:style-name="T58">sent </text:span><text:span text:style-name="T60">=</text:span><text:span text:style-name="T58"> sent</text:span><text:span text:style-name="T60">.</text:span><text:span text:style-name="T58">replace(spaced_phrase, replacement)</text:span></text:p><text:p><text:span text:style-name="T58"><text:s text:c="12"/></text:span><text:span text:style-name="T58">sent </text:span><text:span text:style-name="T60">=</text:span><text:span text:style-name="T58"> Markup(sent)</text:span></text:p><text:p><text:span text:style-name="T58"><text:s text:c="12"/></text:span><text:span text:style-name="T58">strong_nat_list</text:span><text:span text:style-name="T60">.</text:span><text:span text:style-name="T58">append([i, sent, phrase[</text:span><text:span text:style-name="T60">1</text:span><text:span text:style-name="T58">], </text:span><text:span text:style-name="T57">round</text:span><text:span text:style-name="T58">(phrase[</text:span><text:span text:style-name="T60">0</text:span><text:span text:style-name="T58">],</text:span><text:span text:style-name="T60">4</text:span><text:span text:style-name="T58">)])</text:span></text:p><text:p><text:span text:style-name="T58"><text:s text:c="4"/></text:span><text:span text:style-name="T57">return</text:span><text:span text:style-name="T58"> [strong_nat_list, weak_nat_list, weak_non_list, strong_non_list]</text:span></text:p><text:p><text:span text:style-name="T39"/></text:p></draw:text-box></draw:frame></text:h>
      <text:h text:style-name="P61" text:outline-level="2"><text:bookmark-start text:name="__RefHeading___Toc816_3833812238"/>Appendix <text:span text:style-name="T33">G</text:span>: site/<text:span text:style-name="T33">template/index</text:span>.<text:span text:style-name="T33">html</text:span><text:bookmark-end text:name="__RefHeading___Toc816_3833812238"/></text:h>
      <text:h text:style-name="P57" text:outline-level="2"><draw:frame text:anchor-type="paragraph" draw:z-index="15" draw:name="Shape13" draw:style-name="gr14" draw:text-style-name="P65" svg:width="6.9752in" svg:height="9.0488in" svg:x="-0.0209in" svg:y="0.0209in"><draw:text-box><text:p><text:span text:style-name="T39">&lt;</text:span><text:span text:style-name="T38">html</text:span><text:span text:style-name="T39">&gt;</text:span></text:p><text:p><text:span text:style-name="T39">&lt;</text:span><text:span text:style-name="T38">head</text:span><text:span text:style-name="T39">&gt;</text:span></text:p><text:p><text:span text:style-name="T39"><text:s text:c="2"/></text:span><text:span text:style-name="T39">&lt;</text:span><text:span text:style-name="T38">meta</text:span><text:span text:style-name="T39"> </text:span><text:span text:style-name="T64">charset</text:span><text:span text:style-name="T41">=</text:span><text:span text:style-name="T42">"utf-8"</text:span><text:span text:style-name="T39">&gt;</text:span></text:p><text:p><text:span text:style-name="T39"><text:s text:c="2"/></text:span><text:span text:style-name="T39">&lt;</text:span><text:span text:style-name="T38">meta</text:span><text:span text:style-name="T39"> </text:span><text:span text:style-name="T64">http-equiv</text:span><text:span text:style-name="T41">=</text:span><text:span text:style-name="T42">"X-UA-Compatible"</text:span><text:span text:style-name="T39"> </text:span><text:span text:style-name="T64">content</text:span><text:span text:style-name="T41">=</text:span><text:span text:style-name="T42">"IE=edge"</text:span><text:span text:style-name="T39">&gt;</text:span></text:p><text:p><text:span text:style-name="T39"><text:s text:c="2"/></text:span><text:span text:style-name="T39">&lt;</text:span><text:span text:style-name="T38">meta</text:span><text:span text:style-name="T39"> </text:span><text:span text:style-name="T64">name</text:span><text:span text:style-name="T41">=</text:span><text:span text:style-name="T42">"viewport"</text:span><text:span text:style-name="T39"> </text:span><text:span text:style-name="T64">content</text:span><text:span text:style-name="T41">=</text:span><text:span text:style-name="T42">"width=device-width, initial-scale=1"</text:span><text:span text:style-name="T39">&gt;</text:span></text:p><text:p><text:span text:style-name="T39"><text:s text:c="2"/></text:span><text:span text:style-name="T39">&lt;</text:span><text:span text:style-name="T38">title</text:span><text:span text:style-name="T39">&gt;</text:span><text:span text:style-name="T39">母语识别</text:span><text:span text:style-name="T39">&lt;/</text:span><text:span text:style-name="T38">title</text:span><text:span text:style-name="T39">&gt;</text:span></text:p><text:p><text:span text:style-name="T39"><text:s text:c="2"/></text:span><text:span text:style-name="T39">&lt;</text:span><text:span text:style-name="T38">link</text:span><text:span text:style-name="T39"> </text:span><text:span text:style-name="T64">href</text:span><text:span text:style-name="T41">=</text:span><text:span text:style-name="T42">"{{ url_for('static', filename='../static/bootstrap.min.css') }}"</text:span><text:span text:style-name="T39"> </text:span><text:span text:style-name="T64">rel</text:span><text:span text:style-name="T41">=</text:span><text:span text:style-name="T42">"stylesheet"</text:span><text:span text:style-name="T39">&gt;</text:span></text:p><text:p><text:span text:style-name="T39"><text:s text:c="2"/></text:span><text:span text:style-name="T39">&lt;</text:span><text:span text:style-name="T38">link</text:span><text:span text:style-name="T39"> </text:span><text:span text:style-name="T64">href</text:span><text:span text:style-name="T41">=</text:span><text:span text:style-name="T42">"../static/style.css"</text:span><text:span text:style-name="T39"> </text:span><text:span text:style-name="T64">rel</text:span><text:span text:style-name="T41">=</text:span><text:span text:style-name="T42">"stylesheet"</text:span><text:span text:style-name="T39">&gt;</text:span></text:p><text:p><text:span text:style-name="T39"><text:s text:c="2"/></text:span><text:span text:style-name="T39">&lt;</text:span><text:span text:style-name="T38">link</text:span><text:span text:style-name="T39"> </text:span><text:span text:style-name="T64">rel</text:span><text:span text:style-name="T41">=</text:span><text:span text:style-name="T42">"shortcut icon"</text:span><text:span text:style-name="T39"> </text:span><text:span text:style-name="T64">href</text:span><text:span text:style-name="T41">=</text:span><text:span text:style-name="T42">"{{ url_for('static', filename='favicon.ico') }}"</text:span><text:span text:style-name="T39">&gt;</text:span></text:p><text:p><text:span text:style-name="T39"><text:s text:c="2"/></text:span><text:span text:style-name="T39">&lt;</text:span><text:span text:style-name="T38">link</text:span><text:span text:style-name="T39"> </text:span><text:span text:style-name="T64">href</text:span><text:span text:style-name="T41">=</text:span><text:span text:style-name="T42">"{{ url_for('static', filename='../static/bootstrap.min.css') }}"</text:span><text:span text:style-name="T39"> </text:span><text:span text:style-name="T64">rel</text:span><text:span text:style-name="T41">=</text:span><text:span text:style-name="T42">"stylesheet"</text:span><text:span text:style-name="T39">&gt;</text:span></text:p><text:p><text:span text:style-name="T39"><text:s text:c="2"/></text:span><text:span text:style-name="T39">&lt;</text:span><text:span text:style-name="T38">link</text:span><text:span text:style-name="T39"> </text:span><text:span text:style-name="T64">href</text:span><text:span text:style-name="T41">=</text:span><text:span text:style-name="T42">"../static/bootstrap.min.css"</text:span><text:span text:style-name="T39"> </text:span><text:span text:style-name="T64">rel</text:span><text:span text:style-name="T41">=</text:span><text:span text:style-name="T42">"stylesheet"</text:span><text:span text:style-name="T39">&gt;</text:span></text:p><text:p><text:span text:style-name="T39"><text:s text:c="2"/></text:span><text:span text:style-name="T39">&lt;</text:span><text:span text:style-name="T38">link</text:span><text:span text:style-name="T39"> </text:span><text:span text:style-name="T64">href</text:span><text:span text:style-name="T41">=</text:span><text:span text:style-name="T42">"../static/style.css"</text:span><text:span text:style-name="T39"> </text:span><text:span text:style-name="T64">rel</text:span><text:span text:style-name="T41">=</text:span><text:span text:style-name="T42">"stylesheet"</text:span><text:span text:style-name="T39">&gt;</text:span></text:p><text:p><text:span text:style-name="T39"><text:s text:c="2"/></text:span><text:span text:style-name="T39">&lt;</text:span><text:span text:style-name="T38">script</text:span><text:span text:style-name="T39"> </text:span><text:span text:style-name="T64">src</text:span><text:span text:style-name="T41">=</text:span><text:span text:style-name="T42">"../static/bootstrap.min.js"</text:span><text:span text:style-name="T39">&gt;&lt;/</text:span><text:span text:style-name="T38">script</text:span><text:span text:style-name="T39">&gt;</text:span></text:p><text:p><text:span text:style-name="T39">&lt;/</text:span><text:span text:style-name="T38">head</text:span><text:span text:style-name="T39">&gt;</text:span></text:p><text:p><text:span text:style-name="T39">&lt;</text:span><text:span text:style-name="T38">body</text:span><text:span text:style-name="T39">&gt;</text:span></text:p><text:p><text:span text:style-name="T39"><text:s text:c="2"/></text:span><text:span text:style-name="T39">&lt;</text:span><text:span text:style-name="T38">div</text:span><text:span text:style-name="T39"> </text:span><text:span text:style-name="T64">class</text:span><text:span text:style-name="T41">=</text:span><text:span text:style-name="T42">"container-fluid"</text:span><text:span text:style-name="T39">&gt;</text:span></text:p><text:p><text:span text:style-name="T39"><text:s text:c="4"/></text:span><text:span text:style-name="T39">&lt;</text:span><text:span text:style-name="T38">div</text:span><text:span text:style-name="T39"> </text:span><text:span text:style-name="T64">class</text:span><text:span text:style-name="T41">=</text:span><text:span text:style-name="T42">"jumbotron"</text:span><text:span text:style-name="T39">&gt;</text:span></text:p><text:p><text:span text:style-name="T39"><text:s text:c="6"/></text:span><text:span text:style-name="T39">&lt;</text:span><text:span text:style-name="T38">h1</text:span><text:span text:style-name="T39"> </text:span><text:span text:style-name="T64">class</text:span><text:span text:style-name="T41">=</text:span><text:span text:style-name="T42">"display-4"</text:span><text:span text:style-name="T39">&gt;</text:span><text:span text:style-name="T39">母语识别工具</text:span><text:span text:style-name="T39">&lt;/</text:span><text:span text:style-name="T38">h1</text:span><text:span text:style-name="T39">&gt;</text:span></text:p><text:p><text:span text:style-name="T39"><text:s text:c="6"/></text:span><text:span text:style-name="T39">&lt;</text:span><text:span text:style-name="T38">p</text:span><text:span text:style-name="T39"> </text:span><text:span text:style-name="T64">class</text:span><text:span text:style-name="T41">=</text:span><text:span text:style-name="T42">"lead"</text:span><text:span text:style-name="T39">&gt;</text:span><text:span text:style-name="T39">这个工具试图分别本地人和中国人写的英文文本。</text:span><text:span text:style-name="T39">&lt;/</text:span><text:span text:style-name="T38">p</text:span><text:span text:style-name="T39">&gt;</text:span></text:p><text:p><text:span text:style-name="T39"><text:s text:c="4"/></text:span><text:span text:style-name="T39">&lt;/</text:span><text:span text:style-name="T38">div</text:span><text:span text:style-name="T39">&gt;</text:span></text:p><text:p><text:span text:style-name="T39"><text:s text:c="4"/></text:span><text:span text:style-name="T39">&lt;</text:span><text:span text:style-name="T38">a</text:span><text:span text:style-name="T39"> </text:span><text:span text:style-name="T64">href</text:span><text:span text:style-name="T41">=</text:span><text:span text:style-name="T42">"try_it_out"</text:span><text:span text:style-name="T39">&gt;Try it out! </text:span><text:span text:style-name="T39">直接试试！</text:span><text:span text:style-name="T39">&lt;/</text:span><text:span text:style-name="T38">a</text:span><text:span text:style-name="T39">&gt;</text:span></text:p><text:p><text:span text:style-name="T39"><text:s text:c="2"/></text:span><text:span text:style-name="T39">&lt;/</text:span><text:span text:style-name="T38">div</text:span><text:span text:style-name="T39">&gt;&lt;</text:span><text:span text:style-name="T38">br</text:span><text:span text:style-name="T39">&gt;</text:span></text:p><text:p><text:span text:style-name="T39"/></text:p><text:p><text:span text:style-name="T39"><text:s text:c="2"/></text:span><text:span text:style-name="T39">&lt;</text:span><text:span text:style-name="T38">div</text:span><text:span text:style-name="T39"> </text:span><text:span text:style-name="T64">class</text:span><text:span text:style-name="T41">=</text:span><text:span text:style-name="T42">"container"</text:span><text:span text:style-name="T39">&gt;</text:span></text:p><text:p><text:span text:style-name="T39"/></text:p><text:p><text:span text:style-name="T39"><text:s text:c="4"/></text:span><text:span text:style-name="T39">&lt;</text:span><text:span text:style-name="T38">ul</text:span><text:span text:style-name="T39"> </text:span><text:span text:style-name="T64">class</text:span><text:span text:style-name="T41">=</text:span><text:span text:style-name="T42">"nav nav-tabs"</text:span><text:span text:style-name="T39"> </text:span><text:span text:style-name="T64">id</text:span><text:span text:style-name="T41">=</text:span><text:span text:style-name="T42">"myTab"</text:span><text:span text:style-name="T39"> </text:span><text:span text:style-name="T64">role</text:span><text:span text:style-name="T41">=</text:span><text:span text:style-name="T42">"tablist"</text:span><text:span text:style-name="T39">&gt;</text:span></text:p><text:p><text:span text:style-name="T39"><text:s text:c="6"/></text:span><text:span text:style-name="T39">&lt;</text:span><text:span text:style-name="T38">li</text:span><text:span text:style-name="T39"> </text:span><text:span text:style-name="T64">class</text:span><text:span text:style-name="T41">=</text:span><text:span text:style-name="T42">"nav-item"</text:span><text:span text:style-name="T39"> </text:span><text:span text:style-name="T64">role</text:span><text:span text:style-name="T41">=</text:span><text:span text:style-name="T42">"presentation"</text:span><text:span text:style-name="T39">&gt;</text:span></text:p><text:p><text:span text:style-name="T39"><text:s text:c="8"/></text:span><text:span text:style-name="T39">&lt;</text:span><text:span text:style-name="T38">a</text:span><text:span text:style-name="T39"> </text:span><text:span text:style-name="T64">class</text:span><text:span text:style-name="T41">=</text:span><text:span text:style-name="T42">"nav-link active"</text:span><text:span text:style-name="T39"> </text:span><text:span text:style-name="T64">id</text:span><text:span text:style-name="T41">=</text:span><text:span text:style-name="T42">"home-tab"</text:span><text:span text:style-name="T39"> </text:span><text:span text:style-name="T64">data-toggle</text:span><text:span text:style-name="T41">=</text:span><text:span text:style-name="T42">"tab"</text:span><text:span text:style-name="T39"> </text:span><text:span text:style-name="T64">href</text:span><text:span text:style-name="T41">=</text:span><text:span text:style-name="T42">"#home"</text:span></text:p><text:p><text:span text:style-name="T39"><text:s text:c="10"/></text:span><text:span text:style-name="T64">role</text:span><text:span text:style-name="T41">=</text:span><text:span text:style-name="T42">"tab"</text:span><text:span text:style-name="T39"> </text:span><text:span text:style-name="T64">aria-controls</text:span><text:span text:style-name="T41">=</text:span><text:span text:style-name="T42">"home"</text:span><text:span text:style-name="T39"> </text:span><text:span text:style-name="T64">aria-selected</text:span><text:span text:style-name="T41">=</text:span><text:span text:style-name="T42">"true"</text:span><text:span text:style-name="T39">&gt;&lt;</text:span><text:span text:style-name="T38">h3</text:span><text:span text:style-name="T39">&gt;Home </text:span><text:span text:style-name="T39">主页</text:span><text:span text:style-name="T39">&lt;/</text:span><text:span text:style-name="T38">h3</text:span><text:span text:style-name="T39">&gt;&lt;/</text:span><text:span text:style-name="T38">a</text:span><text:span text:style-name="T39">&gt;</text:span></text:p><text:p><text:span text:style-name="T39"><text:s text:c="6"/></text:span><text:span text:style-name="T39">&lt;/</text:span><text:span text:style-name="T38">li</text:span><text:span text:style-name="T39">&gt;</text:span></text:p><text:p><text:span text:style-name="T39"><text:s text:c="6"/></text:span><text:span text:style-name="T39">&lt;</text:span><text:span text:style-name="T38">li</text:span><text:span text:style-name="T39"> </text:span><text:span text:style-name="T64">class</text:span><text:span text:style-name="T41">=</text:span><text:span text:style-name="T42">"nav-item"</text:span><text:span text:style-name="T39"> </text:span><text:span text:style-name="T64">role</text:span><text:span text:style-name="T41">=</text:span><text:span text:style-name="T42">"presentation"</text:span><text:span text:style-name="T39">&gt;</text:span></text:p><text:p><text:span text:style-name="T39"><text:s text:c="8"/></text:span><text:span text:style-name="T39">&lt;</text:span><text:span text:style-name="T38">a</text:span><text:span text:style-name="T39"> </text:span><text:span text:style-name="T64">class</text:span><text:span text:style-name="T41">=</text:span><text:span text:style-name="T42">"nav-link"</text:span><text:span text:style-name="T39"> </text:span><text:span text:style-name="T64">id</text:span><text:span text:style-name="T41">=</text:span><text:span text:style-name="T42">"upload-tab"</text:span><text:span text:style-name="T39"> </text:span><text:span text:style-name="T64">data-toggle</text:span><text:span text:style-name="T41">=</text:span><text:span text:style-name="T42">"tab"</text:span><text:span text:style-name="T39"> </text:span><text:span text:style-name="T64">href</text:span><text:span text:style-name="T41">=</text:span><text:span text:style-name="T42">"#upload"</text:span></text:p><text:p><text:span text:style-name="T39"><text:s text:c="10"/></text:span><text:span text:style-name="T64">role</text:span><text:span text:style-name="T41">=</text:span><text:span text:style-name="T42">"tab"</text:span><text:span text:style-name="T39"> </text:span><text:span text:style-name="T64">aria-controls</text:span><text:span text:style-name="T41">=</text:span><text:span text:style-name="T42">"profile"</text:span><text:span text:style-name="T39"> </text:span><text:span text:style-name="T64">aria-selected</text:span><text:span text:style-name="T41">=</text:span><text:span text:style-name="T42">"false"</text:span><text:span text:style-name="T39">&gt;</text:span></text:p><text:p><text:span text:style-name="T39"><text:s text:c="10"/></text:span><text:span text:style-name="T39">&lt;</text:span><text:span text:style-name="T38">h3</text:span><text:span text:style-name="T39">&gt;Upload </text:span><text:span text:style-name="T39">上载</text:span><text:span text:style-name="T39">&lt;/</text:span><text:span text:style-name="T38">h3</text:span><text:span text:style-name="T39">&gt;</text:span></text:p><text:p><text:span text:style-name="T39"><text:s text:c="8"/></text:span><text:span text:style-name="T39">&lt;/</text:span><text:span text:style-name="T38">a</text:span><text:span text:style-name="T39">&gt;</text:span></text:p><text:p><text:span text:style-name="T39"><text:s text:c="6"/></text:span><text:span text:style-name="T39">&lt;/</text:span><text:span text:style-name="T38">li</text:span><text:span text:style-name="T39">&gt;</text:span></text:p><text:p><text:span text:style-name="T39"><text:s text:c="6"/></text:span><text:span text:style-name="T39">&lt;</text:span><text:span text:style-name="T38">li</text:span><text:span text:style-name="T39"> </text:span><text:span text:style-name="T64">class</text:span><text:span text:style-name="T41">=</text:span><text:span text:style-name="T42">"nav-item"</text:span><text:span text:style-name="T39"> </text:span><text:span text:style-name="T64">role</text:span><text:span text:style-name="T41">=</text:span><text:span text:style-name="T42">"presentation"</text:span><text:span text:style-name="T39">&gt;</text:span></text:p><text:p><text:span text:style-name="T39"><text:s text:c="8"/></text:span><text:span text:style-name="T39">&lt;</text:span><text:span text:style-name="T38">a</text:span><text:span text:style-name="T39"> </text:span><text:span text:style-name="T64">class</text:span><text:span text:style-name="T41">=</text:span><text:span text:style-name="T42">"nav-link"</text:span><text:span text:style-name="T39"> </text:span><text:span text:style-name="T64">id</text:span><text:span text:style-name="T41">=</text:span><text:span text:style-name="T42">"paste-tab"</text:span><text:span text:style-name="T39"> </text:span><text:span text:style-name="T64">data-toggle</text:span><text:span text:style-name="T41">=</text:span><text:span text:style-name="T42">"tab"</text:span><text:span text:style-name="T39"> </text:span><text:span text:style-name="T64">href</text:span><text:span text:style-name="T41">=</text:span><text:span text:style-name="T42">"#paste"</text:span></text:p><text:p><text:span text:style-name="T39"><text:s text:c="10"/></text:span><text:span text:style-name="T64">role</text:span><text:span text:style-name="T41">=</text:span><text:span text:style-name="T42">"tab"</text:span><text:span text:style-name="T39"> </text:span><text:span text:style-name="T64">aria-controls</text:span><text:span text:style-name="T41">=</text:span><text:span text:style-name="T42">"contact"</text:span><text:span text:style-name="T39"> </text:span><text:span text:style-name="T64">aria-selected</text:span><text:span text:style-name="T41">=</text:span><text:span text:style-name="T42">"false"</text:span><text:span text:style-name="T39">&gt;</text:span></text:p><text:p><text:span text:style-name="T39"><text:s text:c="10"/></text:span><text:span text:style-name="T39">&lt;</text:span><text:span text:style-name="T38">h3</text:span><text:span text:style-name="T39">&gt;Paste </text:span><text:span text:style-name="T39">输入</text:span><text:span text:style-name="T39">&lt;/</text:span><text:span text:style-name="T38">h3</text:span><text:span text:style-name="T39">&gt;</text:span></text:p><text:p><text:span text:style-name="T39"><text:s text:c="8"/></text:span><text:span text:style-name="T39">&lt;/</text:span><text:span text:style-name="T38">a</text:span><text:span text:style-name="T39">&gt;</text:span></text:p><text:p><text:span text:style-name="T39"><text:s text:c="6"/></text:span><text:span text:style-name="T39">&lt;/</text:span><text:span text:style-name="T38">li</text:span><text:span text:style-name="T39">&gt;</text:span></text:p><text:p><text:span text:style-name="T39"><text:s text:c="4"/></text:span><text:span text:style-name="T39">&lt;/</text:span><text:span text:style-name="T38">ul</text:span><text:span text:style-name="T39">&gt;</text:span></text:p><text:p><text:span text:style-name="T39"/></text:p></draw:text-box></draw:frame></text:h>
      <text:p text:style-name="P42"><draw:frame text:anchor-type="paragraph" draw:z-index="16" draw:name="Shape14" draw:style-name="gr15" draw:text-style-name="P68" svg:width="6.9587in" svg:height="9.1504in" svg:x="-0.0209in" svg:y="0.3083in"><draw:text-box><text:p text:style-name="P67"><text:span text:style-name="T58"><text:s text:c="4"/></text:span><text:span text:style-name="T58">&lt;</text:span><text:span text:style-name="T57">div</text:span><text:span text:style-name="T58"> </text:span><text:span text:style-name="T65">class</text:span><text:span text:style-name="T60">=</text:span><text:span text:style-name="T63">"tab-content"</text:span><text:span text:style-name="T58"> </text:span><text:span text:style-name="T65">id</text:span><text:span text:style-name="T60">=</text:span><text:span text:style-name="T63">"myTabContent"</text:span><text:span text:style-name="T58">&gt;</text:span></text:p><text:p text:style-name="P67"><text:span text:style-name="T58"><text:s text:c="6"/></text:span><text:span text:style-name="T58">&lt;</text:span><text:span text:style-name="T57">div</text:span><text:span text:style-name="T58"> </text:span><text:span text:style-name="T65">class</text:span><text:span text:style-name="T60">=</text:span><text:span text:style-name="T63">"tab-pane fade show active"</text:span><text:span text:style-name="T58"> </text:span><text:span text:style-name="T65">id</text:span><text:span text:style-name="T60">=</text:span><text:span text:style-name="T63">"home"</text:span><text:span text:style-name="T58"> </text:span><text:span text:style-name="T65">role</text:span><text:span text:style-name="T60">=</text:span><text:span text:style-name="T63">"tabpanel"</text:span><text:span text:style-name="T58"> </text:span><text:span text:style-name="T65">aria-labelledby</text:span><text:span text:style-name="T60">=</text:span><text:span text:style-name="T63">"home-tab"</text:span><text:span text:style-name="T58">&gt;</text:span></text:p><text:p text:style-name="P67"><text:span text:style-name="T58"><text:s text:c="8"/></text:span></text:p><text:p text:style-name="P67"><text:span text:style-name="T58"><text:s text:c="8"/></text:span><text:span text:style-name="T58">&lt;</text:span><text:span text:style-name="T57">br</text:span><text:span text:style-name="T58">&gt;</text:span></text:p><text:p text:style-name="P67"><text:span text:style-name="T58"><text:s text:c="8"/></text:span><text:span text:style-name="T58">&lt;</text:span><text:span text:style-name="T57">h5</text:span><text:span text:style-name="T58">&gt;</text:span><text:span text:style-name="T58">介绍</text:span><text:span text:style-name="T58">&lt;/</text:span><text:span text:style-name="T57">h5</text:span><text:span text:style-name="T58">&gt;</text:span></text:p><text:p text:style-name="P67"><text:span text:style-name="T58"><text:s text:c="8"/></text:span><text:span text:style-name="T58">&lt;</text:span><text:span text:style-name="T57">p</text:span><text:span text:style-name="T58">&gt;</text:span><text:span text:style-name="T58">该网站提供了一种机器学习模型，该模型试图将母语为英语的人的文字与母语不是英语的中国作者的文字区分开。</text:span><text:span text:style-name="T58">&lt;/</text:span><text:span text:style-name="T57">p</text:span><text:span text:style-name="T58">&gt;</text:span></text:p><text:p text:style-name="P67"><text:span text:style-name="T58"><text:s text:c="8"/></text:span><text:span text:style-name="T58">&lt;</text:span><text:span text:style-name="T57">h5</text:span><text:span text:style-name="T58">&gt;</text:span><text:span text:style-name="T58">数据</text:span><text:span text:style-name="T58">&lt;/</text:span><text:span text:style-name="T57">h5</text:span><text:span text:style-name="T58">&gt;</text:span></text:p><text:p text:style-name="P67"><text:span text:style-name="T58"><text:s text:c="8"/></text:span><text:span text:style-name="T58">&lt;</text:span><text:span text:style-name="T57">p</text:span><text:span text:style-name="T58">&gt;</text:span><text:span text:style-name="T58">该模型使用来自</text:span><text:span text:style-name="T58">arxiv.org</text:span><text:span text:style-name="T58">数据进行训练。下载之后，需要进行处理，主要有两步骤。第一步是确定主要作者所属的大学（如果有），把这个大学当作标签。第二步是获取论文的内容。</text:span><text:span text:style-name="T58">&lt;/</text:span><text:span text:style-name="T57">p</text:span><text:span text:style-name="T58">&gt;</text:span></text:p><text:p text:style-name="P67"><text:span text:style-name="T58"><text:s text:c="8"/></text:span><text:span text:style-name="T58">&lt;</text:span><text:span text:style-name="T57">h5</text:span><text:span text:style-name="T58">&gt;</text:span><text:span text:style-name="T58">模型</text:span><text:span text:style-name="T58">&lt;/</text:span><text:span text:style-name="T57">h5</text:span><text:span text:style-name="T58">&gt;</text:span></text:p><text:p text:style-name="P67"><text:span text:style-name="T58"><text:s text:c="8"/></text:span><text:span text:style-name="T58">&lt;</text:span><text:span text:style-name="T57">p</text:span><text:span text:style-name="T58">&gt;</text:span><text:span text:style-name="T58">定义此模型时，我决定用最小最简单的模型能够完成任务，我随便要求</text:span><text:span text:style-name="T58">90%</text:span><text:span text:style-name="T58">以上正确率。这个模型主要有两部分。第一是个</text:span><text:span text:style-name="T58">TF-IDF</text:span></text:p><text:p text:style-name="P67"><text:span text:style-name="T58"><text:s text:c="8"/></text:span><text:span text:style-name="T58">Vectorizer</text:span><text:span text:style-name="T58">。第二步是将向量化的内容输入到个线性支持向量分类器。</text:span><text:span text:style-name="T58">&lt;/</text:span><text:span text:style-name="T57">p</text:span><text:span text:style-name="T58">&gt;</text:span></text:p><text:p text:style-name="P67"><text:span text:style-name="T58"><text:s text:c="8"/></text:span><text:span text:style-name="T58">&lt;</text:span><text:span text:style-name="T57">h5</text:span><text:span text:style-name="T58">&gt;</text:span><text:span text:style-name="T58">网页</text:span><text:span text:style-name="T58">&lt;/</text:span><text:span text:style-name="T57">h5</text:span><text:span text:style-name="T58">&gt;</text:span></text:p><text:p text:style-name="P67"><text:span text:style-name="T58"><text:s text:c="8"/></text:span><text:span text:style-name="T58">&lt;</text:span><text:span text:style-name="T57">p</text:span><text:span text:style-name="T58">&gt;</text:span><text:span text:style-name="T58">这个网页提供的</text:span><text:span text:style-name="T58">sklearn</text:span><text:span text:style-name="T58">模型到</text:span><text:span text:style-name="T58">html</text:span><text:span text:style-name="T58">内容的链接用</text:span><text:span text:style-name="T58">python</text:span><text:span text:style-name="T58">模块</text:span><text:span text:style-name="T58">flask</text:span><text:span text:style-name="T58">而完成的。设计方面使用</text:span><text:span text:style-name="T58">bootstrap</text:span><text:span text:style-name="T58">。</text:span><text:span text:style-name="T58">&lt;/</text:span><text:span text:style-name="T57">p</text:span><text:span text:style-name="T58">&gt;</text:span></text:p><text:p text:style-name="P67"><text:span text:style-name="T58"><text:s text:c="6"/></text:span><text:span text:style-name="T58">&lt;/</text:span><text:span text:style-name="T57">div</text:span><text:span text:style-name="T58">&gt;</text:span></text:p><text:p text:style-name="P67"><text:span text:style-name="T58"><text:s text:c="6"/></text:span><text:span text:style-name="T58">&lt;</text:span><text:span text:style-name="T57">div</text:span><text:span text:style-name="T58"> </text:span><text:span text:style-name="T65">class</text:span><text:span text:style-name="T60">=</text:span><text:span text:style-name="T63">"tab-pane fade"</text:span><text:span text:style-name="T58"> </text:span><text:span text:style-name="T65">id</text:span><text:span text:style-name="T60">=</text:span><text:span text:style-name="T63">"upload"</text:span><text:span text:style-name="T58"> </text:span><text:span text:style-name="T65">role</text:span><text:span text:style-name="T60">=</text:span><text:span text:style-name="T63">"tabpanel"</text:span><text:span text:style-name="T58"> </text:span><text:span text:style-name="T65">aria-labelledby</text:span><text:span text:style-name="T60">=</text:span><text:span text:style-name="T63">"upload-tab"</text:span><text:span text:style-name="T58">&gt;</text:span></text:p><text:p text:style-name="P67"><text:span text:style-name="T58"><text:s text:c="8"/></text:span><text:span text:style-name="T58">&lt;</text:span><text:span text:style-name="T57">br</text:span><text:span text:style-name="T58">&gt;</text:span></text:p><text:p text:style-name="P67"><text:span text:style-name="T58"><text:s text:c="8"/></text:span><text:span text:style-name="T58">&lt;</text:span><text:span text:style-name="T57">form</text:span><text:span text:style-name="T58"> </text:span><text:span text:style-name="T65">method</text:span><text:span text:style-name="T60">=</text:span><text:span text:style-name="T63">"POST"</text:span><text:span text:style-name="T58"> </text:span><text:span text:style-name="T65">action</text:span><text:span text:style-name="T60">=</text:span><text:span text:style-name="T63">"{{url_for('pred_up')}}"</text:span><text:span text:style-name="T58"> </text:span><text:span text:style-name="T65">enctype</text:span><text:span text:style-name="T60">=</text:span><text:span text:style-name="T63">"multipart/form-data"</text:span><text:span text:style-name="T58">&gt;</text:span></text:p><text:p text:style-name="P67"><text:span text:style-name="T58"><text:s text:c="10"/></text:span><text:span text:style-name="T58">&lt;</text:span><text:span text:style-name="T57">div</text:span><text:span text:style-name="T58"> </text:span><text:span text:style-name="T65">class</text:span><text:span text:style-name="T60">=</text:span><text:span text:style-name="T63">"input-group"</text:span><text:span text:style-name="T58">&gt;</text:span></text:p><text:p text:style-name="P67"><text:span text:style-name="T58"><text:s text:c="12"/></text:span><text:span text:style-name="T58">&lt;</text:span><text:span text:style-name="T57">div</text:span><text:span text:style-name="T58"> </text:span><text:span text:style-name="T65">class</text:span><text:span text:style-name="T60">=</text:span><text:span text:style-name="T63">"custom-file"</text:span><text:span text:style-name="T58">&gt;</text:span></text:p><text:p text:style-name="P67"><text:span text:style-name="T58"><text:s text:c="14"/></text:span><text:span text:style-name="T58">&lt;</text:span><text:span text:style-name="T57">input</text:span><text:span text:style-name="T58"> </text:span><text:span text:style-name="T65">type</text:span><text:span text:style-name="T60">=</text:span><text:span text:style-name="T63">"file"</text:span><text:span text:style-name="T58"> </text:span><text:span text:style-name="T65">name</text:span><text:span text:style-name="T60">=</text:span><text:span text:style-name="T63">"doc"</text:span><text:span text:style-name="T58"> </text:span><text:span text:style-name="T65">class</text:span><text:span text:style-name="T60">=</text:span><text:span text:style-name="T63">"custom-file-input"</text:span><text:span text:style-name="T58"> </text:span><text:span text:style-name="T65">id</text:span><text:span text:style-name="T60">=</text:span><text:span text:style-name="T63">"myInput"</text:span><text:span text:style-name="T58"> </text:span><text:span text:style-name="T65">aria-describedby</text:span><text:span text:style-name="T60">=</text:span><text:span text:style-name="T63">"myInput"</text:span><text:span text:style-name="T58">&gt;</text:span></text:p><text:p text:style-name="P67"><text:span text:style-name="T58"><text:s text:c="14"/></text:span><text:span text:style-name="T58">&lt;</text:span><text:span text:style-name="T57">label</text:span><text:span text:style-name="T58"> </text:span><text:span text:style-name="T65">class</text:span><text:span text:style-name="T60">=</text:span><text:span text:style-name="T63">"custom-file-label"</text:span><text:span text:style-name="T58"> </text:span><text:span text:style-name="T65">for</text:span><text:span text:style-name="T60">=</text:span><text:span text:style-name="T63">"myInput"</text:span><text:span text:style-name="T58">&gt;Choose file&lt;/</text:span><text:span text:style-name="T57">label</text:span><text:span text:style-name="T58">&gt;</text:span></text:p><text:p text:style-name="P67"><text:span text:style-name="T58"><text:s text:c="12"/></text:span><text:span text:style-name="T58">&lt;/</text:span><text:span text:style-name="T57">div</text:span><text:span text:style-name="T58">&gt;</text:span></text:p><text:p text:style-name="P67"><text:span text:style-name="T58"><text:s text:c="12"/></text:span><text:span text:style-name="T58">&lt;</text:span><text:span text:style-name="T57">button</text:span><text:span text:style-name="T58"> </text:span><text:span text:style-name="T65">type</text:span><text:span text:style-name="T60">=</text:span><text:span text:style-name="T63">"submit"</text:span><text:span text:style-name="T58"> </text:span><text:span text:style-name="T65">class</text:span><text:span text:style-name="T60">=</text:span><text:span text:style-name="T63">'btn btn-primary'</text:span><text:span text:style-name="T58">&gt;Submit&lt;/</text:span><text:span text:style-name="T57">button</text:span><text:span text:style-name="T58">&gt;</text:span></text:p><text:p text:style-name="P67"><text:span text:style-name="T58"><text:s text:c="10"/></text:span><text:span text:style-name="T58">&lt;/</text:span><text:span text:style-name="T57">div</text:span><text:span text:style-name="T58">&gt;</text:span></text:p><text:p text:style-name="P67"><text:span text:style-name="T58"><text:s text:c="8"/></text:span><text:span text:style-name="T58">&lt;/</text:span><text:span text:style-name="T57">form</text:span><text:span text:style-name="T58">&gt;</text:span></text:p><text:p text:style-name="P67"><text:span text:style-name="T58"><text:s text:c="6"/></text:span><text:span text:style-name="T58">&lt;/</text:span><text:span text:style-name="T57">div</text:span><text:span text:style-name="T58">&gt;</text:span></text:p><text:p text:style-name="P67"><text:span text:style-name="T58"><text:s text:c="6"/></text:span><text:span text:style-name="T58">&lt;</text:span><text:span text:style-name="T57">div</text:span><text:span text:style-name="T58"> </text:span><text:span text:style-name="T65">class</text:span><text:span text:style-name="T60">=</text:span><text:span text:style-name="T63">"tab-pane fade"</text:span><text:span text:style-name="T58"> </text:span><text:span text:style-name="T65">id</text:span><text:span text:style-name="T60">=</text:span><text:span text:style-name="T63">"paste"</text:span><text:span text:style-name="T58"> </text:span><text:span text:style-name="T65">role</text:span><text:span text:style-name="T60">=</text:span><text:span text:style-name="T63">"tabpanel"</text:span><text:span text:style-name="T58"> </text:span><text:span text:style-name="T65">aria-labelledby</text:span><text:span text:style-name="T60">=</text:span><text:span text:style-name="T63">"paste-tab"</text:span><text:span text:style-name="T58">&gt;</text:span></text:p><text:p text:style-name="P67"><text:span text:style-name="T58"><text:s text:c="8"/></text:span><text:span text:style-name="T58">&lt;</text:span><text:span text:style-name="T57">br</text:span><text:span text:style-name="T58">&gt;</text:span></text:p><text:p text:style-name="P67"><text:span text:style-name="T58"><text:s text:c="8"/></text:span><text:span text:style-name="T58">&lt;</text:span><text:span text:style-name="T57">form</text:span><text:span text:style-name="T58"> </text:span><text:span text:style-name="T65">method</text:span><text:span text:style-name="T60">=</text:span><text:span text:style-name="T63">"POST"</text:span><text:span text:style-name="T58"> </text:span><text:span text:style-name="T65">action</text:span><text:span text:style-name="T60">=</text:span><text:span text:style-name="T63">"{{url_for('pred_paste')}}"</text:span><text:span text:style-name="T58"> </text:span><text:span text:style-name="T65">enctype</text:span><text:span text:style-name="T60">=</text:span><text:span text:style-name="T63">"multipart/form-data"</text:span><text:span text:style-name="T58">&gt;</text:span></text:p><text:p text:style-name="P67"><text:span text:style-name="T58"><text:s text:c="10"/></text:span><text:span text:style-name="T58">&lt;</text:span><text:span text:style-name="T57">div</text:span><text:span text:style-name="T58"> </text:span><text:span text:style-name="T65">class</text:span><text:span text:style-name="T60">=</text:span><text:span text:style-name="T63">"form-group"</text:span><text:span text:style-name="T58">&gt;</text:span></text:p><text:p text:style-name="P67"><text:span text:style-name="T58"><text:s text:c="12"/></text:span><text:span text:style-name="T58">&lt;</text:span><text:span text:style-name="T57">label</text:span><text:span text:style-name="T58"> </text:span><text:span text:style-name="T65">for</text:span><text:span text:style-name="T60">=</text:span><text:span text:style-name="T63">"exampleFormControlTextarea1"</text:span><text:span text:style-name="T58">&gt;&lt;/</text:span><text:span text:style-name="T57">label</text:span><text:span text:style-name="T58">&gt;</text:span></text:p><text:p text:style-name="P67"><text:span text:style-name="T58"><text:s text:c="12"/></text:span><text:span text:style-name="T58">&lt;</text:span><text:span text:style-name="T57">textarea</text:span><text:span text:style-name="T58"> </text:span><text:span text:style-name="T65">class</text:span><text:span text:style-name="T60">=</text:span><text:span text:style-name="T63">"form-control"</text:span><text:span text:style-name="T58"> </text:span><text:span text:style-name="T65">name</text:span><text:span text:style-name="T60">=</text:span><text:span text:style-name="T63">"paste"</text:span><text:span text:style-name="T58"> </text:span><text:span text:style-name="T65">id</text:span><text:span text:style-name="T60">=</text:span><text:span text:style-name="T63">"exampleFormControlTextarea1"</text:span><text:span text:style-name="T58"> </text:span><text:span text:style-name="T65">rows</text:span><text:span text:style-name="T60">=</text:span><text:span text:style-name="T63">"10"</text:span><text:span text:style-name="T58">&gt;&lt;/</text:span><text:span text:style-name="T57">textarea</text:span><text:span text:style-name="T58">&gt;&lt;/</text:span><text:span text:style-name="T57">br</text:span><text:span text:style-name="T58">&gt;</text:span></text:p><text:p text:style-name="P67"><text:span text:style-name="T58"><text:s text:c="10"/></text:span><text:span text:style-name="T58">&lt;/</text:span><text:span text:style-name="T57">div</text:span><text:span text:style-name="T58">&gt;</text:span></text:p><text:p text:style-name="P67"><text:span text:style-name="T58"><text:s text:c="10"/></text:span><text:span text:style-name="T58">&lt;</text:span><text:span text:style-name="T57">button</text:span><text:span text:style-name="T58"> </text:span><text:span text:style-name="T65">type</text:span><text:span text:style-name="T60">=</text:span><text:span text:style-name="T63">"submit"</text:span><text:span text:style-name="T58"> </text:span><text:span text:style-name="T65">class</text:span><text:span text:style-name="T60">=</text:span><text:span text:style-name="T63">'btn btn-primary'</text:span><text:span text:style-name="T58">&gt;Submit&lt;/</text:span><text:span text:style-name="T57">button</text:span><text:span text:style-name="T58">&gt;</text:span></text:p><text:p text:style-name="P67"><text:span text:style-name="T58"><text:s text:c="8"/></text:span><text:span text:style-name="T58">&lt;/</text:span><text:span text:style-name="T57">form</text:span><text:span text:style-name="T58">&gt;</text:span></text:p><text:p text:style-name="P67"><text:span text:style-name="T58"><text:s text:c="6"/></text:span><text:span text:style-name="T58">&lt;/</text:span><text:span text:style-name="T57">div</text:span><text:span text:style-name="T58">&gt;</text:span></text:p><text:p text:style-name="P67"><text:span text:style-name="T58"><text:s text:c="4"/></text:span><text:span text:style-name="T58">&lt;/</text:span><text:span text:style-name="T57">div</text:span><text:span text:style-name="T58">&gt;</text:span></text:p><text:p text:style-name="P67"><text:span text:style-name="T58"><text:s text:c="2"/></text:span><text:span text:style-name="T58">&lt;/</text:span><text:span text:style-name="T57">div</text:span><text:span text:style-name="T58">&gt;</text:span></text:p><text:p text:style-name="P67"><text:span text:style-name="T58"><text:s text:c="4"/></text:span><text:span text:style-name="T58">&lt;</text:span><text:span text:style-name="T57">footer</text:span><text:span text:style-name="T58"> </text:span><text:span text:style-name="T65">class</text:span><text:span text:style-name="T60">=</text:span><text:span text:style-name="T63">"footer"</text:span><text:span text:style-name="T58">&gt;</text:span></text:p><text:p text:style-name="P67"><text:span text:style-name="T58"><text:s text:c="6"/></text:span><text:span text:style-name="T58">&lt;</text:span><text:span text:style-name="T57">div</text:span><text:span text:style-name="T58"> </text:span><text:span text:style-name="T65">class</text:span><text:span text:style-name="T60">=</text:span><text:span text:style-name="T63">"container-fluid"</text:span><text:span text:style-name="T58">&gt;</text:span></text:p><text:p text:style-name="P67"><text:span text:style-name="T58"><text:s text:c="8"/></text:span><text:span text:style-name="T58">&lt;</text:span><text:span text:style-name="T57">a</text:span><text:span text:style-name="T58"> </text:span><text:span text:style-name="T65">href</text:span><text:span text:style-name="T60">=</text:span><text:span text:style-name="T63">"https://www.ynu.edu.cn/"</text:span><text:span text:style-name="T58">&gt;</text:span><text:span text:style-name="T58">云南大学 </text:span><text:span text:style-name="T58">Yunnan University&lt;/</text:span><text:span text:style-name="T57">a</text:span><text:span text:style-name="T58">&gt;</text:span></text:p><text:p text:style-name="P67"><text:span text:style-name="T58"><text:s text:c="6"/></text:span><text:span text:style-name="T58">&lt;/</text:span><text:span text:style-name="T57">div</text:span><text:span text:style-name="T58">&gt;</text:span></text:p><text:p text:style-name="P67"><text:span text:style-name="T58"><text:s text:c="4"/></text:span><text:span text:style-name="T58">&lt;/</text:span><text:span text:style-name="T57">footer</text:span><text:span text:style-name="T58">&gt;</text:span></text:p><text:p text:style-name="P67"><text:span text:style-name="T58"><text:s text:c="2"/></text:span><text:span text:style-name="T58">&lt;</text:span><text:span text:style-name="T57">script</text:span><text:span text:style-name="T58"> </text:span><text:span text:style-name="T65">src</text:span><text:span text:style-name="T60">=</text:span><text:span text:style-name="T63">"{{ url_for('static', filename='../static/jquery.js') }}"</text:span><text:span text:style-name="T58">&gt;&lt;/</text:span><text:span text:style-name="T57">script</text:span><text:span text:style-name="T58">&gt;</text:span></text:p><text:p text:style-name="P67"><text:span text:style-name="T58"><text:s text:c="2"/></text:span><text:span text:style-name="T58">&lt;</text:span><text:span text:style-name="T57">script</text:span><text:span text:style-name="T58"> </text:span><text:span text:style-name="T65">src</text:span><text:span text:style-name="T60">=</text:span><text:span text:style-name="T63">"{{ url_for('static', filename='../static/bootstrap.min.js') }}"</text:span><text:span text:style-name="T58">&gt;&lt;/</text:span><text:span text:style-name="T57">script</text:span><text:span text:style-name="T58">&gt;</text:span></text:p><text:p text:style-name="P67"><text:span text:style-name="T58">&lt;/</text:span><text:span text:style-name="T57">body</text:span><text:span text:style-name="T58">&gt;</text:span></text:p><text:p text:style-name="P67"><text:span text:style-name="T58">&lt;/</text:span><text:span text:style-name="T57">html</text:span><text:span text:style-name="T58">&gt;</text:span></text:p></draw:text-box></draw:frame><text:span text:style-name="T30">Appendix </text:span><text:span text:style-name="T32">G (Cont. 2)</text:span><text:span text:style-name="T30">: site/</text:span><text:span text:style-name="T32">template/index</text:span><text:span text:style-name="T30">.</text:span><text:span text:style-name="T32">html</text:span></text:p>
      <text:p text:style-name="Text_20_body"><draw:frame text:anchor-type="paragraph" draw:z-index="17" draw:name="Shape15" draw:style-name="gr16" draw:text-style-name="P65" svg:width="6.9677in" svg:height="9.1248in" svg:x="-0.0299in" svg:y="0.0862in"><draw:text-box><text:p/><text:p><text:span text:style-name="T43"/></text:p><text:p><text:span text:style-name="T43"/></text:p></draw:text-box></draw:frame><text:span text:style-name="T32"/></text:p>
      <text:h text:style-name="P61" text:outline-level="2"><text:bookmark-start text:name="__RefHeading___Toc826_3833812238"/>Appendix <text:span text:style-name="T33">H</text:span>: site/<text:span text:style-name="T33">template/prediction.html</text:span><text:bookmark-end text:name="__RefHeading___Toc826_3833812238"/></text:h>
      <text:p text:style-name="P41"><draw:frame text:anchor-type="paragraph" draw:z-index="18" draw:name="Shape16" draw:style-name="gr17" draw:text-style-name="P65" svg:width="6.9843in" svg:height="9.0315in" svg:x="-0.0299in" svg:y="0.0689in"><draw:text-box><text:p><text:span text:style-name="T39">&lt;</text:span><text:span text:style-name="T38">html</text:span><text:span text:style-name="T39">&gt;</text:span></text:p><text:p><text:span text:style-name="T39">&lt;</text:span><text:span text:style-name="T38">head</text:span><text:span text:style-name="T39">&gt;</text:span></text:p><text:p><text:span text:style-name="T39"><text:s text:c="2"/></text:span><text:span text:style-name="T39">&lt;</text:span><text:span text:style-name="T38">meta</text:span><text:span text:style-name="T39"> </text:span><text:span text:style-name="T64">charset</text:span><text:span text:style-name="T41">=</text:span><text:span text:style-name="T42">"utf-8"</text:span><text:span text:style-name="T39">&gt;</text:span></text:p><text:p><text:span text:style-name="T39"><text:s text:c="2"/></text:span><text:span text:style-name="T39">&lt;</text:span><text:span text:style-name="T38">meta</text:span><text:span text:style-name="T39"> </text:span><text:span text:style-name="T64">http-equiv</text:span><text:span text:style-name="T41">=</text:span><text:span text:style-name="T42">"X-UA-Compatible"</text:span><text:span text:style-name="T39"> </text:span><text:span text:style-name="T64">content</text:span><text:span text:style-name="T41">=</text:span><text:span text:style-name="T42">"IE=edge"</text:span><text:span text:style-name="T39">&gt;</text:span></text:p><text:p><text:span text:style-name="T39"><text:s text:c="2"/></text:span><text:span text:style-name="T39">&lt;</text:span><text:span text:style-name="T38">meta</text:span><text:span text:style-name="T39"> </text:span><text:span text:style-name="T64">name</text:span><text:span text:style-name="T41">=</text:span><text:span text:style-name="T42">"viewport"</text:span><text:span text:style-name="T39"> </text:span><text:span text:style-name="T64">content</text:span><text:span text:style-name="T41">=</text:span><text:span text:style-name="T42">"width=device-width, initial-scale=1"</text:span><text:span text:style-name="T39">&gt;</text:span></text:p><text:p><text:span text:style-name="T39"><text:s text:c="2"/></text:span><text:span text:style-name="T39">&lt;</text:span><text:span text:style-name="T38">title</text:span><text:span text:style-name="T39">&gt;Prediction&lt;/</text:span><text:span text:style-name="T38">title</text:span><text:span text:style-name="T39">&gt;</text:span></text:p><text:p><text:span text:style-name="T39"/></text:p><text:p><text:span text:style-name="T39"><text:s text:c="2"/></text:span><text:span text:style-name="T39">&lt;</text:span><text:span text:style-name="T38">link</text:span><text:span text:style-name="T39"> </text:span><text:span text:style-name="T64">rel</text:span><text:span text:style-name="T41">=</text:span><text:span text:style-name="T42">"shortcut icon"</text:span><text:span text:style-name="T39"> </text:span><text:span text:style-name="T64">href</text:span><text:span text:style-name="T41">=</text:span><text:span text:style-name="T42">"{{ url_for('static', filename='favicon.ico') }}"</text:span><text:span text:style-name="T39">&gt;</text:span></text:p><text:p><text:span text:style-name="T39"><text:s text:c="2"/></text:span><text:span text:style-name="T39">&lt;</text:span><text:span text:style-name="T38">link</text:span><text:span text:style-name="T39"> </text:span><text:span text:style-name="T64">href</text:span><text:span text:style-name="T41">=</text:span><text:span text:style-name="T42">"../static/bootstrap.min.css"</text:span><text:span text:style-name="T39"> </text:span><text:span text:style-name="T64">rel</text:span><text:span text:style-name="T41">=</text:span><text:span text:style-name="T42">"stylesheet"</text:span><text:span text:style-name="T39">&gt;</text:span></text:p><text:p><text:span text:style-name="T39"><text:s text:c="2"/></text:span><text:span text:style-name="T39">&lt;</text:span><text:span text:style-name="T38">script</text:span><text:span text:style-name="T39"> </text:span><text:span text:style-name="T64">src</text:span><text:span text:style-name="T41">=</text:span><text:span text:style-name="T42">"../static/jquery.js"</text:span><text:span text:style-name="T39">&gt;&lt;/</text:span><text:span text:style-name="T38">script</text:span><text:span text:style-name="T39">&gt;</text:span></text:p><text:p><text:span text:style-name="T39"><text:s text:c="2"/></text:span><text:span text:style-name="T39">&lt;</text:span><text:span text:style-name="T38">script</text:span><text:span text:style-name="T39"> </text:span><text:span text:style-name="T64">src</text:span><text:span text:style-name="T41">=</text:span><text:span text:style-name="T42">"../static/bootstrap.min.js"</text:span><text:span text:style-name="T39">&gt;&lt;/</text:span><text:span text:style-name="T38">script</text:span><text:span text:style-name="T39">&gt;</text:span></text:p><text:p><text:span text:style-name="T39"><text:s text:c="2"/></text:span><text:span text:style-name="T39">&lt;</text:span><text:span text:style-name="T38">link</text:span><text:span text:style-name="T39"> </text:span><text:span text:style-name="T64">href</text:span><text:span text:style-name="T41">=</text:span><text:span text:style-name="T42">"../static/style.css"</text:span><text:span text:style-name="T39"> </text:span><text:span text:style-name="T64">rel</text:span><text:span text:style-name="T41">=</text:span><text:span text:style-name="T42">"stylesheet"</text:span><text:span text:style-name="T39">&gt;</text:span></text:p><text:p><text:span text:style-name="T39"/></text:p><text:p><text:span text:style-name="T39">&lt;/</text:span><text:span text:style-name="T38">head</text:span><text:span text:style-name="T39">&gt;</text:span></text:p><text:p><text:span text:style-name="T39">&lt;</text:span><text:span text:style-name="T38">body</text:span><text:span text:style-name="T39">&gt;</text:span></text:p><text:p><text:span text:style-name="T39"><text:s text:c="2"/></text:span><text:span text:style-name="T39">&lt;</text:span><text:span text:style-name="T38">div</text:span><text:span text:style-name="T39"> </text:span><text:span text:style-name="T64">class</text:span><text:span text:style-name="T41">=</text:span><text:span text:style-name="T42">"container"</text:span><text:span text:style-name="T39">&gt;</text:span></text:p><text:p><text:span text:style-name="T39"><text:s text:c="4"/></text:span><text:span text:style-name="T39">{% if data[0] %}</text:span></text:p><text:p><text:span text:style-name="T39"><text:s text:c="4"/></text:span><text:span text:style-name="T39">&lt;</text:span><text:span text:style-name="T38">div</text:span><text:span text:style-name="T39"> </text:span><text:span text:style-name="T64">class</text:span><text:span text:style-name="T41">=</text:span><text:span text:style-name="T42">"alert alert-success"</text:span><text:span text:style-name="T39">&gt;</text:span></text:p><text:p><text:span text:style-name="T39"><text:s text:c="6"/></text:span><text:span text:style-name="T39">&lt;</text:span><text:span text:style-name="T38">h1</text:span><text:span text:style-name="T39"> </text:span><text:span text:style-name="T64">class</text:span><text:span text:style-name="T41">=</text:span><text:span text:style-name="T42">"display-4"</text:span><text:span text:style-name="T39">&gt;</text:span><text:span text:style-name="T39">作者的母语：英语</text:span><text:span text:style-name="T39">&lt;/</text:span><text:span text:style-name="T38">h1</text:span><text:span text:style-name="T39">&gt;</text:span></text:p><text:p><text:span text:style-name="T39"><text:s text:c="6"/></text:span><text:span text:style-name="T39">&lt;</text:span><text:span text:style-name="T38">p</text:span><text:span text:style-name="T39"> </text:span><text:span text:style-name="T64">class</text:span><text:span text:style-name="T41">=</text:span><text:span text:style-name="T42">"lead"</text:span><text:span text:style-name="T39">&gt;</text:span><text:span text:style-name="T39">成绩</text:span><text:span text:style-name="T39">: {{ data[1] }}&lt;/</text:span><text:span text:style-name="T38">h4</text:span><text:span text:style-name="T39">&gt;</text:span></text:p><text:p><text:span text:style-name="T39"><text:s text:c="6"/></text:span><text:span text:style-name="T39">&lt;</text:span><text:span text:style-name="T38">hr</text:span><text:span text:style-name="T39"> </text:span><text:span text:style-name="T64">class</text:span><text:span text:style-name="T41">=</text:span><text:span text:style-name="T42">"my-4"</text:span><text:span text:style-name="T39">&gt;</text:span></text:p><text:p><text:span text:style-name="T39"><text:s text:c="6"/></text:span><text:span text:style-name="T39">&lt;</text:span><text:span text:style-name="T38">p</text:span><text:span text:style-name="T39">&gt;</text:span></text:p><text:p><text:span text:style-name="T39"><text:s text:c="8"/></text:span><text:span text:style-name="T39">&lt;</text:span><text:span text:style-name="T38">a</text:span><text:span text:style-name="T39"> </text:span><text:span text:style-name="T64">class</text:span><text:span text:style-name="T41">=</text:span><text:span text:style-name="T42">"btn btn-primary"</text:span><text:span text:style-name="T39"> </text:span><text:span text:style-name="T64">data-toggle</text:span><text:span text:style-name="T41">=</text:span><text:span text:style-name="T42">"collapse"</text:span><text:span text:style-name="T39"> </text:span><text:span text:style-name="T64">href</text:span><text:span text:style-name="T41">=</text:span><text:span text:style-name="T42">"#collapseExample"</text:span><text:span text:style-name="T39"> </text:span><text:span text:style-name="T64">role</text:span><text:span text:style-name="T41">=</text:span><text:span text:style-name="T42">"button"</text:span><text:span text:style-name="T39"> </text:span><text:span text:style-name="T64">aria-expanded</text:span><text:span text:style-name="T41">=</text:span><text:span text:style-name="T42">"false"</text:span><text:span text:style-name="T39"> </text:span><text:span text:style-name="T64">aria-controls</text:span><text:span text:style-name="T41">=</text:span><text:span text:style-name="T42">"collapseExample"</text:span><text:span text:style-name="T39">&gt;</text:span><text:span text:style-name="T39">解释</text:span><text:span text:style-name="T39">&lt;/</text:span><text:span text:style-name="T38">a</text:span><text:span text:style-name="T39">&gt;</text:span></text:p><text:p><text:span text:style-name="T39"><text:s text:c="6"/></text:span><text:span text:style-name="T39">&lt;/</text:span><text:span text:style-name="T38">p</text:span><text:span text:style-name="T39">&gt;</text:span></text:p><text:p><text:span text:style-name="T39"><text:s text:c="6"/></text:span><text:span text:style-name="T39">&lt;</text:span><text:span text:style-name="T38">div</text:span><text:span text:style-name="T39"> </text:span><text:span text:style-name="T64">class</text:span><text:span text:style-name="T41">=</text:span><text:span text:style-name="T42">"collapse"</text:span><text:span text:style-name="T39"> </text:span><text:span text:style-name="T64">id</text:span><text:span text:style-name="T41">=</text:span><text:span text:style-name="T42">"collapseExample"</text:span><text:span text:style-name="T39">&gt;</text:span></text:p><text:p><text:span text:style-name="T39"><text:s text:c="8"/></text:span><text:span text:style-name="T39">&lt;</text:span><text:span text:style-name="T38">div</text:span><text:span text:style-name="T39"> </text:span><text:span text:style-name="T64">class</text:span><text:span text:style-name="T41">=</text:span><text:span text:style-name="T42">"card card-body"</text:span><text:span text:style-name="T39">&gt;</text:span></text:p><text:p><text:span text:style-name="T39"><text:s text:c="10"/></text:span><text:span text:style-name="T39">一篇文章的等成绩高，以英语为母语的人写出来的可能性就越大。 负值表示该模型预测文本是由第一语言为中文的人编写的。</text:span></text:p><text:p><text:span text:style-name="T39"><text:s text:c="8"/></text:span><text:span text:style-name="T39">&lt;/</text:span><text:span text:style-name="T38">div</text:span><text:span text:style-name="T39">&gt;</text:span></text:p><text:p><text:span text:style-name="T39"><text:s text:c="6"/></text:span><text:span text:style-name="T39">&lt;/</text:span><text:span text:style-name="T38">div</text:span><text:span text:style-name="T39">&gt;</text:span></text:p><text:p><text:span text:style-name="T39"><text:s text:c="4"/></text:span><text:span text:style-name="T39">&lt;/</text:span><text:span text:style-name="T38">div</text:span><text:span text:style-name="T39">&gt;</text:span></text:p><text:p><text:span text:style-name="T39"><text:s text:c="4"/></text:span><text:span text:style-name="T39">{% else %}</text:span></text:p><text:p><text:span text:style-name="T39"><text:s text:c="4"/></text:span><text:span text:style-name="T39">&lt;</text:span><text:span text:style-name="T38">div</text:span><text:span text:style-name="T39"> </text:span><text:span text:style-name="T64">class</text:span><text:span text:style-name="T41">=</text:span><text:span text:style-name="T42">"alert alert-danger"</text:span><text:span text:style-name="T39">&gt;</text:span></text:p><text:p><text:span text:style-name="T39"><text:s text:c="6"/></text:span><text:span text:style-name="T39">&lt;</text:span><text:span text:style-name="T38">h1</text:span><text:span text:style-name="T39"> </text:span><text:span text:style-name="T64">class</text:span><text:span text:style-name="T41">=</text:span><text:span text:style-name="T42">"display-4"</text:span><text:span text:style-name="T39">&gt;</text:span><text:span text:style-name="T39">作者的母语：中文</text:span><text:span text:style-name="T39">&lt;/</text:span><text:span text:style-name="T38">h1</text:span><text:span text:style-name="T39">&gt;</text:span></text:p><text:p><text:span text:style-name="T39"><text:s text:c="6"/></text:span><text:span text:style-name="T39">&lt;</text:span><text:span text:style-name="T38">p</text:span><text:span text:style-name="T39"> </text:span><text:span text:style-name="T64">class</text:span><text:span text:style-name="T41">=</text:span><text:span text:style-name="T42">"lead"</text:span><text:span text:style-name="T39">&gt;</text:span><text:span text:style-name="T39">成绩</text:span><text:span text:style-name="T39">: {{ data[1] }}&lt;/</text:span><text:span text:style-name="T38">h4</text:span><text:span text:style-name="T39">&gt;</text:span></text:p><text:p><text:span text:style-name="T39"><text:s text:c="6"/></text:span><text:span text:style-name="T39">&lt;</text:span><text:span text:style-name="T38">hr</text:span><text:span text:style-name="T39"> </text:span><text:span text:style-name="T64">class</text:span><text:span text:style-name="T41">=</text:span><text:span text:style-name="T42">"my-4"</text:span><text:span text:style-name="T39">&gt;</text:span></text:p><text:p><text:span text:style-name="T39"><text:s text:c="6"/></text:span><text:span text:style-name="T39">&lt;</text:span><text:span text:style-name="T38">p</text:span><text:span text:style-name="T39">&gt;</text:span><text:span text:style-name="T39">一篇文章的等级越高，以英语为母语的人写出来的可能性就越大。</text:span></text:p><text:p><text:span text:style-name="T39"><text:s text:c="6"/></text:span><text:span text:style-name="T39">负值表示该模型预测文本是由非英语母语者撰写的。</text:span><text:span text:style-name="T39">&lt;/</text:span><text:span text:style-name="T38">p</text:span><text:span text:style-name="T39">&gt;</text:span></text:p><text:p><text:span text:style-name="T39"><text:s text:c="4"/></text:span><text:span text:style-name="T39">&lt;/</text:span><text:span text:style-name="T38">div</text:span><text:span text:style-name="T39">&gt;</text:span></text:p><text:p><text:span text:style-name="T39"><text:s text:c="4"/></text:span><text:span text:style-name="T39">{% endif %}</text:span></text:p><text:p><text:span text:style-name="T39"><text:s text:c="2"/></text:span><text:span text:style-name="T39">&lt;/</text:span><text:span text:style-name="T38">div</text:span><text:span text:style-name="T39">&gt;</text:span></text:p><text:p><text:span text:style-name="T39"/></text:p></draw:text-box></draw:frame></text:p>
      <text:p text:style-name="P44"><draw:frame text:anchor-type="paragraph" draw:z-index="19" draw:name="Shape17" draw:style-name="gr18" draw:text-style-name="P65" svg:width="6.9079in" svg:height="9.0657in" svg:x="-0.0043in" svg:y="0.3374in"><draw:text-box><text:p><text:span text:style-name="T39"><text:s text:c="2"/></text:span><text:span text:style-name="T39">&lt;</text:span><text:span text:style-name="T38">div</text:span><text:span text:style-name="T39"> </text:span><text:span text:style-name="T64">class</text:span><text:span text:style-name="T41">=</text:span><text:span text:style-name="T42">"container"</text:span><text:span text:style-name="T39">&gt;</text:span></text:p><text:p><text:span text:style-name="T39"><text:s text:c="4"/></text:span><text:span text:style-name="T39">&lt;</text:span><text:span text:style-name="T38">div</text:span><text:span text:style-name="T39"> </text:span><text:span text:style-name="T64">class</text:span><text:span text:style-name="T41">=</text:span><text:span text:style-name="T42">"accordion"</text:span><text:span text:style-name="T39"> </text:span><text:span text:style-name="T64">id</text:span><text:span text:style-name="T41">=</text:span><text:span text:style-name="T42">"accordionExample"</text:span><text:span text:style-name="T39">&gt;</text:span></text:p><text:p><text:span text:style-name="T39"><text:s text:c="6"/></text:span><text:span text:style-name="T39">&lt;</text:span><text:span text:style-name="T38">div</text:span><text:span text:style-name="T39"> </text:span><text:span text:style-name="T64">class</text:span><text:span text:style-name="T41">=</text:span><text:span text:style-name="T42">"card"</text:span><text:span text:style-name="T39">&gt;</text:span></text:p><text:p><text:span text:style-name="T39"><text:s text:c="8"/></text:span><text:span text:style-name="T39">&lt;</text:span><text:span text:style-name="T38">div</text:span><text:span text:style-name="T39"> </text:span><text:span text:style-name="T64">class</text:span><text:span text:style-name="T41">=</text:span><text:span text:style-name="T42">"card-header"</text:span><text:span text:style-name="T39"> </text:span><text:span text:style-name="T64">id</text:span><text:span text:style-name="T41">=</text:span><text:span text:style-name="T42">"headingOne"</text:span><text:span text:style-name="T39">&gt;</text:span></text:p><text:p><text:span text:style-name="T39"><text:s text:c="10"/></text:span><text:span text:style-name="T39">&lt;</text:span><text:span text:style-name="T38">h2</text:span><text:span text:style-name="T39"> </text:span><text:span text:style-name="T64">class</text:span><text:span text:style-name="T41">=</text:span><text:span text:style-name="T42">"mb-0"</text:span><text:span text:style-name="T39">&gt;</text:span></text:p><text:p><text:span text:style-name="T39"><text:s text:c="12"/></text:span><text:span text:style-name="T39">&lt;</text:span><text:span text:style-name="T38">button</text:span><text:span text:style-name="T39"> </text:span><text:span text:style-name="T64">class</text:span><text:span text:style-name="T41">=</text:span><text:span text:style-name="T42">"btn btn-link btn-block text-left"</text:span></text:p><text:p><text:span text:style-name="T39"><text:s text:c="20"/></text:span><text:span text:style-name="T64">type</text:span><text:span text:style-name="T41">=</text:span><text:span text:style-name="T42">"button"</text:span></text:p><text:p><text:span text:style-name="T39"><text:s text:c="20"/></text:span><text:span text:style-name="T64">data-toggle</text:span><text:span text:style-name="T41">=</text:span><text:span text:style-name="T42">"collapse"</text:span></text:p><text:p><text:span text:style-name="T39"><text:s text:c="20"/></text:span><text:span text:style-name="T64">data-target</text:span><text:span text:style-name="T41">=</text:span><text:span text:style-name="T42">"#collapseOne"</text:span></text:p><text:p><text:span text:style-name="T39"><text:s text:c="20"/></text:span><text:span text:style-name="T64">aria-expanded</text:span><text:span text:style-name="T41">=</text:span><text:span text:style-name="T42">"true"</text:span></text:p><text:p><text:span text:style-name="T39"><text:s text:c="20"/></text:span><text:span text:style-name="T64">aria-controls</text:span><text:span text:style-name="T41">=</text:span><text:span text:style-name="T42">"collapseOne"</text:span><text:span text:style-name="T39">&gt;</text:span></text:p><text:p><text:span text:style-name="T39"><text:s text:c="14"/></text:span><text:span text:style-name="T39">Strong Non Nat ({{ data[2][3]|length }})</text:span></text:p><text:p><text:span text:style-name="T39"><text:s text:c="12"/></text:span><text:span text:style-name="T39">&lt;/</text:span><text:span text:style-name="T38">button</text:span><text:span text:style-name="T39">&gt;</text:span></text:p><text:p><text:span text:style-name="T39"><text:s text:c="10"/></text:span><text:span text:style-name="T39">&lt;/</text:span><text:span text:style-name="T38">h2</text:span><text:span text:style-name="T39">&gt;</text:span></text:p><text:p><text:span text:style-name="T39"><text:s text:c="8"/></text:span><text:span text:style-name="T39">&lt;/</text:span><text:span text:style-name="T38">div</text:span><text:span text:style-name="T39">&gt;</text:span></text:p><text:p><text:span text:style-name="T39"><text:s text:c="8"/></text:span><text:span text:style-name="T39">&lt;</text:span><text:span text:style-name="T38">div</text:span><text:span text:style-name="T39"> </text:span><text:span text:style-name="T64">id</text:span><text:span text:style-name="T41">=</text:span><text:span text:style-name="T42">"collapseOne"</text:span><text:span text:style-name="T39"> </text:span></text:p><text:p><text:span text:style-name="T39"><text:s text:c="13"/></text:span><text:span text:style-name="T64">class</text:span><text:span text:style-name="T41">=</text:span><text:span text:style-name="T42">"collapse"</text:span></text:p><text:p><text:span text:style-name="T39"><text:s text:c="13"/></text:span><text:span text:style-name="T64">ariea-labelledby</text:span><text:span text:style-name="T41">=</text:span><text:span text:style-name="T42">"headingOne"</text:span></text:p><text:p><text:span text:style-name="T39"><text:s text:c="13"/></text:span><text:span text:style-name="T64">data-parent</text:span><text:span text:style-name="T41">=</text:span><text:span text:style-name="T42">"#accordionExample"</text:span><text:span text:style-name="T39">&gt;</text:span></text:p><text:p><text:span text:style-name="T39"><text:s text:c="10"/></text:span><text:span text:style-name="T39">&lt;</text:span><text:span text:style-name="T38">div</text:span><text:span text:style-name="T39"> </text:span><text:span text:style-name="T64">class</text:span><text:span text:style-name="T41">=</text:span><text:span text:style-name="T42">"card-body"</text:span><text:span text:style-name="T39">&gt;</text:span></text:p><text:p><text:span text:style-name="T39"><text:s text:c="12"/></text:span><text:span text:style-name="T39">&lt;</text:span><text:span text:style-name="T38">h2</text:span><text:span text:style-name="T39">&gt;Strong Non Nat&lt;/</text:span><text:span text:style-name="T38">h2</text:span><text:span text:style-name="T39">&gt;</text:span></text:p><text:p><text:span text:style-name="T39"><text:s text:c="12"/></text:span><text:span text:style-name="T39">&lt;</text:span><text:span text:style-name="T38">p</text:span><text:span text:style-name="T39">&gt;some text&lt;/</text:span><text:span text:style-name="T38">p</text:span><text:span text:style-name="T39">&gt;</text:span></text:p><text:p><text:span text:style-name="T39"><text:s text:c="12"/></text:span><text:span text:style-name="T39">&lt;</text:span><text:span text:style-name="T38">table</text:span><text:span text:style-name="T39"> </text:span><text:span text:style-name="T64">class</text:span><text:span text:style-name="T41">=</text:span><text:span text:style-name="T42">"table table-striped"</text:span><text:span text:style-name="T39">&gt;</text:span></text:p><text:p><text:span text:style-name="T39"><text:s text:c="14"/></text:span><text:span text:style-name="T39">&lt;</text:span><text:span text:style-name="T38">thead</text:span><text:span text:style-name="T39">&gt;</text:span></text:p><text:p><text:span text:style-name="T39"><text:s text:c="16"/></text:span><text:span text:style-name="T39">&lt;</text:span><text:span text:style-name="T38">tr</text:span><text:span text:style-name="T39">&gt;</text:span></text:p><text:p><text:span text:style-name="T39"><text:s text:c="18"/></text:span><text:span text:style-name="T39">&lt;</text:span><text:span text:style-name="T38">th</text:span><text:span text:style-name="T39">&gt;Sentence Index&lt;/</text:span><text:span text:style-name="T38">th</text:span><text:span text:style-name="T39">&gt;</text:span></text:p><text:p><text:span text:style-name="T39"><text:s text:c="18"/></text:span><text:span text:style-name="T39">&lt;</text:span><text:span text:style-name="T38">th</text:span><text:span text:style-name="T39">&gt;Sentence&lt;/</text:span><text:span text:style-name="T38">td</text:span><text:span text:style-name="T39">&gt;</text:span></text:p><text:p><text:span text:style-name="T39"><text:s text:c="18"/></text:span><text:span text:style-name="T39">&lt;</text:span><text:span text:style-name="T38">th</text:span><text:span text:style-name="T39">&gt;Feature&lt;/</text:span><text:span text:style-name="T38">th</text:span><text:span text:style-name="T39">&gt;</text:span></text:p><text:p><text:span text:style-name="T39"><text:s text:c="18"/></text:span><text:span text:style-name="T39">&lt;</text:span><text:span text:style-name="T38">th</text:span><text:span text:style-name="T39">&gt;Feature Strength&lt;/</text:span><text:span text:style-name="T38">th</text:span><text:span text:style-name="T39">&gt;</text:span></text:p><text:p><text:span text:style-name="T39"><text:s text:c="16"/></text:span><text:span text:style-name="T39">&lt;/</text:span><text:span text:style-name="T38">tr</text:span><text:span text:style-name="T39">&gt;</text:span></text:p><text:p><text:span text:style-name="T39"><text:s text:c="14"/></text:span><text:span text:style-name="T39">&lt;/</text:span><text:span text:style-name="T38">thead</text:span><text:span text:style-name="T39">&gt;</text:span></text:p><text:p><text:span text:style-name="T39"><text:s text:c="14"/></text:span><text:span text:style-name="T39">&lt;</text:span><text:span text:style-name="T38">tbody</text:span><text:span text:style-name="T39">&gt;</text:span></text:p><text:p><text:span text:style-name="T39"><text:s text:c="16"/></text:span><text:span text:style-name="T39">{% for item in data[2][3] %}</text:span></text:p><text:p><text:span text:style-name="T39"><text:s text:c="16"/></text:span><text:span text:style-name="T39">&lt;</text:span><text:span text:style-name="T38">tr</text:span><text:span text:style-name="T39">&gt;</text:span></text:p><text:p><text:span text:style-name="T39"><text:s text:c="18"/></text:span><text:span text:style-name="T39">&lt;</text:span><text:span text:style-name="T38">td</text:span><text:span text:style-name="T39">&gt;{{ item[0] }} &lt;/</text:span><text:span text:style-name="T38">td</text:span><text:span text:style-name="T39">&gt;</text:span></text:p><text:p><text:span text:style-name="T39"><text:s text:c="18"/></text:span><text:span text:style-name="T39">&lt;</text:span><text:span text:style-name="T38">td</text:span><text:span text:style-name="T39">&gt;{{ item[1] }} &lt;/</text:span><text:span text:style-name="T38">td</text:span><text:span text:style-name="T39">&gt;</text:span></text:p><text:p><text:span text:style-name="T39"><text:s text:c="18"/></text:span><text:span text:style-name="T39">&lt;</text:span><text:span text:style-name="T38">td</text:span><text:span text:style-name="T39">&gt;{{ item[2] }} &lt;/</text:span><text:span text:style-name="T38">td</text:span><text:span text:style-name="T39">&gt;</text:span></text:p><text:p><text:span text:style-name="T39"><text:s text:c="18"/></text:span><text:span text:style-name="T39">&lt;</text:span><text:span text:style-name="T38">td</text:span><text:span text:style-name="T39">&gt;{{ item[3] }} &lt;/</text:span><text:span text:style-name="T38">td</text:span><text:span text:style-name="T39">&gt;</text:span></text:p><text:p><text:span text:style-name="T39"><text:s text:c="16"/></text:span><text:span text:style-name="T39">&lt;/</text:span><text:span text:style-name="T38">tr</text:span><text:span text:style-name="T39">&gt;</text:span></text:p><text:p><text:span text:style-name="T39"><text:s text:c="16"/></text:span><text:span text:style-name="T39">{% endfor %}</text:span></text:p><text:p><text:span text:style-name="T39"><text:s text:c="14"/></text:span><text:span text:style-name="T39">&lt;/</text:span><text:span text:style-name="T38">tbody</text:span><text:span text:style-name="T39">&gt;</text:span></text:p><text:p><text:span text:style-name="T39"><text:s text:c="12"/></text:span><text:span text:style-name="T39">&lt;/</text:span><text:span text:style-name="T38">table</text:span><text:span text:style-name="T39">&gt;</text:span></text:p><text:p><text:span text:style-name="T39"><text:s text:c="10"/></text:span><text:span text:style-name="T39">&lt;/</text:span><text:span text:style-name="T38">div</text:span><text:span text:style-name="T39">&gt;</text:span></text:p><text:p><text:span text:style-name="T39"><text:s text:c="8"/></text:span><text:span text:style-name="T39">&lt;/</text:span><text:span text:style-name="T38">div</text:span><text:span text:style-name="T39">&gt;</text:span></text:p><text:p><text:span text:style-name="T39"><text:s text:c="6"/></text:span><text:span text:style-name="T39">&lt;/</text:span><text:span text:style-name="T38">div</text:span><text:span text:style-name="T39">&gt;</text:span></text:p><text:p><text:span text:style-name="T39"/></text:p></draw:text-box></draw:frame>Appendix <text:span text:style-name="T33">H (Cont. 2)</text:span>: site/<text:span text:style-name="T33">template/prediction.html</text:span></text:p>
      <text:p text:style-name="P45">Appendix <text:span text:style-name="T33">H (Cont. 3)</text:span>: site/<text:span text:style-name="T33">template/prediction.html</text:span></text:p>
      <text:p text:style-name="P40"><draw:frame text:anchor-type="paragraph" draw:z-index="20" draw:name="Shape18" draw:style-name="gr19" draw:text-style-name="P65" svg:width="6.9413in" svg:height="9.1079in" svg:x="-0.0209in" svg:y="0.0661in"><draw:text-box><text:p><text:span text:style-name="T39"><text:s text:c="6"/></text:span><text:span text:style-name="T39">&lt;</text:span><text:span text:style-name="T38">div</text:span><text:span text:style-name="T39"> </text:span><text:span text:style-name="T64">class</text:span><text:span text:style-name="T41">=</text:span><text:span text:style-name="T42">"card"</text:span><text:span text:style-name="T39">&gt;</text:span></text:p><text:p><text:span text:style-name="T39"><text:s text:c="8"/></text:span><text:span text:style-name="T39">&lt;</text:span><text:span text:style-name="T38">div</text:span><text:span text:style-name="T39"> </text:span><text:span text:style-name="T64">class</text:span><text:span text:style-name="T41">=</text:span><text:span text:style-name="T42">"card-header"</text:span><text:span text:style-name="T39"> </text:span><text:span text:style-name="T64">id</text:span><text:span text:style-name="T41">=</text:span><text:span text:style-name="T42">"headingTwo"</text:span><text:span text:style-name="T39">&gt;</text:span></text:p><text:p><text:span text:style-name="T39"><text:s text:c="10"/></text:span><text:span text:style-name="T39">&lt;</text:span><text:span text:style-name="T38">h2</text:span><text:span text:style-name="T39"> </text:span><text:span text:style-name="T64">class</text:span><text:span text:style-name="T41">=</text:span><text:span text:style-name="T42">"mb-0"</text:span><text:span text:style-name="T39">&gt;</text:span></text:p><text:p><text:span text:style-name="T39"><text:s text:c="12"/></text:span><text:span text:style-name="T39">&lt;</text:span><text:span text:style-name="T38">button</text:span><text:span text:style-name="T39"> </text:span><text:span text:style-name="T64">class</text:span><text:span text:style-name="T41">=</text:span><text:span text:style-name="T42">"btn btn-link btn-block text-left"</text:span></text:p><text:p><text:span text:style-name="T39"><text:s text:c="20"/></text:span><text:span text:style-name="T64">type</text:span><text:span text:style-name="T41">=</text:span><text:span text:style-name="T42">"button"</text:span></text:p><text:p><text:span text:style-name="T39"><text:s text:c="20"/></text:span><text:span text:style-name="T64">data-toggle</text:span><text:span text:style-name="T41">=</text:span><text:span text:style-name="T42">"collapse"</text:span></text:p><text:p><text:span text:style-name="T39"><text:s text:c="20"/></text:span><text:span text:style-name="T64">data-target</text:span><text:span text:style-name="T41">=</text:span><text:span text:style-name="T42">"#collapseTwo"</text:span></text:p><text:p><text:span text:style-name="T39"><text:s text:c="20"/></text:span><text:span text:style-name="T64">aria-expanded</text:span><text:span text:style-name="T41">=</text:span><text:span text:style-name="T42">"true"</text:span></text:p><text:p><text:span text:style-name="T39"><text:s text:c="20"/></text:span><text:span text:style-name="T64">aria-controls</text:span><text:span text:style-name="T41">=</text:span><text:span text:style-name="T42">"collapseTwo"</text:span><text:span text:style-name="T39">&gt;</text:span></text:p><text:p><text:span text:style-name="T39"><text:s text:c="14"/></text:span><text:span text:style-name="T39">Weak Non Nat ({{ data[2][2]|length }})</text:span></text:p><text:p><text:span text:style-name="T39"><text:s text:c="12"/></text:span><text:span text:style-name="T39">&lt;/</text:span><text:span text:style-name="T38">button</text:span><text:span text:style-name="T39">&gt;</text:span></text:p><text:p><text:span text:style-name="T39"><text:s text:c="10"/></text:span><text:span text:style-name="T39">&lt;/</text:span><text:span text:style-name="T38">h2</text:span><text:span text:style-name="T39">&gt;</text:span></text:p><text:p><text:span text:style-name="T39"><text:s text:c="8"/></text:span><text:span text:style-name="T39">&lt;/</text:span><text:span text:style-name="T38">div</text:span><text:span text:style-name="T39">&gt;</text:span></text:p><text:p><text:span text:style-name="T39"><text:s text:c="8"/></text:span><text:span text:style-name="T39">&lt;</text:span><text:span text:style-name="T38">div</text:span><text:span text:style-name="T39"> </text:span><text:span text:style-name="T64">id</text:span><text:span text:style-name="T41">=</text:span><text:span text:style-name="T42">"collapseTwo"</text:span><text:span text:style-name="T39"> </text:span><text:span text:style-name="T64">class</text:span><text:span text:style-name="T41">=</text:span><text:span text:style-name="T42">"collapse"</text:span><text:span text:style-name="T39"> </text:span><text:span text:style-name="T64">data-parent</text:span><text:span text:style-name="T41">=</text:span><text:span text:style-name="T42">"#accordionExample"</text:span><text:span text:style-name="T39">&gt;</text:span></text:p><text:p><text:span text:style-name="T39"><text:s text:c="10"/></text:span><text:span text:style-name="T39">&lt;</text:span><text:span text:style-name="T38">div</text:span><text:span text:style-name="T39"> </text:span><text:span text:style-name="T64">class</text:span><text:span text:style-name="T41">=</text:span><text:span text:style-name="T42">"card-body"</text:span><text:span text:style-name="T39">&gt;</text:span></text:p><text:p><text:span text:style-name="T39"><text:s text:c="12"/></text:span><text:span text:style-name="T39">&lt;</text:span><text:span text:style-name="T38">h2</text:span><text:span text:style-name="T39">&gt;Weak Non Nat&lt;/</text:span><text:span text:style-name="T38">h2</text:span><text:span text:style-name="T39">&gt;</text:span></text:p><text:p><text:span text:style-name="T39"><text:s text:c="12"/></text:span><text:span text:style-name="T39">&lt;</text:span><text:span text:style-name="T38">p</text:span><text:span text:style-name="T39">&gt;some text&lt;/</text:span><text:span text:style-name="T38">p</text:span><text:span text:style-name="T39">&gt;</text:span></text:p><text:p><text:span text:style-name="T39"><text:s text:c="12"/></text:span><text:span text:style-name="T39">&lt;</text:span><text:span text:style-name="T38">table</text:span><text:span text:style-name="T39"> </text:span><text:span text:style-name="T64">class</text:span><text:span text:style-name="T41">=</text:span><text:span text:style-name="T42">"table table-striped"</text:span><text:span text:style-name="T39">&gt;</text:span></text:p><text:p><text:span text:style-name="T39"><text:s text:c="14"/></text:span><text:span text:style-name="T39">&lt;</text:span><text:span text:style-name="T38">thead</text:span><text:span text:style-name="T39">&gt;</text:span></text:p><text:p><text:span text:style-name="T39"><text:s text:c="16"/></text:span><text:span text:style-name="T39">&lt;</text:span><text:span text:style-name="T38">tr</text:span><text:span text:style-name="T39">&gt;</text:span></text:p><text:p><text:span text:style-name="T39"><text:s text:c="18"/></text:span><text:span text:style-name="T39">&lt;</text:span><text:span text:style-name="T38">th</text:span><text:span text:style-name="T39">&gt;Sentence Index&lt;/</text:span><text:span text:style-name="T38">th</text:span><text:span text:style-name="T39">&gt;</text:span></text:p><text:p><text:span text:style-name="T39"><text:s text:c="18"/></text:span><text:span text:style-name="T39">&lt;</text:span><text:span text:style-name="T38">th</text:span><text:span text:style-name="T39">&gt;Sentence&lt;/</text:span><text:span text:style-name="T38">td</text:span><text:span text:style-name="T39">&gt;</text:span></text:p><text:p><text:span text:style-name="T39"><text:s text:c="18"/></text:span><text:span text:style-name="T39">&lt;</text:span><text:span text:style-name="T38">th</text:span><text:span text:style-name="T39">&gt;Feature&lt;/</text:span><text:span text:style-name="T38">th</text:span><text:span text:style-name="T39">&gt;</text:span></text:p><text:p><text:span text:style-name="T39"><text:s text:c="18"/></text:span><text:span text:style-name="T39">&lt;</text:span><text:span text:style-name="T38">th</text:span><text:span text:style-name="T39">&gt;Feature Strength&lt;/</text:span><text:span text:style-name="T38">th</text:span><text:span text:style-name="T39">&gt;</text:span></text:p><text:p><text:span text:style-name="T39"><text:s text:c="16"/></text:span><text:span text:style-name="T39">&lt;/</text:span><text:span text:style-name="T38">tr</text:span><text:span text:style-name="T39">&gt;</text:span></text:p><text:p><text:span text:style-name="T39"><text:s text:c="14"/></text:span><text:span text:style-name="T39">&lt;/</text:span><text:span text:style-name="T38">thead</text:span><text:span text:style-name="T39">&gt;</text:span></text:p><text:p><text:span text:style-name="T39"><text:s text:c="14"/></text:span><text:span text:style-name="T39">&lt;</text:span><text:span text:style-name="T38">tbody</text:span><text:span text:style-name="T39">&gt;</text:span></text:p><text:p><text:span text:style-name="T39"><text:s text:c="16"/></text:span><text:span text:style-name="T39">{% for item in data[2][2] %}</text:span></text:p><text:p><text:span text:style-name="T39"><text:s text:c="16"/></text:span><text:span text:style-name="T39">&lt;</text:span><text:span text:style-name="T38">tr</text:span><text:span text:style-name="T39">&gt;</text:span></text:p><text:p><text:span text:style-name="T39"><text:s text:c="18"/></text:span><text:span text:style-name="T39">&lt;</text:span><text:span text:style-name="T38">td</text:span><text:span text:style-name="T39">&gt;{{ item[0] }} &lt;/</text:span><text:span text:style-name="T38">td</text:span><text:span text:style-name="T39">&gt;</text:span></text:p><text:p><text:span text:style-name="T39"><text:s text:c="18"/></text:span><text:span text:style-name="T39">&lt;</text:span><text:span text:style-name="T38">td</text:span><text:span text:style-name="T39">&gt;{{ item[1] }} &lt;/</text:span><text:span text:style-name="T38">td</text:span><text:span text:style-name="T39">&gt;</text:span></text:p><text:p><text:span text:style-name="T39"><text:s text:c="18"/></text:span><text:span text:style-name="T39">&lt;</text:span><text:span text:style-name="T38">td</text:span><text:span text:style-name="T39">&gt;{{ item[2] }} &lt;/</text:span><text:span text:style-name="T38">td</text:span><text:span text:style-name="T39">&gt;</text:span></text:p><text:p><text:span text:style-name="T39"><text:s text:c="18"/></text:span><text:span text:style-name="T39">&lt;</text:span><text:span text:style-name="T38">td</text:span><text:span text:style-name="T39">&gt;{{ item[3] }} &lt;/</text:span><text:span text:style-name="T38">td</text:span><text:span text:style-name="T39">&gt;</text:span></text:p><text:p><text:span text:style-name="T39"><text:s text:c="16"/></text:span><text:span text:style-name="T39">&lt;/</text:span><text:span text:style-name="T38">tr</text:span><text:span text:style-name="T39">&gt;</text:span></text:p><text:p><text:span text:style-name="T39"><text:s text:c="16"/></text:span><text:span text:style-name="T39">{% endfor %}</text:span></text:p><text:p><text:span text:style-name="T39"><text:s text:c="14"/></text:span><text:span text:style-name="T39">&lt;/</text:span><text:span text:style-name="T38">tbody</text:span><text:span text:style-name="T39">&gt;</text:span></text:p><text:p><text:span text:style-name="T39"><text:s text:c="12"/></text:span><text:span text:style-name="T39">&lt;/</text:span><text:span text:style-name="T38">table</text:span><text:span text:style-name="T39">&gt;</text:span></text:p><text:p><text:span text:style-name="T39"><text:s text:c="10"/></text:span><text:span text:style-name="T39">&lt;/</text:span><text:span text:style-name="T38">div</text:span><text:span text:style-name="T39">&gt;</text:span></text:p><text:p><text:span text:style-name="T39"><text:s text:c="8"/></text:span><text:span text:style-name="T39">&lt;/</text:span><text:span text:style-name="T38">div</text:span><text:span text:style-name="T39">&gt;</text:span></text:p><text:p><text:span text:style-name="T39"><text:s text:c="6"/></text:span><text:span text:style-name="T39">&lt;/</text:span><text:span text:style-name="T38">div</text:span><text:span text:style-name="T39">&gt;</text:span></text:p><text:p><text:span text:style-name="T39"/></text:p></draw:text-box></draw:frame></text:p>
      <text:p text:style-name="P45"><draw:frame text:anchor-type="paragraph" draw:z-index="21" draw:name="Shape19" draw:style-name="gr20" draw:text-style-name="P65" svg:width="6.9587in" svg:height="9.0996in" svg:x="-0.0043in" svg:y="0.3228in"><draw:text-box><text:p><text:span text:style-name="T39"><text:s text:c="6"/></text:span><text:span text:style-name="T39">&lt;</text:span><text:span text:style-name="T38">div</text:span><text:span text:style-name="T39"> </text:span><text:span text:style-name="T64">class</text:span><text:span text:style-name="T41">=</text:span><text:span text:style-name="T42">"card"</text:span><text:span text:style-name="T39">&gt;</text:span></text:p><text:p><text:span text:style-name="T39"><text:s text:c="8"/></text:span><text:span text:style-name="T39">&lt;</text:span><text:span text:style-name="T38">div</text:span><text:span text:style-name="T39"> </text:span><text:span text:style-name="T64">class</text:span><text:span text:style-name="T41">=</text:span><text:span text:style-name="T42">"card-header"</text:span><text:span text:style-name="T39"> </text:span><text:span text:style-name="T64">id</text:span><text:span text:style-name="T41">=</text:span><text:span text:style-name="T42">"headingTwo"</text:span><text:span text:style-name="T39">&gt;</text:span></text:p><text:p><text:span text:style-name="T39"><text:s text:c="10"/></text:span><text:span text:style-name="T39">&lt;</text:span><text:span text:style-name="T38">h2</text:span><text:span text:style-name="T39"> </text:span><text:span text:style-name="T64">class</text:span><text:span text:style-name="T41">=</text:span><text:span text:style-name="T42">"mb-0"</text:span><text:span text:style-name="T39">&gt;</text:span></text:p><text:p><text:span text:style-name="T39"><text:s text:c="12"/></text:span><text:span text:style-name="T39">&lt;</text:span><text:span text:style-name="T38">button</text:span><text:span text:style-name="T39"> </text:span><text:span text:style-name="T64">class</text:span><text:span text:style-name="T41">=</text:span><text:span text:style-name="T42">"btn btn-link btn-block text-left"</text:span></text:p><text:p><text:span text:style-name="T39"><text:s text:c="20"/></text:span><text:span text:style-name="T64">type</text:span><text:span text:style-name="T41">=</text:span><text:span text:style-name="T42">"button"</text:span></text:p><text:p><text:span text:style-name="T39"><text:s text:c="20"/></text:span><text:span text:style-name="T64">data-toggle</text:span><text:span text:style-name="T41">=</text:span><text:span text:style-name="T42">"collapse"</text:span></text:p><text:p><text:span text:style-name="T39"><text:s text:c="20"/></text:span><text:span text:style-name="T64">data-target</text:span><text:span text:style-name="T41">=</text:span><text:span text:style-name="T42">"#collapseThree"</text:span></text:p><text:p><text:span text:style-name="T39"><text:s text:c="20"/></text:span><text:span text:style-name="T64">aria-expanded</text:span><text:span text:style-name="T41">=</text:span><text:span text:style-name="T42">"true"</text:span></text:p><text:p><text:span text:style-name="T39"><text:s text:c="20"/></text:span><text:span text:style-name="T64">aria-controls</text:span><text:span text:style-name="T41">=</text:span><text:span text:style-name="T42">"collapseThree"</text:span><text:span text:style-name="T39">&gt;</text:span></text:p><text:p><text:span text:style-name="T39"><text:s text:c="14"/></text:span><text:span text:style-name="T39">Weak Nat ({{ data[2][1]|length }})</text:span></text:p><text:p><text:span text:style-name="T39"><text:s text:c="12"/></text:span><text:span text:style-name="T39">&lt;/</text:span><text:span text:style-name="T38">button</text:span><text:span text:style-name="T39">&gt;</text:span></text:p><text:p><text:span text:style-name="T39"><text:s text:c="10"/></text:span><text:span text:style-name="T39">&lt;/</text:span><text:span text:style-name="T38">h2</text:span><text:span text:style-name="T39">&gt;</text:span></text:p><text:p><text:span text:style-name="T39"><text:s text:c="8"/></text:span><text:span text:style-name="T39">&lt;/</text:span><text:span text:style-name="T38">div</text:span><text:span text:style-name="T39">&gt;</text:span></text:p><text:p><text:span text:style-name="T39"><text:s text:c="8"/></text:span><text:span text:style-name="T39">&lt;</text:span><text:span text:style-name="T38">div</text:span><text:span text:style-name="T39"> </text:span><text:span text:style-name="T64">id</text:span><text:span text:style-name="T41">=</text:span><text:span text:style-name="T42">"collapseThree"</text:span><text:span text:style-name="T39"> </text:span><text:span text:style-name="T64">class</text:span><text:span text:style-name="T41">=</text:span><text:span text:style-name="T42">"collapse"</text:span><text:span text:style-name="T39"> </text:span><text:span text:style-name="T64">data-parent</text:span><text:span text:style-name="T41">=</text:span><text:span text:style-name="T42">"#accordionExample"</text:span><text:span text:style-name="T39">&gt;</text:span></text:p><text:p><text:span text:style-name="T39"><text:s text:c="10"/></text:span><text:span text:style-name="T39">&lt;</text:span><text:span text:style-name="T38">div</text:span><text:span text:style-name="T39"> </text:span><text:span text:style-name="T64">class</text:span><text:span text:style-name="T41">=</text:span><text:span text:style-name="T42">"card-body"</text:span><text:span text:style-name="T39">&gt;</text:span></text:p><text:p><text:span text:style-name="T39"><text:s text:c="12"/></text:span><text:span text:style-name="T39">&lt;</text:span><text:span text:style-name="T38">h2</text:span><text:span text:style-name="T39">&gt;Weak Nat&lt;/</text:span><text:span text:style-name="T38">h2</text:span><text:span text:style-name="T39">&gt;</text:span></text:p><text:p><text:span text:style-name="T39"><text:s text:c="12"/></text:span><text:span text:style-name="T39">&lt;</text:span><text:span text:style-name="T38">p</text:span><text:span text:style-name="T39">&gt;some text&lt;/</text:span><text:span text:style-name="T38">p</text:span><text:span text:style-name="T39">&gt;</text:span></text:p><text:p><text:span text:style-name="T39"><text:s text:c="12"/></text:span><text:span text:style-name="T39">&lt;</text:span><text:span text:style-name="T38">table</text:span><text:span text:style-name="T39"> </text:span><text:span text:style-name="T64">class</text:span><text:span text:style-name="T41">=</text:span><text:span text:style-name="T42">"table table-striped"</text:span><text:span text:style-name="T39">&gt;</text:span></text:p><text:p><text:span text:style-name="T39"><text:s text:c="14"/></text:span><text:span text:style-name="T39">&lt;</text:span><text:span text:style-name="T38">thead</text:span><text:span text:style-name="T39">&gt;</text:span></text:p><text:p><text:span text:style-name="T39"><text:s text:c="16"/></text:span><text:span text:style-name="T39">&lt;</text:span><text:span text:style-name="T38">tr</text:span><text:span text:style-name="T39">&gt;</text:span></text:p><text:p><text:span text:style-name="T39"><text:s text:c="18"/></text:span><text:span text:style-name="T39">&lt;</text:span><text:span text:style-name="T38">th</text:span><text:span text:style-name="T39">&gt;Sentence Index&lt;/</text:span><text:span text:style-name="T38">th</text:span><text:span text:style-name="T39">&gt;</text:span></text:p><text:p><text:span text:style-name="T39"><text:s text:c="18"/></text:span><text:span text:style-name="T39">&lt;</text:span><text:span text:style-name="T38">th</text:span><text:span text:style-name="T39">&gt;Sentence&lt;/</text:span><text:span text:style-name="T38">td</text:span><text:span text:style-name="T39">&gt;</text:span></text:p><text:p><text:span text:style-name="T39"><text:s text:c="18"/></text:span><text:span text:style-name="T39">&lt;</text:span><text:span text:style-name="T38">th</text:span><text:span text:style-name="T39">&gt;Feature&lt;/</text:span><text:span text:style-name="T38">th</text:span><text:span text:style-name="T39">&gt;</text:span></text:p><text:p><text:span text:style-name="T39"><text:s text:c="18"/></text:span><text:span text:style-name="T39">&lt;</text:span><text:span text:style-name="T38">th</text:span><text:span text:style-name="T39">&gt;Feature Strength&lt;/</text:span><text:span text:style-name="T38">th</text:span><text:span text:style-name="T39">&gt;</text:span></text:p><text:p><text:span text:style-name="T39"><text:s text:c="16"/></text:span><text:span text:style-name="T39">&lt;/</text:span><text:span text:style-name="T38">tr</text:span><text:span text:style-name="T39">&gt;</text:span></text:p><text:p><text:span text:style-name="T39"><text:s text:c="14"/></text:span><text:span text:style-name="T39">&lt;/</text:span><text:span text:style-name="T38">thead</text:span><text:span text:style-name="T39">&gt;</text:span></text:p><text:p><text:span text:style-name="T39"><text:s text:c="14"/></text:span><text:span text:style-name="T39">&lt;</text:span><text:span text:style-name="T38">tbody</text:span><text:span text:style-name="T39">&gt;</text:span></text:p><text:p><text:span text:style-name="T39"><text:s text:c="16"/></text:span><text:span text:style-name="T39">{% for item in data[2][1] %}</text:span></text:p><text:p><text:span text:style-name="T39"><text:s text:c="16"/></text:span><text:span text:style-name="T39">&lt;</text:span><text:span text:style-name="T38">tr</text:span><text:span text:style-name="T39">&gt;</text:span></text:p><text:p><text:span text:style-name="T39"><text:s text:c="18"/></text:span><text:span text:style-name="T39">&lt;</text:span><text:span text:style-name="T38">td</text:span><text:span text:style-name="T39">&gt;{{ item[0] }} &lt;/</text:span><text:span text:style-name="T38">td</text:span><text:span text:style-name="T39">&gt;</text:span></text:p><text:p><text:span text:style-name="T39"><text:s text:c="18"/></text:span><text:span text:style-name="T39">&lt;</text:span><text:span text:style-name="T38">td</text:span><text:span text:style-name="T39">&gt;{{ item[1] }} &lt;/</text:span><text:span text:style-name="T38">td</text:span><text:span text:style-name="T39">&gt;</text:span></text:p><text:p><text:span text:style-name="T39"><text:s text:c="18"/></text:span><text:span text:style-name="T39">&lt;</text:span><text:span text:style-name="T38">td</text:span><text:span text:style-name="T39">&gt;{{ item[2] }} &lt;/</text:span><text:span text:style-name="T38">td</text:span><text:span text:style-name="T39">&gt;</text:span></text:p><text:p><text:span text:style-name="T39"><text:s text:c="18"/></text:span><text:span text:style-name="T39">&lt;</text:span><text:span text:style-name="T38">td</text:span><text:span text:style-name="T39">&gt;{{ item[3] }} &lt;/</text:span><text:span text:style-name="T38">td</text:span><text:span text:style-name="T39">&gt;</text:span></text:p><text:p><text:span text:style-name="T39"><text:s text:c="16"/></text:span><text:span text:style-name="T39">&lt;/</text:span><text:span text:style-name="T38">tr</text:span><text:span text:style-name="T39">&gt;</text:span></text:p><text:p><text:span text:style-name="T39"><text:s text:c="16"/></text:span><text:span text:style-name="T39">{% endfor %}</text:span></text:p><text:p><text:span text:style-name="T39"><text:s text:c="14"/></text:span><text:span text:style-name="T39">&lt;/</text:span><text:span text:style-name="T38">tbody</text:span><text:span text:style-name="T39">&gt;</text:span></text:p><text:p><text:span text:style-name="T39"><text:s text:c="12"/></text:span><text:span text:style-name="T39">&lt;/</text:span><text:span text:style-name="T38">table</text:span><text:span text:style-name="T39">&gt; </text:span></text:p><text:p><text:span text:style-name="T39"><text:s text:c="10"/></text:span><text:span text:style-name="T39">&lt;/</text:span><text:span text:style-name="T38">div</text:span><text:span text:style-name="T39">&gt;</text:span></text:p><text:p><text:span text:style-name="T39"><text:s text:c="8"/></text:span><text:span text:style-name="T39">&lt;/</text:span><text:span text:style-name="T38">div</text:span><text:span text:style-name="T39">&gt;</text:span></text:p><text:p><text:span text:style-name="T39"><text:s text:c="6"/></text:span><text:span text:style-name="T39">&lt;/</text:span><text:span text:style-name="T38">div</text:span><text:span text:style-name="T39">&gt;</text:span></text:p><text:p><text:span text:style-name="T39"/></text:p></draw:text-box></draw:frame>Appendix <text:span text:style-name="T33">H (Cont. 4)</text:span>: site/<text:span text:style-name="T33">template/prediction.html</text:span></text:p>
      <text:p text:style-name="P47"><draw:frame text:anchor-type="paragraph" draw:z-index="22" draw:name="Shape20" draw:style-name="gr21" draw:text-style-name="P65" svg:width="6.9331in" svg:height="9.3925in" svg:x="-0.0043in" svg:y="0.3311in"><draw:text-box><text:p><text:span text:style-name="T39"><text:s text:c="6"/></text:span><text:span text:style-name="T39">&lt;</text:span><text:span text:style-name="T38">div</text:span><text:span text:style-name="T39"> </text:span><text:span text:style-name="T64">class</text:span><text:span text:style-name="T41">=</text:span><text:span text:style-name="T42">"card"</text:span><text:span text:style-name="T39">&gt;</text:span></text:p><text:p><text:span text:style-name="T39"><text:s text:c="8"/></text:span><text:span text:style-name="T39">&lt;</text:span><text:span text:style-name="T38">div</text:span><text:span text:style-name="T39"> </text:span><text:span text:style-name="T64">class</text:span><text:span text:style-name="T41">=</text:span><text:span text:style-name="T42">"card-header"</text:span><text:span text:style-name="T39"> </text:span><text:span text:style-name="T64">id</text:span><text:span text:style-name="T41">=</text:span><text:span text:style-name="T42">"headingFour"</text:span><text:span text:style-name="T39">&gt;</text:span></text:p><text:p><text:span text:style-name="T39"><text:s text:c="10"/></text:span><text:span text:style-name="T39">&lt;</text:span><text:span text:style-name="T38">h2</text:span><text:span text:style-name="T39"> </text:span><text:span text:style-name="T64">class</text:span><text:span text:style-name="T41">=</text:span><text:span text:style-name="T42">"mb-0"</text:span><text:span text:style-name="T39">&gt;</text:span></text:p><text:p><text:span text:style-name="T39"><text:s text:c="12"/></text:span><text:span text:style-name="T39">&lt;</text:span><text:span text:style-name="T38">button</text:span><text:span text:style-name="T39"> </text:span><text:span text:style-name="T64">class</text:span><text:span text:style-name="T41">=</text:span><text:span text:style-name="T42">"btn btn-link btn-block text-left"</text:span></text:p><text:p><text:span text:style-name="T39"><text:s text:c="20"/></text:span><text:span text:style-name="T64">type</text:span><text:span text:style-name="T41">=</text:span><text:span text:style-name="T42">"button"</text:span></text:p><text:p><text:span text:style-name="T39"><text:s text:c="20"/></text:span><text:span text:style-name="T64">data-toggle</text:span><text:span text:style-name="T41">=</text:span><text:span text:style-name="T42">"collapse"</text:span></text:p><text:p><text:span text:style-name="T39"><text:s text:c="20"/></text:span><text:span text:style-name="T64">data-target</text:span><text:span text:style-name="T41">=</text:span><text:span text:style-name="T42">"#collapseFour"</text:span></text:p><text:p><text:span text:style-name="T39"><text:s text:c="20"/></text:span><text:span text:style-name="T64">aria-expanded</text:span><text:span text:style-name="T41">=</text:span><text:span text:style-name="T42">"true"</text:span></text:p><text:p><text:span text:style-name="T39"><text:s text:c="20"/></text:span><text:span text:style-name="T64">aria-controls</text:span><text:span text:style-name="T41">=</text:span><text:span text:style-name="T42">"collapseFour"</text:span><text:span text:style-name="T39">&gt;</text:span></text:p><text:p><text:span text:style-name="T39"><text:s text:c="14"/></text:span><text:span text:style-name="T39">Strong Nat ({{ data[2][0]|length }})</text:span></text:p><text:p><text:span text:style-name="T39"><text:s text:c="12"/></text:span><text:span text:style-name="T39">&lt;/</text:span><text:span text:style-name="T38">button</text:span><text:span text:style-name="T39">&gt;</text:span></text:p><text:p><text:span text:style-name="T39"><text:s text:c="10"/></text:span><text:span text:style-name="T39">&lt;/</text:span><text:span text:style-name="T38">h2</text:span><text:span text:style-name="T39">&gt;</text:span></text:p><text:p><text:span text:style-name="T39"><text:s text:c="8"/></text:span><text:span text:style-name="T39">&lt;/</text:span><text:span text:style-name="T38">div</text:span><text:span text:style-name="T39">&gt;</text:span></text:p><text:p><text:span text:style-name="T39"><text:s text:c="8"/></text:span><text:span text:style-name="T39">&lt;</text:span><text:span text:style-name="T38">div</text:span><text:span text:style-name="T39"> </text:span><text:span text:style-name="T64">id</text:span><text:span text:style-name="T41">=</text:span><text:span text:style-name="T42">"collapseFour"</text:span><text:span text:style-name="T39"> </text:span><text:span text:style-name="T64">class</text:span><text:span text:style-name="T41">=</text:span><text:span text:style-name="T42">"collapse"</text:span><text:span text:style-name="T39"> </text:span><text:span text:style-name="T64">data-parent</text:span><text:span text:style-name="T41">=</text:span><text:span text:style-name="T42">"#accordionExample"</text:span><text:span text:style-name="T39">&gt;</text:span></text:p><text:p><text:span text:style-name="T39"><text:s text:c="10"/></text:span><text:span text:style-name="T39">&lt;</text:span><text:span text:style-name="T38">div</text:span><text:span text:style-name="T39"> </text:span><text:span text:style-name="T64">class</text:span><text:span text:style-name="T41">=</text:span><text:span text:style-name="T42">"card-body"</text:span><text:span text:style-name="T39">&gt;</text:span></text:p><text:p><text:span text:style-name="T39"><text:s text:c="12"/></text:span><text:span text:style-name="T39">&lt;</text:span><text:span text:style-name="T38">h2</text:span><text:span text:style-name="T39">&gt;Strong Nat&lt;/</text:span><text:span text:style-name="T38">h2</text:span><text:span text:style-name="T39">&gt;</text:span></text:p><text:p><text:span text:style-name="T39"><text:s text:c="12"/></text:span><text:span text:style-name="T39">&lt;</text:span><text:span text:style-name="T38">p</text:span><text:span text:style-name="T39">&gt;some text&lt;/</text:span><text:span text:style-name="T38">p</text:span><text:span text:style-name="T39">&gt;</text:span></text:p><text:p><text:span text:style-name="T39"><text:s text:c="12"/></text:span><text:span text:style-name="T39">&lt;</text:span><text:span text:style-name="T38">table</text:span><text:span text:style-name="T39"> </text:span><text:span text:style-name="T64">class</text:span><text:span text:style-name="T41">=</text:span><text:span text:style-name="T42">"table table-striped"</text:span><text:span text:style-name="T39">&gt;</text:span></text:p><text:p><text:span text:style-name="T39"><text:s text:c="14"/></text:span><text:span text:style-name="T39">&lt;</text:span><text:span text:style-name="T38">thead</text:span><text:span text:style-name="T39">&gt;</text:span></text:p><text:p><text:span text:style-name="T39"><text:s text:c="16"/></text:span><text:span text:style-name="T39">&lt;</text:span><text:span text:style-name="T38">tr</text:span><text:span text:style-name="T39">&gt;</text:span></text:p><text:p><text:span text:style-name="T39"><text:s text:c="18"/></text:span><text:span text:style-name="T39">&lt;</text:span><text:span text:style-name="T38">th</text:span><text:span text:style-name="T39">&gt;Sentence Index&lt;/</text:span><text:span text:style-name="T38">th</text:span><text:span text:style-name="T39">&gt;</text:span></text:p><text:p><text:span text:style-name="T39"><text:s text:c="18"/></text:span><text:span text:style-name="T39">&lt;</text:span><text:span text:style-name="T38">th</text:span><text:span text:style-name="T39">&gt;Sentence&lt;/</text:span><text:span text:style-name="T38">td</text:span><text:span text:style-name="T39">&gt;</text:span></text:p><text:p><text:span text:style-name="T39"><text:s text:c="18"/></text:span><text:span text:style-name="T39">&lt;</text:span><text:span text:style-name="T38">th</text:span><text:span text:style-name="T39">&gt;Feature&lt;/</text:span><text:span text:style-name="T38">th</text:span><text:span text:style-name="T39">&gt;</text:span></text:p><text:p><text:span text:style-name="T39"><text:s text:c="18"/></text:span><text:span text:style-name="T39">&lt;</text:span><text:span text:style-name="T38">th</text:span><text:span text:style-name="T39">&gt;Feature Strength&lt;/</text:span><text:span text:style-name="T38">th</text:span><text:span text:style-name="T39">&gt;</text:span></text:p><text:p><text:span text:style-name="T39"><text:s text:c="16"/></text:span><text:span text:style-name="T39">&lt;/</text:span><text:span text:style-name="T38">tr</text:span><text:span text:style-name="T39">&gt;</text:span></text:p><text:p><text:span text:style-name="T39"><text:s text:c="14"/></text:span><text:span text:style-name="T39">&lt;/</text:span><text:span text:style-name="T38">thead</text:span><text:span text:style-name="T39">&gt;</text:span></text:p><text:p><text:span text:style-name="T39"><text:s text:c="14"/></text:span><text:span text:style-name="T39">&lt;</text:span><text:span text:style-name="T38">tbody</text:span><text:span text:style-name="T39">&gt;</text:span></text:p><text:p><text:span text:style-name="T39"><text:s text:c="16"/></text:span><text:span text:style-name="T39">{% for item in data[2][0] %}</text:span></text:p><text:p><text:span text:style-name="T39"><text:s text:c="16"/></text:span><text:span text:style-name="T39">&lt;</text:span><text:span text:style-name="T38">tr</text:span><text:span text:style-name="T39">&gt;</text:span></text:p><text:p><text:span text:style-name="T39"><text:s text:c="18"/></text:span><text:span text:style-name="T39">&lt;</text:span><text:span text:style-name="T38">td</text:span><text:span text:style-name="T39">&gt;{{ item[0] }} &lt;/</text:span><text:span text:style-name="T38">td</text:span><text:span text:style-name="T39">&gt;</text:span></text:p><text:p><text:span text:style-name="T39"><text:s text:c="18"/></text:span><text:span text:style-name="T39">&lt;</text:span><text:span text:style-name="T38">td</text:span><text:span text:style-name="T39">&gt;{{ item[1] }} &lt;/</text:span><text:span text:style-name="T38">td</text:span><text:span text:style-name="T39">&gt;</text:span></text:p><text:p><text:span text:style-name="T39"><text:s text:c="18"/></text:span><text:span text:style-name="T39">&lt;</text:span><text:span text:style-name="T38">td</text:span><text:span text:style-name="T39">&gt;{{ item[2] }} &lt;/</text:span><text:span text:style-name="T38">td</text:span><text:span text:style-name="T39">&gt;</text:span></text:p><text:p><text:span text:style-name="T39"><text:s text:c="18"/></text:span><text:span text:style-name="T39">&lt;</text:span><text:span text:style-name="T38">td</text:span><text:span text:style-name="T39">&gt;{{ item[3] }} &lt;/</text:span><text:span text:style-name="T38">td</text:span><text:span text:style-name="T39">&gt;</text:span></text:p><text:p><text:span text:style-name="T39"><text:s text:c="16"/></text:span><text:span text:style-name="T39">&lt;/</text:span><text:span text:style-name="T38">tr</text:span><text:span text:style-name="T39">&gt;</text:span></text:p><text:p><text:span text:style-name="T39"><text:s text:c="16"/></text:span><text:span text:style-name="T39">{% endfor %}</text:span></text:p><text:p><text:span text:style-name="T39"><text:s text:c="14"/></text:span><text:span text:style-name="T39">&lt;/</text:span><text:span text:style-name="T38">tbody</text:span><text:span text:style-name="T39">&gt;</text:span></text:p><text:p><text:span text:style-name="T39"><text:s text:c="12"/></text:span><text:span text:style-name="T39">&lt;/</text:span><text:span text:style-name="T38">table</text:span><text:span text:style-name="T39">&gt;</text:span></text:p><text:p><text:span text:style-name="T39"><text:s text:c="10"/></text:span><text:span text:style-name="T39">&lt;/</text:span><text:span text:style-name="T38">div</text:span><text:span text:style-name="T39">&gt;</text:span></text:p><text:p><text:span text:style-name="T39"><text:s text:c="8"/></text:span><text:span text:style-name="T39">&lt;/</text:span><text:span text:style-name="T38">div</text:span><text:span text:style-name="T39">&gt;</text:span></text:p><text:p><text:span text:style-name="T39"><text:s text:c="6"/></text:span><text:span text:style-name="T39">&lt;/</text:span><text:span text:style-name="T38">div</text:span><text:span text:style-name="T39">&gt;</text:span></text:p><text:p><text:span text:style-name="T39"><text:s text:c="4"/></text:span><text:span text:style-name="T39">&lt;/</text:span><text:span text:style-name="T38">div</text:span><text:span text:style-name="T39">&gt;</text:span></text:p><text:p><text:span text:style-name="T39"><text:s text:c="2"/></text:span><text:span text:style-name="T39">&lt;/</text:span><text:span text:style-name="T38">div</text:span><text:span text:style-name="T39">&gt;</text:span></text:p><text:p><text:span text:style-name="T39"><text:s text:c="2"/></text:span><text:span text:style-name="T39">&lt;</text:span><text:span text:style-name="T38">footer</text:span><text:span text:style-name="T39"> </text:span><text:span text:style-name="T64">class</text:span><text:span text:style-name="T41">=</text:span><text:span text:style-name="T42">"footer"</text:span><text:span text:style-name="T39">&gt;</text:span></text:p><text:p><text:span text:style-name="T39"><text:s text:c="2"/></text:span><text:span text:style-name="T39">&lt;</text:span><text:span text:style-name="T38">div</text:span><text:span text:style-name="T39"> </text:span><text:span text:style-name="T64">class</text:span><text:span text:style-name="T41">=</text:span><text:span text:style-name="T42">"container-fluid"</text:span><text:span text:style-name="T39">&gt;</text:span></text:p><text:p><text:span text:style-name="T39"><text:s text:c="4"/></text:span><text:span text:style-name="T39">&lt;</text:span><text:span text:style-name="T38">a</text:span><text:span text:style-name="T39"> </text:span><text:span text:style-name="T64">href</text:span><text:span text:style-name="T41">=</text:span><text:span text:style-name="T42">"https://www.ynu.edu.cn/"</text:span><text:span text:style-name="T39">&gt;</text:span><text:span text:style-name="T39">云南大学 </text:span><text:span text:style-name="T39">Yunnan University&lt;/</text:span><text:span text:style-name="T38">a</text:span><text:span text:style-name="T39">&gt;</text:span></text:p><text:p><text:span text:style-name="T39"><text:s text:c="2"/></text:span><text:span text:style-name="T39">&lt;/</text:span><text:span text:style-name="T38">div</text:span><text:span text:style-name="T39">&gt;</text:span></text:p><text:p><text:span text:style-name="T39"><text:s text:c="2"/></text:span><text:span text:style-name="T39">&lt;/</text:span><text:span text:style-name="T38">footer</text:span><text:span text:style-name="T39">&gt;</text:span></text:p><text:p><text:span text:style-name="T39">&lt;/</text:span><text:span text:style-name="T38">body</text:span><text:span text:style-name="T39">&gt;</text:span></text:p><text:p><text:span text:style-name="T39"/></text:p></draw:text-box></draw:frame><text:span text:style-name="T30">Appendix </text:span><text:span text:style-name="T32">H (Cont. 4)</text:span><text:span text:style-name="T30">: site/</text:span><text:span text:style-name="T32">template/prediction.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apple-system1" svg:font-family="apple-system, BlinkMacSystemFont, 'Segoe UI', Roboto, Oxygen-Sans, Ubuntu, Cantarell, 'Helvetica Neue', sans-serif"/>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draw:stroke-dash draw:name="Fine_20_Dotted" draw:display-name="Fine Dotted" draw:style="rect" draw:dots1="1" draw:distance="0.1799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 style:display-name="Heading 1" style:family="paragraph" style:parent-style-name="Standard" style:default-outline-level="1" style:list-style-name="" style:class="text">
      <style:paragraph-properties fo:margin-top="0.2362in" fo:margin-bottom="0.2291in" loext:contextual-spacing="false" fo:line-height="241%" fo:keep-together="always" fo:keep-with-next="always"/>
      <style:text-properties fo:font-size="22pt" fo:font-weight="bold" style:letter-kerning="true" style:font-size-asian="22pt" style:font-weight-asian="bold" style:font-size-complex="22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4T20:46:07.613018670</meta:creation-date>
    <dc:date>2020-07-06T10:31:26.187702330</dc:date>
    <meta:editing-duration>PT11H11M44S</meta:editing-duration>
    <meta:editing-cycles>61</meta:editing-cycles>
    <meta:generator>LibreOffice/6.0.7.3$Linux_X86_64 LibreOffice_project/00m0$Build-3</meta:generator>
    <meta:document-statistic meta:table-count="2" meta:image-count="0" meta:object-count="0" meta:page-count="24" meta:paragraph-count="118" meta:word-count="3105" meta:character-count="5953" meta:non-whitespace-character-count="5722"/>
  </office:meta>
</office:document-meta>
</file>